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Liberation Serif" fo:font-size="17pt" style:text-underline-style="none" fo:font-weight="bold" officeooo:rsid="1d9bb035" officeooo:paragraph-rsid="1f64582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fo:font-weight="bold" officeooo:rsid="2b6f314a" officeooo:paragraph-rsid="1e24fe68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2b6f314a" officeooo:paragraph-rsid="1f7ba138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1e0491ca" officeooo:paragraph-rsid="1df91ceb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1e0491ca" officeooo:paragraph-rsid="1e2e417b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1e0491ca" officeooo:paragraph-rsid="1e4a6b5e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1e2de8f1" officeooo:paragraph-rsid="1e2e417b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1e45a3e5" officeooo:paragraph-rsid="1e4a6b5e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1e258a91" officeooo:paragraph-rsid="1e502466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1e6e43e6" officeooo:paragraph-rsid="1e79f9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1e7dba37" officeooo:paragraph-rsid="1e82feb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1ef66be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1f3eda9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f696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6247c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629a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5e018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77c15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7c5f3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7cff3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7d2c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7d7e0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8cd10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8db3a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a023e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9ea42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a5b42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a9f3c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aaec2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ad5f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ba0dd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b8a2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b6c35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b106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b17a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bbef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b729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bc65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bd45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c5fff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ceaf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c360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c7c35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cdab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1c4e04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f8dbd4e" officeooo:paragraph-rsid="1f0d98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f8dbd4e" officeooo:paragraph-rsid="1f0b44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1f0ee948" officeooo:paragraph-rsid="1f0ee9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1e65a078" officeooo:paragraph-rsid="1f04ff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1d4c8afb" officeooo:paragraph-rsid="1f271a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1e6cb1db" officeooo:paragraph-rsid="1f44e2a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1e258a91" officeooo:paragraph-rsid="1f51da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15ddbb2" officeooo:paragraph-rsid="21629a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15ddbb2" officeooo:paragraph-rsid="2164d1a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15ddbb2" officeooo:paragraph-rsid="2172a3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1736fe6" officeooo:paragraph-rsid="2177c15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1963805" officeooo:paragraph-rsid="2196380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192cb4e" officeooo:paragraph-rsid="2196380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192cb4e" officeooo:paragraph-rsid="219490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192cb4e" officeooo:paragraph-rsid="219a09c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192cb4e" officeooo:paragraph-rsid="21a90d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1c49ebe" officeooo:paragraph-rsid="21c49eb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1e4e266d" officeooo:paragraph-rsid="1e502466" style:font-name-asian="Liberation Serif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1e4e266d" officeooo:paragraph-rsid="1e541a42" style:font-name-asian="Liberation Serif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1e4e266d" officeooo:paragraph-rsid="1e54e875" style:font-name-asian="Liberation Serif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1e4e266d" officeooo:paragraph-rsid="1e5569b7" style:font-name-asian="Liberation Serif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1e4e266d" officeooo:paragraph-rsid="1e4e266d" style:font-name-asian="Liberation Serif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1e4e266d" officeooo:paragraph-rsid="1e5a8a74" style:font-name-asian="Liberation Serif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1e4e266d" officeooo:paragraph-rsid="1e697972" style:font-name-asian="Liberation Serif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1e4e266d" officeooo:paragraph-rsid="1e5b878d" style:font-name-asian="Liberation Serif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1e4e266d" officeooo:paragraph-rsid="1e619db0" style:font-name-asian="Liberation Serif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1e4e266d" officeooo:paragraph-rsid="1e61d098" style:font-name-asian="Liberation Serif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1e4e266d" officeooo:paragraph-rsid="1e65a078" style:font-name-asian="Liberation Serif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1e4e266d" officeooo:paragraph-rsid="1e69d683" style:font-name-asian="Liberation Serif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1e4e266d" officeooo:paragraph-rsid="1e6b92fd" style:font-name-asian="Liberation Serif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1e4e266d" officeooo:paragraph-rsid="1e6c73e9" style:font-name-asian="Liberation Serif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1e67d438" officeooo:paragraph-rsid="1e67d438" style:font-name-asian="Liberation Serif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6d5f50" style:font-name-asian="Liberation Serif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6d600b" style:font-name-asian="Liberation Serif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6e43e6" style:font-name-asian="Liberation Serif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6e9b76" style:font-name-asian="Liberation Serif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6fd790" style:font-name-asian="Liberation Serif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732dec" style:font-name-asian="Liberation Serif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79cdc3" style:font-name-asian="Liberation Serif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75d69a" style:font-name-asian="Liberation Serif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754980" style:font-name-asian="Liberation Serif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79f9cd" style:font-name-asian="Liberation Serif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82feba" style:font-name-asian="Liberation Serif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8a1074" style:font-name-asian="Liberation Serif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7d1933" style:font-name-asian="Liberation Serif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9a4fdc" style:font-name-asian="Liberation Serif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a061d2" style:font-name-asian="Liberation Serif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a14791" style:font-name-asian="Liberation Serif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a30ef0" style:font-name-asian="Liberation Serif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a170ae" style:font-name-asian="Liberation Serif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b0436e" style:font-name-asian="Liberation Serif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d9a416" style:font-name-asian="Liberation Serif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df1ce0" style:font-name-asian="Liberation Serif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b43bd5" style:font-name-asian="Liberation Serif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b55936" style:font-name-asian="Liberation Serif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b6b803" style:font-name-asian="Liberation Serif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1e6d5f50" officeooo:paragraph-rsid="1eb8b624" style:font-name-asian="Liberation Serif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ba5f30" style:font-name-asian="Liberation Serif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bb4b65" style:font-name-asian="Liberation Serif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bd2770" style:font-name-asian="Liberation Serif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c6ba19" style:font-name-asian="Liberation Serif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c6d603" style:font-name-asian="Liberation Serif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c1e2a9" style:font-name-asian="Liberation Serif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ce95a1" style:font-name-asian="Liberation Serif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cebe35" style:font-name-asian="Liberation Serif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d0f976" style:font-name-asian="Liberation Serif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d1149b" style:font-name-asian="Liberation Serif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d1f788" style:font-name-asian="Liberation Serif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d2de00" style:font-name-asian="Liberation Serif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d67a49" style:font-name-asian="Liberation Serif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d6ca63" style:font-name-asian="Liberation Serif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d9a416" style:font-name-asian="Liberation Serif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dbc18c" style:font-name-asian="Liberation Serif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dd3968" style:font-name-asian="Liberation Serif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e1e94e" style:font-name-asian="Liberation Serif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e369ea" style:font-name-asian="Liberation Serif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e75632" style:font-name-asian="Liberation Serif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e7f7f9" style:font-name-asian="Liberation Serif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e8857e" style:font-name-asian="Liberation Serif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ea0d84" style:font-name-asian="Liberation Serif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e4eb49" style:font-name-asian="Liberation Serif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ea223f" style:font-name-asian="Liberation Serif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ebd057" style:font-name-asian="Liberation Serif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eea014" style:font-name-asian="Liberation Serif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f0a9f3" style:font-name-asian="Liberation Serif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f00894" style:font-name-asian="Liberation Serif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f1cf12" style:font-name-asian="Liberation Serif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f3b7f0" style:font-name-asian="Liberation Serif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1ef3b7f0" officeooo:paragraph-rsid="1ef66be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1ef9e077" officeooo:paragraph-rsid="1ef9e07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1ef9e077" officeooo:paragraph-rsid="1f12c4d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1ef9e077" officeooo:paragraph-rsid="1f04ffc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1ef9e077" officeooo:paragraph-rsid="1f065f0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1ef9e077" officeooo:paragraph-rsid="1f14a9d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1f15ba65" officeooo:paragraph-rsid="1f15ba6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1f15ba65" officeooo:paragraph-rsid="1f17b1c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1b5eb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6f049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17b1c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1fbe4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271a7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3ec67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6dee0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6e48d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6e77b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3eda9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40a88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4227d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42c52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44b1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44e2a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51da4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5b04e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57197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62520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487c6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4e393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58b93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5fe1a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67872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708ac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66607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f66649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1f64582b" officeooo:paragraph-rsid="1f64582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1f64582b" officeooo:paragraph-rsid="21f5368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1f64582b" officeooo:paragraph-rsid="21fa6da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1f64582b" officeooo:paragraph-rsid="21f8932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1f64582b" officeooo:paragraph-rsid="220084d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1f64582b" officeooo:paragraph-rsid="2203857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1f64582b" officeooo:paragraph-rsid="22066b5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1f64582b" officeooo:paragraph-rsid="220dd24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1f64582b" officeooo:paragraph-rsid="2207341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1f64582b" officeooo:paragraph-rsid="2209cfa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1f64582b" officeooo:paragraph-rsid="2211344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1f64582b" officeooo:paragraph-rsid="21ffb26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1f64582b" officeooo:paragraph-rsid="21ffae6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1f64582b" officeooo:paragraph-rsid="215cc4e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1f64582b" officeooo:paragraph-rsid="1f8a656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1f64582b" officeooo:paragraph-rsid="1f82040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82ea7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a627b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8750d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880a4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8c16e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8f25d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ab3fa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1521c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a1095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a1153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91dcb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a359a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e6fea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e6897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aee6c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a6249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d2c2f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d0e51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d2f3f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d0ce4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c74bf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cf332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f32ad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d9bf2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b06ce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bac1e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bacd2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bb494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bb85a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bd3b7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c1168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f9375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0b762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1ffc575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27909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18951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c696e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39a07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26542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249c5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2f152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34068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37052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37e87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39322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3a3bf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64527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4ff66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44026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b2312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6eb36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b05f6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7538b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7713a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81337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819f4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82662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82a6a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8542c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90282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9164c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8f5ea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92d2f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95785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989ca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a5aa6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9eb66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a7634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b0024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addb6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b88fa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b7534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a8f2a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ab746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aac6f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e1198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e7070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e41b5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e589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f36f8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e80df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f8d20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f8cbb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68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0f939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69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26f0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70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45fd9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71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07205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72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4c5ff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73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55951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74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0c5f2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75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0b2d1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76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0cdd7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77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1497e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78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143a2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79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13c60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80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129a1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81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58d0b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82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5a160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83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5a46a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84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3cd50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85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72a38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86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17a00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87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15cf3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88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1cdc4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89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1ddda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90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240a2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91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13d75d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92" style:family="paragraph" style:parent-style-name="Standard" style:list-style-name="L1">
      <style:text-properties fo:color="#333333" style:font-name="Liberation Serif" fo:font-size="17pt" style:text-underline-style="none" fo:font-weight="bold" officeooo:rsid="1fe2c3bf" officeooo:paragraph-rsid="1fe2c3b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93" style:family="paragraph" style:parent-style-name="Standard" style:list-style-name="L1">
      <style:text-properties fo:color="#333333" style:font-name="Liberation Serif" fo:font-size="17pt" style:text-underline-style="none" fo:font-weight="bold" officeooo:rsid="1fe2c3bf" officeooo:paragraph-rsid="1fe5dfc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94" style:family="paragraph" style:parent-style-name="Standard" style:list-style-name="L1">
      <style:text-properties fo:color="#333333" style:font-name="Liberation Serif" fo:font-size="17pt" style:text-underline-style="none" fo:font-weight="bold" officeooo:rsid="1fe2c3bf" officeooo:paragraph-rsid="2117a00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95" style:family="paragraph" style:parent-style-name="Standard" style:list-style-name="L1">
      <style:text-properties fo:color="#333333" style:font-name="Liberation Serif" fo:font-size="17pt" style:text-underline-style="none" fo:font-weight="bold" officeooo:rsid="1ff5e1de" officeooo:paragraph-rsid="1ff5e1d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96" style:family="paragraph" style:parent-style-name="Standard" style:list-style-name="L1">
      <style:text-properties fo:color="#333333" style:font-name="Liberation Serif" fo:font-size="17pt" style:text-underline-style="none" fo:font-weight="bold" officeooo:rsid="20b88fa1" officeooo:paragraph-rsid="20b93a2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97" style:family="paragraph" style:parent-style-name="Standard" style:list-style-name="L1">
      <style:text-properties fo:color="#333333" style:font-name="Liberation Serif" fo:font-size="17pt" style:text-underline-style="none" fo:font-weight="bold" officeooo:rsid="20e80dfe" officeooo:paragraph-rsid="20e80df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98" style:family="paragraph" style:parent-style-name="Standard" style:list-style-name="L1">
      <style:text-properties fo:color="#333333" style:font-name="Liberation Serif" fo:font-size="17pt" style:text-underline-style="none" fo:font-weight="bold" officeooo:rsid="20ec6924" officeooo:paragraph-rsid="20ec692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99" style:family="paragraph" style:parent-style-name="Standard" style:list-style-name="L1">
      <style:text-properties fo:color="#333333" style:font-name="Liberation Serif" fo:font-size="17pt" style:text-underline-style="none" fo:font-weight="bold" officeooo:rsid="20fb4947" officeooo:paragraph-rsid="20fb49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00" style:family="paragraph" style:parent-style-name="Standard" style:list-style-name="L1">
      <style:text-properties fo:color="#333333" style:font-name="Liberation Serif" fo:font-size="17pt" style:text-underline-style="none" fo:font-weight="bold" officeooo:rsid="20fb4947" officeooo:paragraph-rsid="20fc89a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01" style:family="paragraph" style:parent-style-name="Standard" style:list-style-name="L1">
      <style:text-properties fo:color="#333333" style:font-name="Liberation Serif" fo:font-size="17pt" style:text-underline-style="none" fo:font-weight="bold" officeooo:rsid="20fb4947" officeooo:paragraph-rsid="20fceb2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02" style:family="paragraph" style:parent-style-name="Standard" style:list-style-name="L1">
      <style:text-properties fo:color="#333333" style:font-name="Liberation Serif" fo:font-size="17pt" style:text-underline-style="none" fo:font-weight="bold" officeooo:rsid="20fb4947" officeooo:paragraph-rsid="20fe20b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03" style:family="paragraph" style:parent-style-name="Standard" style:list-style-name="L1">
      <style:text-properties fo:color="#333333" style:font-name="Liberation Serif" fo:font-size="17pt" style:text-underline-style="none" fo:font-weight="bold" officeooo:rsid="20fb4947" officeooo:paragraph-rsid="20ffc9b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04" style:family="paragraph" style:parent-style-name="Standard" style:list-style-name="L1">
      <style:text-properties fo:color="#333333" style:font-name="Liberation Serif" fo:font-size="17pt" style:text-underline-style="none" fo:font-weight="bold" officeooo:rsid="20fb4947" officeooo:paragraph-rsid="21017d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05" style:family="paragraph" style:parent-style-name="Standard" style:list-style-name="L1">
      <style:text-properties fo:color="#333333" style:font-name="Liberation Serif" fo:font-size="17pt" style:text-underline-style="none" fo:font-weight="bold" officeooo:rsid="20fb4947" officeooo:paragraph-rsid="21432ca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06" style:family="paragraph" style:parent-style-name="Standard" style:list-style-name="L1">
      <style:text-properties fo:color="#333333" style:font-name="Liberation Serif" fo:font-size="17pt" style:text-underline-style="none" fo:font-weight="bold" officeooo:rsid="20fb4947" officeooo:paragraph-rsid="2144e36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07" style:family="paragraph" style:parent-style-name="Standard" style:list-style-name="L1">
      <style:text-properties fo:color="#333333" style:font-name="Liberation Serif" fo:font-size="17pt" style:text-underline-style="none" fo:font-weight="bold" officeooo:rsid="213db538" officeooo:paragraph-rsid="20ffc9b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08" style:family="paragraph" style:parent-style-name="Standard" style:list-style-name="L1">
      <style:text-properties fo:color="#333333" style:font-name="Liberation Serif" fo:font-size="17pt" style:text-underline-style="none" fo:font-weight="bold" officeooo:rsid="2140102e" officeooo:paragraph-rsid="2140102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09" style:family="paragraph" style:parent-style-name="Standard" style:list-style-name="L1">
      <style:text-properties fo:color="#333333" style:font-name="Liberation Serif" fo:font-size="17pt" style:text-underline-style="none" fo:font-weight="bold" officeooo:rsid="2104c90d" officeooo:paragraph-rsid="2104c90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10" style:family="paragraph" style:parent-style-name="Standard" style:list-style-name="L1">
      <style:text-properties fo:color="#333333" style:font-name="Liberation Serif" fo:font-size="17pt" style:text-underline-style="none" fo:font-weight="bold" officeooo:rsid="2103f29d" officeooo:paragraph-rsid="214cbbb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11" style:family="paragraph" style:parent-style-name="Standard" style:list-style-name="L1">
      <style:text-properties fo:color="#333333" style:font-name="Liberation Serif" fo:font-size="17pt" style:text-underline-style="none" fo:font-weight="bold" officeooo:rsid="2103f29d" officeooo:paragraph-rsid="2150353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12" style:family="paragraph" style:parent-style-name="Standard" style:list-style-name="L1">
      <style:text-properties fo:color="#333333" style:font-name="Liberation Serif" fo:font-size="17pt" style:text-underline-style="none" fo:font-weight="bold" officeooo:rsid="2103f29d" officeooo:paragraph-rsid="214d47b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13" style:family="paragraph" style:parent-style-name="Standard" style:list-style-name="L1">
      <style:text-properties fo:color="#333333" style:font-name="Liberation Serif" fo:font-size="17pt" style:text-underline-style="none" fo:font-weight="bold" officeooo:rsid="21474e24" officeooo:paragraph-rsid="21474e2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14" style:family="paragraph" style:parent-style-name="Standard" style:list-style-name="L1">
      <style:text-properties fo:color="#333333" style:font-name="Liberation Serif" fo:font-size="17pt" style:text-underline-style="none" fo:font-weight="bold" officeooo:rsid="21474e24" officeooo:paragraph-rsid="214de5c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15" style:family="paragraph" style:parent-style-name="Standard" style:list-style-name="L1">
      <style:text-properties fo:color="#333333" style:font-name="Liberation Serif" fo:font-size="17pt" style:text-underline-style="none" fo:font-weight="bold" officeooo:rsid="21474e24" officeooo:paragraph-rsid="214e913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16" style:family="paragraph" style:parent-style-name="Standard" style:list-style-name="L1">
      <style:text-properties fo:color="#333333" style:font-name="Liberation Serif" fo:font-size="17pt" style:text-underline-style="none" fo:font-weight="bold" officeooo:rsid="211a9554" officeooo:paragraph-rsid="211a955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17" style:family="paragraph" style:parent-style-name="Standard" style:list-style-name="L1">
      <style:text-properties fo:color="#333333" style:font-name="Liberation Serif" fo:font-size="17pt" style:text-underline-style="none" fo:font-weight="bold" officeooo:rsid="211a9554" officeooo:paragraph-rsid="211c33f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18" style:family="paragraph" style:parent-style-name="Standard" style:list-style-name="L1">
      <style:text-properties fo:color="#333333" style:font-name="Liberation Serif" fo:font-size="17pt" style:text-underline-style="none" fo:font-weight="bold" officeooo:rsid="211a9554" officeooo:paragraph-rsid="211cdc4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19" style:family="paragraph" style:parent-style-name="Standard" style:list-style-name="L1">
      <style:text-properties fo:color="#333333" style:font-name="Liberation Serif" officeooo:paragraph-rsid="1e8e2c8e" style:font-name-asian="Liberation Serif"/>
    </style:style>
    <style:style style:name="P320" style:family="paragraph" style:parent-style-name="Standard" style:list-style-name="L1">
      <style:text-properties fo:color="#333333" style:font-name="Liberation Serif" officeooo:paragraph-rsid="1e919444" style:font-name-asian="Liberation Serif"/>
    </style:style>
    <style:style style:name="P321" style:family="paragraph" style:parent-style-name="Standard" style:list-style-name="L1">
      <style:text-properties fo:color="#333333" style:font-name="Liberation Serif" officeooo:paragraph-rsid="1e9746ee" style:font-name-asian="Liberation Serif"/>
    </style:style>
    <style:style style:name="P322" style:family="paragraph" style:parent-style-name="Standard" style:list-style-name="L1">
      <style:text-properties fo:color="#333333" style:font-name="Liberation Serif" officeooo:paragraph-rsid="2172a382" style:font-name-asian="Liberation Serif"/>
    </style:style>
    <style:style style:name="P323" style:family="paragraph" style:parent-style-name="Standard" style:list-style-name="L1">
      <style:text-properties fo:color="#333333" style:font-name="標楷體1" fo:font-size="17pt" fo:font-weight="bold" officeooo:rsid="2b6f314a" officeooo:paragraph-rsid="1df91ceb" style:font-name-asian="標楷體1" style:font-size-asian="17pt" style:language-asian="zh" style:country-asian="TW" style:font-weight-asian="bold" style:font-size-complex="17pt" style:font-weight-complex="bold"/>
    </style:style>
    <style:style style:name="P324" style:family="paragraph" style:parent-style-name="Standard" style:list-style-name="L1">
      <style:text-properties fo:color="#333333" style:font-name="標楷體1" fo:font-size="17pt" style:text-underline-style="none" fo:font-weight="bold" officeooo:rsid="1e289eb7" officeooo:paragraph-rsid="1e5569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5" style:family="paragraph" style:parent-style-name="Standard" style:list-style-name="L1">
      <style:text-properties fo:color="#333333" style:font-name="標楷體1" fo:font-size="17pt" style:text-underline-style="none" fo:font-weight="bold" officeooo:rsid="1e2de8f1" officeooo:paragraph-rsid="1ec6d60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2066b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209cf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1fd68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177c1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1b17a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1e6f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1f251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05d0e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05e9d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04ff6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04106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09028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04d50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04402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04bc0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0456f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04ed3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0b23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067ac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1143a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158d0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d3bf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8516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d540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8609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88ce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86da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7d7e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d774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edd9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ef6a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f036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ecf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d963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ea27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ed10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eb3b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1f880a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1fe68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1fd0ce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1ff32a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1fd65c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72a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0dc41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08542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0b88f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0b753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1ddd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35f0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272b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284d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37e9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2c3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34f0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3aef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39d8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3c57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3cc8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182c735" officeooo:paragraph-rsid="218516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182c735" officeooo:paragraph-rsid="2188ce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182c735" officeooo:paragraph-rsid="2186da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218ad2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21b497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21b8a2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21f361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1f7d84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2019ca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207713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20e119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2106d0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21474e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210b2d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21143a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212c3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1e6fd02" officeooo:paragraph-rsid="21e6f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1e6fd02" officeooo:paragraph-rsid="21e836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0491ca" officeooo:paragraph-rsid="212937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129371a" officeooo:paragraph-rsid="212937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6" style:family="paragraph" style:parent-style-name="Standard" style:list-style-name="L1">
      <style:text-properties fo:color="#1c1c1c" style:font-name="Liberation Serif" fo:font-size="17pt" style:text-underline-style="none" fo:font-weight="bold" officeooo:rsid="1e0491ca" officeooo:paragraph-rsid="1e4a6b5e" style:font-name-asian="Liberation Serif" style:font-size-asian="17pt" style:language-asian="zh" style:country-asian="TW" style:font-weight-asian="bold" style:font-size-complex="17pt" style:font-weight-complex="bold"/>
    </style:style>
    <style:style style:name="P407" style:family="paragraph" style:parent-style-name="Standard" style:list-style-name="L1">
      <style:text-properties fo:color="#1c1c1c" style:font-name="Liberation Serif" fo:font-size="17pt" style:text-underline-style="none" fo:font-weight="bold" officeooo:rsid="1e0491ca" officeooo:paragraph-rsid="1e4b8966" style:font-name-asian="Liberation Serif" style:font-size-asian="17pt" style:language-asian="zh" style:country-asian="TW" style:font-weight-asian="bold" style:font-size-complex="17pt" style:font-weight-complex="bold"/>
    </style:style>
    <style:style style:name="P408" style:family="paragraph" style:parent-style-name="Standard" style:list-style-name="L1">
      <style:text-properties fo:color="#1c1c1c" style:font-name="Liberation Serif" fo:font-size="17pt" style:text-underline-style="none" fo:font-weight="bold" officeooo:rsid="1e4e266d" officeooo:paragraph-rsid="1e56c514" style:font-name-asian="Liberation Serif" style:font-size-asian="17pt" style:language-asian="zh" style:country-asian="TW" style:font-weight-asian="bold" style:font-size-complex="17pt" style:font-weight-complex="bold"/>
    </style:style>
    <style:style style:name="P409" style:family="paragraph" style:parent-style-name="Standard" style:list-style-name="L1">
      <style:text-properties fo:color="#1c1c1c" style:font-name="Liberation Serif" fo:font-size="17pt" style:text-underline-style="none" fo:font-weight="bold" officeooo:rsid="1eba5f30" officeooo:paragraph-rsid="1ee7f7f9" style:font-name-asian="Liberation Serif" style:font-size-asian="17pt" style:language-asian="zh" style:country-asian="TW" style:font-weight-asian="bold" style:font-size-complex="17pt" style:font-weight-complex="bold"/>
    </style:style>
    <style:style style:name="P410" style:family="paragraph" style:parent-style-name="Standard" style:list-style-name="L1">
      <style:text-properties fo:color="#1c1c1c" style:font-name="Liberation Serif" fo:font-size="17pt" style:text-underline-style="none" fo:font-weight="bold" officeooo:rsid="1f82ea76" officeooo:paragraph-rsid="1faceef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11" style:family="paragraph" style:parent-style-name="Standard" style:list-style-name="L1">
      <style:text-properties fo:color="#1c1c1c" style:font-name="Liberation Serif" fo:font-size="17pt" style:text-underline-style="none" fo:font-weight="bold" officeooo:rsid="1f82ea76" officeooo:paragraph-rsid="20351f9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12" style:family="paragraph" style:parent-style-name="Standard" style:list-style-name="L1">
      <style:text-properties fo:color="#1c1c1c" style:font-name="Liberation Serif" fo:font-size="17pt" style:text-underline-style="none" fo:font-weight="bold" officeooo:rsid="1f82ea76" officeooo:paragraph-rsid="20b05f6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13" style:family="paragraph" style:parent-style-name="Standard" style:list-style-name="L1">
      <style:text-properties fo:color="#1c1c1c" style:font-name="Liberation Serif" fo:font-size="17pt" style:text-underline-style="none" fo:font-weight="bold" officeooo:rsid="1f82ea76" officeooo:paragraph-rsid="2117a00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14" style:family="paragraph" style:parent-style-name="Standard" style:list-style-name="L1">
      <style:text-properties fo:color="#1c1c1c" style:font-name="Liberation Serif" fo:font-size="17pt" style:text-underline-style="none" fo:font-weight="bold" officeooo:rsid="1fe2c3bf" officeooo:paragraph-rsid="1fe43f6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15" style:family="paragraph" style:parent-style-name="Standard" style:list-style-name="L1">
      <style:text-properties fo:color="#1c1c1c" style:font-name="Liberation Serif" fo:font-size="17pt" style:text-underline-style="none" fo:font-weight="bold" officeooo:rsid="1d9bb035" officeooo:paragraph-rsid="21bd45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82ea76" officeooo:paragraph-rsid="20b2312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272b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129371a" officeooo:paragraph-rsid="213075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text-underline-style="solid" style:text-underline-width="auto" style:text-underline-color="font-color" style:font-name-asian="標楷體1"/>
    </style:style>
    <style:style style:name="T3" style:family="text">
      <style:text-properties style:font-name="標楷體1" style:text-underline-style="solid" style:text-underline-width="auto" style:text-underline-color="font-color" officeooo:rsid="1e289eb7" style:font-name-asian="標楷體1" style:font-name-complex="標楷體"/>
    </style:style>
    <style:style style:name="T4" style:family="text">
      <style:text-properties style:font-name="標楷體1" style:text-underline-style="solid" style:text-underline-width="auto" style:text-underline-color="font-color" officeooo:rsid="1d9bb035" style:font-name-asian="標楷體1" style:font-name-complex="標楷體"/>
    </style:style>
    <style:style style:name="T5" style:family="text">
      <style:text-properties style:font-name="標楷體1" style:text-underline-style="solid" style:text-underline-width="auto" style:text-underline-color="font-color" officeooo:rsid="1e374166" style:font-name-asian="標楷體1"/>
    </style:style>
    <style:style style:name="T6" style:family="text">
      <style:text-properties style:font-name="標楷體1" style:text-underline-style="solid" style:text-underline-width="auto" style:text-underline-color="font-color" officeooo:rsid="2ad697e7" style:font-name-asian="標楷體1"/>
    </style:style>
    <style:style style:name="T7" style:family="text">
      <style:text-properties style:font-name="標楷體1" style:text-underline-style="solid" style:text-underline-width="auto" style:text-underline-color="font-color" officeooo:rsid="1e0491ca"/>
    </style:style>
    <style:style style:name="T8" style:family="text">
      <style:text-properties style:font-name="標楷體1" style:text-underline-style="solid" style:text-underline-width="auto" style:text-underline-color="font-color" officeooo:rsid="1e6cb1db"/>
    </style:style>
    <style:style style:name="T9" style:family="text">
      <style:text-properties style:font-name="標楷體1" officeooo:rsid="1e24fe68"/>
    </style:style>
    <style:style style:name="T10" style:family="text">
      <style:text-properties style:font-name="標楷體1" style:text-underline-style="none"/>
    </style:style>
    <style:style style:name="T11" style:family="text">
      <style:text-properties style:font-name="標楷體1" style:text-underline-style="none" officeooo:rsid="1e0491ca"/>
    </style:style>
    <style:style style:name="T12" style:family="text">
      <style:text-properties style:font-name="標楷體1" style:text-underline-style="none" officeooo:rsid="1e2c657e"/>
    </style:style>
    <style:style style:name="T13" style:family="text">
      <style:text-properties style:font-name="標楷體1" officeooo:rsid="1e258a91"/>
    </style:style>
    <style:style style:name="T14" style:family="text">
      <style:text-properties style:font-name="標楷體1" officeooo:rsid="1e259b6b"/>
    </style:style>
    <style:style style:name="T15" style:family="text">
      <style:text-properties style:font-name="標楷體1" officeooo:rsid="1e289eb7"/>
    </style:style>
    <style:style style:name="T16" style:family="text">
      <style:text-properties style:font-name="標楷體1" officeooo:rsid="1e2c657e"/>
    </style:style>
    <style:style style:name="T17" style:family="text">
      <style:text-properties style:font-name="標楷體1" officeooo:rsid="1e3e4535"/>
    </style:style>
    <style:style style:name="T18" style:family="text">
      <style:text-properties style:font-name="標楷體1" officeooo:rsid="1e45a3e5"/>
    </style:style>
    <style:style style:name="T19" style:family="text">
      <style:text-properties style:font-name="標楷體1" style:font-name-asian="標楷體1"/>
    </style:style>
    <style:style style:name="T20" style:family="text">
      <style:text-properties style:font-name="標楷體1" style:font-name-asian="標楷體1" style:font-name-complex="標楷體"/>
    </style:style>
    <style:style style:name="T21" style:family="text">
      <style:text-properties style:font-name="標楷體1" officeooo:rsid="1e258a91" style:font-name-asian="標楷體1" style:font-name-complex="標楷體"/>
    </style:style>
    <style:style style:name="T22" style:family="text">
      <style:text-properties style:font-name="標楷體1" officeooo:rsid="1e289eb7" style:font-name-asian="標楷體1" style:font-name-complex="標楷體"/>
    </style:style>
    <style:style style:name="T23" style:family="text">
      <style:text-properties style:font-name="標楷體1" officeooo:rsid="1e5a8a74" style:font-name-asian="標楷體1" style:font-name-complex="標楷體"/>
    </style:style>
    <style:style style:name="T24" style:family="text">
      <style:text-properties style:font-name="標楷體1" officeooo:rsid="1e65a078" style:font-name-asian="標楷體1" style:font-name-complex="標楷體"/>
    </style:style>
    <style:style style:name="T25" style:family="text">
      <style:text-properties style:font-name="標楷體1" officeooo:rsid="1df7a400" style:font-name-asian="標楷體1" style:font-name-complex="標楷體"/>
    </style:style>
    <style:style style:name="T26" style:family="text">
      <style:text-properties style:font-name="標楷體1" officeooo:rsid="1db82eab" style:font-name-asian="標楷體1" style:font-name-complex="標楷體"/>
    </style:style>
    <style:style style:name="T27" style:family="text">
      <style:text-properties style:font-name="標楷體1" officeooo:rsid="1e259b6b" style:font-name-asian="標楷體1" style:font-name-complex="標楷體"/>
    </style:style>
    <style:style style:name="T28" style:family="text">
      <style:text-properties style:font-name="標楷體1" officeooo:rsid="1e6e43e6" style:font-name-asian="標楷體1" style:font-name-complex="標楷體"/>
    </style:style>
    <style:style style:name="T29" style:family="text">
      <style:text-properties style:font-name="標楷體1" officeooo:rsid="1e7dba37" style:font-name-asian="標楷體1" style:font-name-complex="標楷體"/>
    </style:style>
    <style:style style:name="T30" style:family="text">
      <style:text-properties style:font-name="標楷體1" officeooo:rsid="1e82feba" style:font-name-asian="標楷體1" style:font-name-complex="標楷體"/>
    </style:style>
    <style:style style:name="T31" style:family="text">
      <style:text-properties style:font-name="標楷體1" officeooo:rsid="1e8a1074" style:font-name-asian="標楷體1" style:font-name-complex="標楷體"/>
    </style:style>
    <style:style style:name="T32" style:family="text">
      <style:text-properties style:font-name="標楷體1" officeooo:rsid="1ea061d2" style:font-name-asian="標楷體1" style:font-name-complex="標楷體"/>
    </style:style>
    <style:style style:name="T33" style:family="text">
      <style:text-properties style:font-name="標楷體1" officeooo:rsid="17cb7444" style:font-name-asian="標楷體1" style:font-name-complex="標楷體"/>
    </style:style>
    <style:style style:name="T34" style:family="text">
      <style:text-properties style:font-name="標楷體1" officeooo:rsid="1eb43bd5" style:font-name-asian="標楷體1" style:font-name-complex="標楷體"/>
    </style:style>
    <style:style style:name="T35" style:family="text">
      <style:text-properties style:font-name="標楷體1" officeooo:rsid="1e2de8f1" style:font-name-asian="標楷體1" style:font-name-complex="標楷體"/>
    </style:style>
    <style:style style:name="T36" style:family="text">
      <style:text-properties style:font-name="標楷體1" officeooo:rsid="1ece95a1" style:font-name-asian="標楷體1" style:font-name-complex="標楷體"/>
    </style:style>
    <style:style style:name="T37" style:family="text">
      <style:text-properties style:font-name="標楷體1" officeooo:rsid="1ed0f976" style:font-name-asian="標楷體1" style:font-name-complex="標楷體"/>
    </style:style>
    <style:style style:name="T38" style:family="text">
      <style:text-properties style:font-name="標楷體1" officeooo:rsid="1ed9a416" style:font-name-asian="標楷體1" style:font-name-complex="標楷體"/>
    </style:style>
    <style:style style:name="T39" style:family="text">
      <style:text-properties style:font-name="標楷體1" officeooo:rsid="1d9bb035" style:font-name-asian="標楷體1" style:font-name-complex="標楷體"/>
    </style:style>
    <style:style style:name="T40" style:family="text">
      <style:text-properties style:font-name="標楷體1" officeooo:rsid="1e258a91" style:font-name-asian="標楷體1"/>
    </style:style>
    <style:style style:name="T41" style:family="text">
      <style:text-properties style:font-name="標楷體1" officeooo:rsid="1e259b6b" style:font-name-asian="標楷體1"/>
    </style:style>
    <style:style style:name="T42" style:family="text">
      <style:text-properties style:font-name="標楷體1" officeooo:rsid="1e374166" style:font-name-asian="標楷體1"/>
    </style:style>
    <style:style style:name="T43" style:family="text">
      <style:text-properties style:font-name="標楷體1" officeooo:rsid="1e5a8a74" style:font-name-asian="標楷體1"/>
    </style:style>
    <style:style style:name="T44" style:family="text">
      <style:text-properties style:font-name="標楷體1" officeooo:rsid="1e65a078" style:font-name-asian="標楷體1"/>
    </style:style>
    <style:style style:name="T45" style:family="text">
      <style:text-properties style:font-name="標楷體1" officeooo:rsid="1d9bb035" style:font-name-asian="標楷體1"/>
    </style:style>
    <style:style style:name="T46" style:family="text">
      <style:text-properties style:font-name="標楷體1" officeooo:rsid="1e6e43e6" style:font-name-asian="標楷體1"/>
    </style:style>
    <style:style style:name="T47" style:family="text">
      <style:text-properties style:font-name="標楷體1" officeooo:rsid="1f1f0f5b" style:font-name-asian="標楷體1"/>
    </style:style>
    <style:style style:name="T48" style:family="text">
      <style:text-properties style:font-name="標楷體1" officeooo:rsid="0a7edee9" style:font-name-asian="標楷體1"/>
    </style:style>
    <style:style style:name="T49" style:family="text">
      <style:text-properties style:font-name="標楷體1" officeooo:rsid="1d4c8afb" style:font-name-asian="標楷體1"/>
    </style:style>
    <style:style style:name="T50" style:family="text">
      <style:text-properties style:font-name="標楷體1" officeooo:rsid="2e6d9e00" style:font-name-asian="標楷體1"/>
    </style:style>
    <style:style style:name="T51" style:family="text">
      <style:text-properties style:font-name="標楷體1" officeooo:rsid="215cc4e0" style:font-name-asian="標楷體1"/>
    </style:style>
    <style:style style:name="T52" style:family="text">
      <style:text-properties style:font-name="標楷體1" officeooo:rsid="2182c735" style:font-name-asian="標楷體1"/>
    </style:style>
    <style:style style:name="T53" style:family="text">
      <style:text-properties style:font-name="標楷體1" officeooo:rsid="21f53688" style:font-name-asian="標楷體1"/>
    </style:style>
    <style:style style:name="T54" style:family="text">
      <style:text-properties style:font-name="標楷體1" fo:font-size="17pt" style:text-underline-style="none" fo:font-weight="bold" officeooo:rsid="1e919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55" style:family="text">
      <style:text-properties style:font-name="標楷體1" fo:font-size="17pt" style:text-underline-style="none" fo:font-weight="bold" officeooo:rsid="1e9746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56" style:family="text">
      <style:text-properties style:font-name="標楷體1" officeooo:rsid="1e5a8a74"/>
    </style:style>
    <style:style style:name="T57" style:family="text">
      <style:text-properties style:font-name="標楷體1" officeooo:rsid="1e65a078"/>
    </style:style>
    <style:style style:name="T58" style:family="text">
      <style:text-properties style:font-name="標楷體1" officeooo:rsid="2e6d9e00"/>
    </style:style>
    <style:style style:name="T59" style:family="text">
      <style:text-properties style:font-name="標楷體1" officeooo:rsid="1e6cb1db"/>
    </style:style>
    <style:style style:name="T60" style:family="text">
      <style:text-properties style:font-name="標楷體1" officeooo:rsid="2b6f314a"/>
    </style:style>
    <style:style style:name="T61" style:family="text">
      <style:text-properties style:font-name="標楷體1" officeooo:rsid="1e6e43e6"/>
    </style:style>
    <style:style style:name="T62" style:family="text">
      <style:text-properties style:font-name="標楷體1" officeooo:rsid="1d99776f"/>
    </style:style>
    <style:style style:name="T63" style:family="text">
      <style:text-properties style:font-name="標楷體1" officeooo:rsid="1df597ee"/>
    </style:style>
    <style:style style:name="T64" style:family="text">
      <style:text-properties style:font-name="標楷體1" officeooo:rsid="2659534a"/>
    </style:style>
    <style:style style:name="T65" style:family="text">
      <style:text-properties style:font-name="標楷體1" officeooo:rsid="1e3a859e"/>
    </style:style>
    <style:style style:name="T66" style:family="text">
      <style:text-properties style:text-underline-style="solid" style:text-underline-width="auto" style:text-underline-color="font-color" officeooo:rsid="1e374166" style:font-name-asian="標楷體1"/>
    </style:style>
    <style:style style:name="T67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68" style:family="text">
      <style:text-properties style:text-underline-style="solid" style:text-underline-width="auto" style:text-underline-color="font-color" officeooo:rsid="1e6cb1db" style:font-name-asian="標楷體1" style:font-name-complex="標楷體"/>
    </style:style>
    <style:style style:name="T69" style:family="text">
      <style:text-properties style:text-underline-style="solid" style:text-underline-width="auto" style:text-underline-color="font-color" officeooo:rsid="2dc2231e" style:font-name-asian="標楷體1"/>
    </style:style>
    <style:style style:name="T70" style:family="text">
      <style:text-properties style:text-underline-style="solid" style:text-underline-width="auto" style:text-underline-color="font-color" officeooo:rsid="17cb7444"/>
    </style:style>
    <style:style style:name="T71" style:family="text">
      <style:text-properties style:text-underline-style="solid" style:text-underline-width="auto" style:text-underline-color="font-color" officeooo:rsid="1e0491ca"/>
    </style:style>
    <style:style style:name="T72" style:family="text">
      <style:text-properties style:text-underline-style="none" officeooo:rsid="17cb7444"/>
    </style:style>
    <style:style style:name="T73" style:family="text">
      <style:text-properties style:text-underline-style="none" officeooo:rsid="1d484334"/>
    </style:style>
    <style:style style:name="T74" style:family="text">
      <style:text-properties style:font-name="Liberation Serif" style:font-name-asian="標楷體1"/>
    </style:style>
    <style:style style:name="T75" style:family="text">
      <style:text-properties style:font-name="Liberation Serif" officeooo:rsid="24ffe503" style:font-name-asian="標楷體1" style:font-name-complex="標楷體"/>
    </style:style>
    <style:style style:name="T76" style:family="text">
      <style:text-properties style:font-name="Liberation Serif" officeooo:rsid="1d9bb035" style:font-name-asian="標楷體1" style:font-name-complex="標楷體"/>
    </style:style>
    <style:style style:name="T77" style:family="text">
      <style:text-properties style:font-name="Liberation Serif" officeooo:rsid="1e6cb1db" style:font-name-asian="標楷體1" style:font-name-complex="標楷體"/>
    </style:style>
    <style:style style:name="T78" style:family="text">
      <style:text-properties style:font-name="Liberation Serif" officeooo:rsid="1f2b5203" style:font-name-asian="標楷體1"/>
    </style:style>
    <style:style style:name="T79" style:family="text">
      <style:text-properties style:font-name="Liberation Serif" fo:font-size="17pt" style:text-underline-style="none" fo:font-weight="bold" officeooo:rsid="1e6e43e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0" style:family="text">
      <style:text-properties style:font-name="Liberation Serif" fo:font-size="17pt" style:text-underline-style="none" fo:font-weight="bold" officeooo:rsid="1e7dba3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1" style:family="text">
      <style:text-properties style:font-name-asian="標楷體1"/>
    </style:style>
    <style:style style:name="T82" style:family="text">
      <style:text-properties officeooo:rsid="1e374166" style:font-name-asian="標楷體1"/>
    </style:style>
    <style:style style:name="T83" style:family="text">
      <style:text-properties officeooo:rsid="1e258a91" style:font-name-asian="標楷體1"/>
    </style:style>
    <style:style style:name="T84" style:family="text">
      <style:text-properties style:font-name-asian="標楷體1" style:font-name-complex="標楷體"/>
    </style:style>
    <style:style style:name="T85" style:family="text">
      <style:text-properties officeooo:rsid="1e258a91" style:font-name-asian="標楷體1" style:font-name-complex="標楷體"/>
    </style:style>
    <style:style style:name="T86" style:family="text">
      <style:text-properties officeooo:rsid="1df7a400" style:font-name-asian="標楷體1" style:font-name-complex="標楷體"/>
    </style:style>
    <style:style style:name="T87" style:family="text">
      <style:text-properties officeooo:rsid="1db82eab" style:font-name-asian="標楷體1" style:font-name-complex="標楷體"/>
    </style:style>
    <style:style style:name="T88" style:family="text">
      <style:text-properties officeooo:rsid="1e6e43e6" style:font-name-asian="標楷體1" style:font-name-complex="標楷體"/>
    </style:style>
    <style:style style:name="T89" style:family="text">
      <style:text-properties officeooo:rsid="1d9bb035" style:font-name-asian="標楷體1" style:font-name-complex="標楷體"/>
    </style:style>
    <style:style style:name="T90" style:family="text">
      <style:text-properties officeooo:rsid="1e6fd790" style:font-name-asian="標楷體1" style:font-name-complex="標楷體"/>
    </style:style>
    <style:style style:name="T91" style:family="text">
      <style:text-properties officeooo:rsid="1e7dba37" style:font-name-asian="標楷體1" style:font-name-complex="標楷體"/>
    </style:style>
    <style:style style:name="T92" style:family="text">
      <style:text-properties officeooo:rsid="1e81ab04" style:font-name-asian="標楷體1" style:font-name-complex="標楷體"/>
    </style:style>
    <style:style style:name="T93" style:family="text">
      <style:text-properties officeooo:rsid="17cb7444" style:font-name-asian="標楷體1" style:font-name-complex="標楷體"/>
    </style:style>
    <style:style style:name="T94" style:family="text">
      <style:text-properties officeooo:rsid="1ea48a42" style:font-name-asian="標楷體1" style:font-name-complex="標楷體"/>
    </style:style>
    <style:style style:name="T95" style:family="text">
      <style:text-properties officeooo:rsid="1ea997ff" style:font-name-asian="標楷體1" style:font-name-complex="標楷體"/>
    </style:style>
    <style:style style:name="T96" style:family="text">
      <style:text-properties officeooo:rsid="1ead908f" style:font-name-asian="標楷體1" style:font-name-complex="標楷體"/>
    </style:style>
    <style:style style:name="T97" style:family="text">
      <style:text-properties officeooo:rsid="1eae9fbf" style:font-name-asian="標楷體1" style:font-name-complex="標楷體"/>
    </style:style>
    <style:style style:name="T98" style:family="text">
      <style:text-properties officeooo:rsid="1eb0436e" style:font-name-asian="標楷體1" style:font-name-complex="標楷體"/>
    </style:style>
    <style:style style:name="T99" style:family="text">
      <style:text-properties officeooo:rsid="1e6cb1db" style:font-name-asian="標楷體1" style:font-name-complex="標楷體"/>
    </style:style>
    <style:style style:name="T100" style:family="text">
      <style:text-properties officeooo:rsid="1ec6ba19" style:font-name-asian="標楷體1" style:font-name-complex="標楷體"/>
    </style:style>
    <style:style style:name="T101" style:family="text">
      <style:text-properties officeooo:rsid="2e6d9e00" style:font-name-asian="標楷體1" style:font-name-complex="標楷體"/>
    </style:style>
    <style:style style:name="T102" style:family="text">
      <style:text-properties officeooo:rsid="1d4c8afb" style:font-name-asian="標楷體1" style:font-name-complex="標楷體"/>
    </style:style>
    <style:style style:name="T103" style:family="text">
      <style:text-properties officeooo:rsid="1d9bb035" style:font-name-asian="標楷體1"/>
    </style:style>
    <style:style style:name="T104" style:family="text">
      <style:text-properties officeooo:rsid="1e6cb1db" style:font-name-asian="標楷體1"/>
    </style:style>
    <style:style style:name="T105" style:family="text">
      <style:text-properties officeooo:rsid="1f11102e" style:font-name-asian="標楷體1"/>
    </style:style>
    <style:style style:name="T106" style:family="text">
      <style:text-properties officeooo:rsid="1d4c8afb" style:font-name-asian="標楷體1"/>
    </style:style>
    <style:style style:name="T107" style:family="text">
      <style:text-properties officeooo:rsid="1f44e2ac" style:font-name-asian="標楷體1"/>
    </style:style>
    <style:style style:name="T108" style:family="text">
      <style:text-properties officeooo:rsid="13fbfca5" style:font-name-asian="標楷體1"/>
    </style:style>
    <style:style style:name="T109" style:family="text">
      <style:text-properties officeooo:rsid="2d0cc977" style:font-name-asian="標楷體1"/>
    </style:style>
    <style:style style:name="T110" style:family="text">
      <style:text-properties officeooo:rsid="2dc2231e" style:font-name-asian="標楷體1"/>
    </style:style>
    <style:style style:name="T111" style:family="text">
      <style:text-properties officeooo:rsid="2ad697e7" style:font-name-asian="標楷體1"/>
    </style:style>
    <style:style style:name="T112" style:family="text">
      <style:text-properties fo:font-size="17pt" style:text-underline-style="none" fo:font-weight="bold" officeooo:rsid="1e7dba3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13" style:family="text">
      <style:text-properties fo:font-size="17pt" style:text-underline-style="none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14" style:family="text">
      <style:text-properties officeooo:rsid="1e258a91"/>
    </style:style>
    <style:style style:name="T115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116" style:family="text">
      <style:text-properties style:text-outline="false" style:text-line-through-style="none" style:text-line-through-type="none" style:text-position="0% 100%" fo:font-style="normal" fo:text-shadow="none" style:text-underline-style="none" officeooo:rsid="1e0491ca" style:font-style-asian="normal" style:font-name-complex="標楷體" style:text-emphasize="none"/>
    </style:style>
    <style:style style:name="T117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118" style:family="text">
      <style:text-properties style:text-outline="false" style:text-line-through-style="none" style:text-line-through-type="none" style:text-position="0% 100%" fo:font-style="normal" fo:text-shadow="none" officeooo:rsid="1f2b5203" style:font-name-asian="標楷體1" style:font-style-asian="normal" style:text-emphasize="none"/>
    </style:style>
    <style:style style:name="T119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120" style:family="text">
      <style:text-properties style:text-outline="false" style:text-line-through-style="none" style:text-line-through-type="none" style:text-position="0% 100%" fo:font-style="normal" fo:text-shadow="none" officeooo:rsid="1e6cb1db" style:font-name-asian="標楷體1" style:font-style-asian="normal" style:text-emphasize="none"/>
    </style:style>
    <style:style style:name="T121" style:family="text">
      <style:text-properties style:text-outline="false" style:text-line-through-style="none" style:text-line-through-type="none" style:text-position="0% 100%" fo:font-style="normal" fo:text-shadow="none" officeooo:rsid="1e258a91" style:font-name-asian="標楷體1" style:font-style-asian="normal" style:text-emphasize="none"/>
    </style:style>
    <style:style style:name="T122" style:family="text">
      <style:text-properties style:text-outline="false" style:text-line-through-style="none" style:text-line-through-type="none" style:text-position="0% 100%" fo:font-style="normal" fo:text-shadow="none" officeooo:rsid="1f5968ea" style:font-name-asian="標楷體1" style:font-style-asian="normal" style:text-emphasize="none"/>
    </style:style>
    <style:style style:name="T123" style:family="text">
      <style:text-properties style:text-outline="false" style:text-line-through-style="none" style:text-line-through-type="none" style:text-position="0% 100%" fo:font-style="normal" fo:text-shadow="none" officeooo:rsid="1f965af9" style:font-name-asian="標楷體1" style:font-style-asian="normal" style:text-emphasize="none"/>
    </style:style>
    <style:style style:name="T124" style:family="text">
      <style:text-properties style:text-outline="false" style:text-line-through-style="none" style:text-line-through-type="none" style:text-position="0% 100%" fo:font-style="normal" fo:text-shadow="none" officeooo:rsid="2a1add7b" style:font-name-asian="標楷體1" style:font-style-asian="normal" style:text-emphasize="none"/>
    </style:style>
    <style:style style:name="T125" style:family="text">
      <style:text-properties style:text-outline="false" style:text-line-through-style="none" style:text-line-through-type="none" style:text-position="0% 100%" fo:font-style="normal" fo:text-shadow="none" officeooo:rsid="2dc2231e" style:font-name-asian="標楷體1" style:font-style-asian="normal" style:text-emphasize="none"/>
    </style:style>
    <style:style style:name="T126" style:family="text">
      <style:text-properties style:text-outline="false" style:text-line-through-style="none" style:text-line-through-type="none" style:text-position="0% 100%" fo:font-style="normal" fo:text-shadow="none" officeooo:rsid="1faceeff" style:font-name-asian="標楷體1" style:font-style-asian="normal" style:text-emphasize="none"/>
    </style:style>
    <style:style style:name="T127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128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129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130" style:family="text">
      <style:text-properties style:text-outline="false" style:text-line-through-style="none" style:text-line-through-type="none" style:text-position="0% 100%" fo:font-style="normal" fo:text-shadow="none" officeooo:rsid="1d502999" style:font-name-asian="標楷體1" style:font-style-asian="normal" style:text-emphasize="none"/>
    </style:style>
    <style:style style:name="T131" style:family="text">
      <style:text-properties style:text-outline="false" style:text-line-through-style="none" style:text-line-through-type="none" style:text-position="0% 100%" fo:font-style="normal" fo:text-shadow="none" officeooo:rsid="1fc8eae4" style:font-name-asian="標楷體1" style:font-style-asian="normal" style:text-emphasize="none"/>
    </style:style>
    <style:style style:name="T132" style:family="text">
      <style:text-properties style:text-outline="false" style:text-line-through-style="none" style:text-line-through-type="none" style:text-position="0% 100%" fo:font-style="normal" fo:text-shadow="none" officeooo:rsid="3d61ab4d" style:font-name-asian="標楷體1" style:font-style-asian="normal" style:text-emphasize="none"/>
    </style:style>
    <style:style style:name="T133" style:family="text">
      <style:text-properties style:text-outline="false" style:text-line-through-style="none" style:text-line-through-type="none" style:text-position="0% 100%" fo:font-style="normal" fo:text-shadow="none" officeooo:rsid="1ff4d9c6" style:font-name-asian="標楷體1" style:font-style-asian="normal" style:text-emphasize="none"/>
    </style:style>
    <style:style style:name="T134" style:family="text">
      <style:text-properties style:text-outline="false" style:text-line-through-style="none" style:text-line-through-type="none" style:text-position="0% 100%" fo:font-style="normal" fo:text-shadow="none" officeooo:rsid="2002e934" style:font-name-asian="標楷體1" style:font-style-asian="normal" style:text-emphasize="none"/>
    </style:style>
    <style:style style:name="T135" style:family="text">
      <style:text-properties style:text-outline="false" style:text-line-through-style="none" style:text-line-through-type="none" style:text-position="0% 100%" fo:font-style="normal" fo:text-shadow="none" officeooo:rsid="202407af" style:font-name-asian="標楷體1" style:font-style-asian="normal" style:text-emphasize="none"/>
    </style:style>
    <style:style style:name="T136" style:family="text">
      <style:text-properties style:text-outline="false" style:text-line-through-style="none" style:text-line-through-type="none" style:text-position="0% 100%" fo:font-style="normal" fo:text-shadow="none" officeooo:rsid="2ad697e7" style:font-name-asian="標楷體1" style:font-style-asian="normal" style:text-emphasize="none"/>
    </style:style>
    <style:style style:name="T137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138" style:family="text">
      <style:text-properties style:text-outline="false" style:text-line-through-style="none" style:text-line-through-type="none" style:text-position="0% 100%" fo:font-style="normal" fo:text-shadow="none" officeooo:rsid="203c756e" style:font-name-asian="標楷體1" style:font-style-asian="normal" style:text-emphasize="none"/>
    </style:style>
    <style:style style:name="T139" style:family="text">
      <style:text-properties style:text-outline="false" style:text-line-through-style="none" style:text-line-through-type="none" style:text-position="0% 100%" fo:font-style="normal" fo:text-shadow="none" officeooo:rsid="20416988" style:font-name-asian="標楷體1" style:font-style-asian="normal" style:text-emphasize="none"/>
    </style:style>
    <style:style style:name="T140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text-emphasize="none"/>
    </style:style>
    <style:style style:name="T141" style:family="text">
      <style:text-properties style:text-outline="false" style:text-line-through-style="none" style:text-line-through-type="none" style:text-position="0% 100%" fo:font-style="normal" fo:text-shadow="none" officeooo:rsid="20ab746d" style:font-name-asian="標楷體1" style:font-style-asian="normal" style:text-emphasize="none"/>
    </style:style>
    <style:style style:name="T142" style:family="text">
      <style:text-properties style:text-outline="false" style:text-line-through-style="none" style:text-line-through-type="none" style:text-position="0% 100%" fo:font-style="normal" fo:text-shadow="none" officeooo:rsid="20b23124" style:font-name-asian="標楷體1" style:font-style-asian="normal" style:text-emphasize="none"/>
    </style:style>
    <style:style style:name="T143" style:family="text">
      <style:text-properties style:text-outline="false" style:text-line-through-style="none" style:text-line-through-type="none" style:text-position="0% 100%" fo:font-style="normal" fo:text-shadow="none" officeooo:rsid="210cdd74" style:font-name-asian="標楷體1" style:font-style-asian="normal" style:text-emphasize="none"/>
    </style:style>
    <style:style style:name="T144" style:family="text">
      <style:text-properties style:text-outline="false" style:text-line-through-style="none" style:text-line-through-type="none" style:text-position="0% 100%" fo:font-style="normal" fo:text-shadow="none" officeooo:rsid="211cdc48" style:font-name-asian="標楷體1" style:font-style-asian="normal" style:text-emphasize="none"/>
    </style:style>
    <style:style style:name="T145" style:family="text">
      <style:text-properties style:text-outline="false" style:text-line-through-style="none" style:text-line-through-type="none" style:text-position="0% 100%" fo:font-style="normal" fo:text-shadow="none" officeooo:rsid="1d484334" style:font-name-asian="標楷體1" style:font-style-asian="normal" style:text-emphasize="none"/>
    </style:style>
    <style:style style:name="T146" style:family="text">
      <style:text-properties style:text-outline="false" style:text-line-through-style="none" style:text-line-through-type="none" style:text-position="0% 100%" fo:font-style="normal" fo:text-shadow="none" officeooo:rsid="214c5ff2" style:font-name-asian="標楷體1" style:font-style-asian="normal" style:text-emphasize="none"/>
    </style:style>
    <style:style style:name="T147" style:family="text">
      <style:text-properties style:text-outline="false" style:text-line-through-style="none" style:text-line-through-type="none" style:text-position="0% 100%" fo:font-style="normal" fo:text-shadow="none" officeooo:rsid="21525b00" style:font-name-asian="標楷體1" style:font-style-asian="normal" style:text-emphasize="none"/>
    </style:style>
    <style:style style:name="T148" style:family="text">
      <style:text-properties style:text-outline="false" style:text-line-through-style="none" style:text-line-through-type="none" style:text-position="0% 100%" fo:font-style="normal" fo:text-shadow="none" officeooo:rsid="215a46a5" style:font-name-asian="標楷體1" style:font-style-asian="normal" style:text-emphasize="none"/>
    </style:style>
    <style:style style:name="T149" style:family="text">
      <style:text-properties style:text-outline="false" style:text-line-through-style="none" style:text-line-through-type="none" style:text-position="0% 100%" fo:font-style="normal" fo:text-shadow="none" officeooo:rsid="21629a65" style:font-name-asian="標楷體1" style:font-style-asian="normal" style:text-emphasize="none"/>
    </style:style>
    <style:style style:name="T150" style:family="text">
      <style:text-properties style:text-outline="false" style:text-line-through-style="none" style:text-line-through-type="none" style:text-position="0% 100%" fo:font-style="normal" fo:text-shadow="none" officeooo:rsid="21c0fd4b" style:font-name-asian="標楷體1" style:font-style-asian="normal" style:text-emphasize="none"/>
    </style:style>
    <style:style style:name="T151" style:family="text">
      <style:text-properties style:text-outline="false" style:text-line-through-style="none" style:text-line-through-type="none" style:text-position="0% 100%" fo:font-style="normal" fo:text-shadow="none" officeooo:rsid="21fe3e7a" style:font-name-asian="標楷體1" style:font-style-asian="normal" style:text-emphasize="none"/>
    </style:style>
    <style:style style:name="T152" style:family="text">
      <style:text-properties style:text-outline="false" style:text-line-through-style="none" style:text-line-through-type="none" style:text-position="0% 100%" fo:font-style="normal" fo:text-shadow="none" officeooo:rsid="1df7a400" style:font-name-asian="標楷體1" style:font-style-asian="normal" style:text-emphasize="none"/>
    </style:style>
    <style:style style:name="T15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61ab4d" style:font-name-asian="標楷體1" style:font-style-asian="normal" style:text-emphasize="none"/>
    </style:style>
    <style:style style:name="T15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ad697e7" style:font-name-asian="標楷體1" style:font-style-asian="normal" style:text-emphasize="none"/>
    </style:style>
    <style:style style:name="T15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c2231e" style:font-name-asian="標楷體1" style:font-style-asian="normal" style:text-emphasize="none"/>
    </style:style>
    <style:style style:name="T15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a833a7" style:font-style-asian="normal" style:text-emphasize="none"/>
    </style:style>
    <style:style style:name="T15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743952" style:font-style-asian="normal" style:text-emphasize="none"/>
    </style:style>
    <style:style style:name="T158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159" style:family="text">
      <style:text-properties style:text-outline="false" style:text-line-through-style="none" style:text-line-through-type="none" style:text-position="0% 100%" fo:font-style="normal" fo:text-shadow="none" officeooo:rsid="1f2b5203" style:font-style-asian="normal" style:text-emphasize="none"/>
    </style:style>
    <style:style style:name="T160" style:family="text">
      <style:text-properties style:text-outline="false" style:text-line-through-style="none" style:text-line-through-type="none" style:text-position="0% 100%" fo:font-style="normal" fo:text-shadow="none" officeooo:rsid="1e6cb1db" style:font-style-asian="normal" style:text-emphasize="none"/>
    </style:style>
    <style:style style:name="T161" style:family="text">
      <style:text-properties style:text-outline="false" style:text-line-through-style="none" style:text-line-through-type="none" style:text-position="0% 100%" fo:font-style="normal" fo:text-shadow="none" officeooo:rsid="1e2c657e" style:font-style-asian="normal" style:text-emphasize="none"/>
    </style:style>
    <style:style style:name="T162" style:family="text">
      <style:text-properties style:text-outline="false" style:text-line-through-style="none" style:text-line-through-type="none" style:text-position="0% 100%" fo:font-style="normal" fo:text-shadow="none" officeooo:rsid="21629a65" style:font-style-asian="normal" style:text-emphasize="none"/>
    </style:style>
    <style:style style:name="T163" style:family="text">
      <style:text-properties style:text-outline="false" style:text-line-through-style="none" style:text-line-through-type="none" style:text-position="0% 100%" fo:font-style="normal" fo:text-shadow="none" officeooo:rsid="1d9bb035" style:font-style-asian="normal" style:text-emphasize="none"/>
    </style:style>
    <style:style style:name="T164" style:family="text">
      <style:text-properties style:text-outline="false" style:text-line-through-style="none" style:text-line-through-type="none" style:text-position="0% 100%" fo:font-style="normal" fo:text-shadow="none" officeooo:rsid="1f5968ea" style:font-style-asian="normal" style:text-emphasize="none"/>
    </style:style>
    <style:style style:name="T165" style:family="text">
      <style:text-properties style:text-outline="false" style:text-line-through-style="none" style:text-line-through-type="none" style:text-position="0% 100%" fo:font-style="normal" fo:text-shadow="none" officeooo:rsid="20ab746d" style:font-style-asian="normal" style:text-emphasize="none"/>
    </style:style>
    <style:style style:name="T166" style:family="text">
      <style:text-properties style:text-outline="false" style:text-line-through-style="none" style:text-line-through-type="none" style:text-position="0% 100%" fo:font-style="normal" fo:text-shadow="none" officeooo:rsid="24ffe503" style:font-style-asian="normal" style:text-emphasize="none"/>
    </style:style>
    <style:style style:name="T167" style:family="text">
      <style:text-properties style:text-outline="false" style:text-line-through-style="none" style:text-line-through-type="none" style:text-position="0% 100%" fo:font-style="normal" fo:text-shadow="none" officeooo:rsid="1f9386ea" style:font-style-asian="normal" style:text-emphasize="none"/>
    </style:style>
    <style:style style:name="T168" style:family="text">
      <style:text-properties style:text-outline="false" style:text-line-through-style="none" style:text-line-through-type="none" style:text-position="0% 100%" fo:font-style="normal" fo:text-shadow="none" officeooo:rsid="1df7a400" style:font-style-asian="normal" style:text-emphasize="none"/>
    </style:style>
    <style:style style:name="T169" style:family="text">
      <style:text-properties style:text-outline="false" style:text-line-through-style="none" style:text-line-through-type="none" style:text-position="0% 100%" fo:font-style="normal" fo:text-shadow="none" officeooo:rsid="1e6e43e6" style:font-style-asian="normal" style:text-emphasize="none"/>
    </style:style>
    <style:style style:name="T170" style:family="text">
      <style:text-properties style:text-outline="false" style:text-line-through-style="none" style:text-line-through-type="none" style:text-position="0% 100%" fo:font-style="normal" fo:text-shadow="none" officeooo:rsid="1d484334" style:font-style-asian="normal" style:text-emphasize="none"/>
    </style:style>
    <style:style style:name="T171" style:family="text">
      <style:text-properties style:text-outline="false" style:text-line-through-style="none" style:text-line-through-type="none" style:text-position="0% 100%" fo:font-style="normal" fo:text-shadow="none" officeooo:rsid="17cb7444" style:font-style-asian="normal" style:text-emphasize="none"/>
    </style:style>
    <style:style style:name="T172" style:family="text">
      <style:text-properties style:text-outline="false" style:text-line-through-style="none" style:text-line-through-type="none" style:text-position="0% 100%" fo:font-style="normal" fo:text-shadow="none" officeooo:rsid="2da833a7" style:font-style-asian="normal" style:text-emphasize="none"/>
    </style:style>
    <style:style style:name="T173" style:family="text">
      <style:text-properties style:text-outline="false" style:text-line-through-style="none" style:text-line-through-type="none" style:text-position="0% 100%" fo:font-style="normal" fo:text-shadow="none" officeooo:rsid="24743952" style:font-style-asian="normal" style:text-emphasize="none"/>
    </style:style>
    <style:style style:name="T174" style:family="text">
      <style:text-properties style:text-outline="false" style:text-line-through-style="none" style:text-line-through-type="none" style:text-position="0% 100%" fo:font-style="normal" fo:text-shadow="none" officeooo:rsid="21c0fd4b" style:font-style-asian="normal" style:text-emphasize="none"/>
    </style:style>
    <style:style style:name="T175" style:family="text">
      <style:text-properties style:text-outline="false" style:text-line-through-style="none" style:text-line-through-type="none" style:text-position="0% 100%" fo:font-style="normal" fo:text-shadow="none" officeooo:rsid="18699807" style:font-style-asian="normal" style:text-emphasize="none"/>
    </style:style>
    <style:style style:name="T176" style:family="text">
      <style:text-properties style:text-outline="false" style:text-line-through-style="none" style:text-line-through-type="none" style:text-position="0% 100%" fo:font-style="normal" fo:text-shadow="none" officeooo:rsid="1e0491ca" style:font-style-asian="normal" style:text-emphasize="none"/>
    </style:style>
    <style:style style:name="T177" style:family="text">
      <style:text-properties style:text-outline="false" style:text-line-through-style="none" style:text-line-through-type="none" style:text-position="0% 100%" fo:font-style="normal" fo:text-shadow="none" officeooo:rsid="1e258a91" style:font-style-asian="normal" style:text-emphasize="none"/>
    </style:style>
    <style:style style:name="T178" style:family="text">
      <style:text-properties style:text-outline="false" style:text-line-through-style="none" style:text-line-through-type="none" style:text-position="0% 100%" style:font-name="標楷體1" fo:font-style="normal" fo:text-shadow="none" officeooo:rsid="1e259b6b" style:font-name-asian="標楷體1" style:font-style-asian="normal" style:text-emphasize="none"/>
    </style:style>
    <style:style style:name="T179" style:family="text">
      <style:text-properties style:text-outline="false" style:text-line-through-style="none" style:text-line-through-type="none" style:text-position="0% 100%" style:font-name="標楷體1" fo:font-style="normal" fo:text-shadow="none" officeooo:rsid="1e6e43e6" style:font-name-asian="標楷體1" style:font-style-asian="normal" style:text-emphasize="none"/>
    </style:style>
    <style:style style:name="T180" style:family="text">
      <style:text-properties style:text-outline="false" style:text-line-through-style="none" style:text-line-through-type="none" style:text-position="0% 100%" style:font-name="標楷體1" fo:font-style="normal" fo:text-shadow="none" officeooo:rsid="1e6cb1db" style:font-name-asian="標楷體1" style:font-style-asian="normal" style:text-emphasize="none"/>
    </style:style>
    <style:style style:name="T181" style:family="text">
      <style:text-properties style:text-outline="false" style:text-line-through-style="none" style:text-line-through-type="none" style:text-position="0% 100%" style:font-name="標楷體1" fo:font-style="normal" fo:text-shadow="none" officeooo:rsid="1f9f79b7" style:font-name-asian="標楷體1" style:font-style-asian="normal" style:text-emphasize="none"/>
    </style:style>
    <style:style style:name="T182" style:family="text">
      <style:text-properties style:text-outline="false" style:text-line-through-style="none" style:text-line-through-type="none" style:text-position="0% 100%" style:font-name="標楷體1" fo:font-style="normal" fo:text-shadow="none" officeooo:rsid="1faceeff" style:font-name-asian="標楷體1" style:font-style-asian="normal" style:text-emphasize="none"/>
    </style:style>
    <style:style style:name="T183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184" style:family="text">
      <style:text-properties style:text-outline="false" style:text-line-through-style="none" style:text-line-through-type="none" style:text-position="0% 100%" style:font-name="標楷體1" fo:font-style="normal" fo:text-shadow="none" officeooo:rsid="1e258a91" style:font-name-asian="標楷體1" style:font-style-asian="normal" style:text-emphasize="none"/>
    </style:style>
    <style:style style:name="T185" style:family="text">
      <style:text-properties style:text-outline="false" style:text-line-through-style="none" style:text-line-through-type="none" style:text-position="0% 100%" style:font-name="標楷體1" fo:font-style="normal" fo:text-shadow="none" officeooo:rsid="1d9bb035" style:font-name-asian="標楷體1" style:font-style-asian="normal" style:text-emphasize="none"/>
    </style:style>
    <style:style style:name="T186" style:family="text">
      <style:text-properties style:text-outline="false" style:text-line-through-style="none" style:text-line-through-type="none" style:text-position="0% 100%" style:font-name="標楷體1" fo:font-style="normal" fo:text-shadow="none" officeooo:rsid="1f2b5203" style:font-name-asian="標楷體1" style:font-style-asian="normal" style:text-emphasize="none"/>
    </style:style>
    <style:style style:name="T187" style:family="text">
      <style:text-properties style:text-outline="false" style:text-line-through-style="none" style:text-line-through-type="none" style:text-position="0% 100%" style:font-name="標楷體1" fo:font-style="normal" fo:text-shadow="none" officeooo:rsid="1e3a859e" style:font-name-asian="標楷體1" style:font-style-asian="normal" style:text-emphasize="none"/>
    </style:style>
    <style:style style:name="T188" style:family="text">
      <style:text-properties style:text-outline="false" style:text-line-through-style="none" style:text-line-through-type="none" style:text-position="0% 100%" style:font-name="標楷體1" fo:font-style="normal" fo:text-shadow="none" officeooo:rsid="1f5968ea" style:font-name-asian="標楷體1" style:font-style-asian="normal" style:text-emphasize="none"/>
    </style:style>
    <style:style style:name="T189" style:family="text">
      <style:text-properties style:text-outline="false" style:text-line-through-style="none" style:text-line-through-type="none" style:text-position="0% 100%" style:font-name="標楷體1" fo:font-style="normal" fo:text-shadow="none" officeooo:rsid="1f0ee2c1" style:font-name-asian="標楷體1" style:font-style-asian="normal" style:text-emphasize="none"/>
    </style:style>
    <style:style style:name="T190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191" style:family="text">
      <style:text-properties style:text-outline="false" style:text-line-through-style="none" style:text-line-through-type="none" style:text-position="0% 100%" style:font-name="標楷體1" fo:font-style="normal" fo:text-shadow="none" officeooo:rsid="1e65a078" style:font-name-asian="標楷體1" style:font-style-asian="normal" style:text-emphasize="none"/>
    </style:style>
    <style:style style:name="T19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aceeff" style:font-name-asian="標楷體1" style:font-style-asian="normal" style:text-emphasize="none"/>
    </style:style>
    <style:style style:name="T19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ad697e7" style:font-name-asian="標楷體1" style:font-style-asian="normal" style:text-emphasize="none"/>
    </style:style>
    <style:style style:name="T19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95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style-asian="normal" style:text-emphasize="none"/>
    </style:style>
    <style:style style:name="T196" style:family="text">
      <style:text-properties style:text-outline="false" style:text-line-through-style="none" style:text-line-through-type="none" style:text-position="0% 100%" style:font-name="標楷體1" fo:font-style="normal" fo:text-shadow="none" officeooo:rsid="1e2c657e" style:font-style-asian="normal" style:text-emphasize="none"/>
    </style:style>
    <style:style style:name="T197" style:family="text">
      <style:text-properties style:text-outline="false" style:text-line-through-style="none" style:text-line-through-type="none" style:text-position="0% 100%" style:font-name="標楷體1" fo:font-style="normal" fo:text-shadow="none" officeooo:rsid="1e259b6b" style:font-style-asian="normal" style:text-emphasize="none"/>
    </style:style>
    <style:style style:name="T198" style:family="text">
      <style:text-properties style:text-outline="false" style:text-line-through-style="none" style:text-line-through-type="none" style:text-position="0% 100%" style:font-name="標楷體1" fo:font-style="normal" fo:text-shadow="none" officeooo:rsid="217d7e08" style:font-style-asian="normal" style:text-emphasize="none"/>
    </style:style>
    <style:style style:name="T199" style:family="text">
      <style:text-properties style:text-outline="false" style:text-line-through-style="none" style:text-line-through-type="none" style:text-position="0% 100%" style:font-name="標楷體1" fo:font-style="normal" fo:text-shadow="none" officeooo:rsid="1e6e43e6" style:font-style-asian="normal" style:text-emphasize="none"/>
    </style:style>
    <style:style style:name="T200" style:family="text">
      <style:text-properties style:text-outline="false" style:text-line-through-style="none" style:text-line-through-type="none" style:text-position="0% 100%" style:font-name="標楷體1" fo:font-style="normal" fo:text-shadow="none" officeooo:rsid="1d9bb035" style:font-style-asian="normal" style:text-emphasize="none"/>
    </style:style>
    <style:style style:name="T201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style-asian="normal" style:text-emphasize="none"/>
    </style:style>
    <style:style style:name="T202" style:family="text">
      <style:text-properties style:text-outline="false" style:text-line-through-style="none" style:text-line-through-type="none" style:text-position="0% 100%" style:font-name="標楷體1" fo:font-style="normal" fo:text-shadow="none" officeooo:rsid="1e3a859e" style:font-style-asian="normal" style:text-emphasize="none"/>
    </style:style>
    <style:style style:name="T203" style:family="text">
      <style:text-properties style:text-outline="false" style:text-line-through-style="none" style:text-line-through-type="none" style:text-position="0% 100%" style:font-name="標楷體1" fo:font-style="normal" fo:text-shadow="none" officeooo:rsid="1e6cb1db" style:font-style-asian="normal" style:text-emphasize="none"/>
    </style:style>
    <style:style style:name="T2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1629a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07" style:family="text">
      <style:text-properties style:text-outline="false" style:text-line-through-style="none" style:text-line-through-type="none" style:text-position="0% 100%" style:font-name="Liberation Serif" fo:font-style="normal" fo:text-shadow="none" officeooo:rsid="1f2b5203" style:font-name-asian="標楷體1" style:font-style-asian="normal" style:text-emphasize="none"/>
    </style:style>
    <style:style style:name="T208" style:family="text">
      <style:text-properties style:text-outline="false" style:text-line-through-style="none" style:text-line-through-type="none" style:text-position="0% 100%" style:font-name="Liberation Serif" fo:font-style="normal" fo:text-shadow="none" officeooo:rsid="1e6cb1db" style:font-name-asian="標楷體1" style:font-style-asian="normal" style:text-emphasize="none"/>
    </style:style>
    <style:style style:name="T209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1629a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10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11" style:family="text">
      <style:text-properties style:text-outline="false" style:text-line-through-style="none" style:text-line-through-type="none" style:text-position="0% 100%" style:font-name="Arial1" fo:font-style="normal" fo:text-shadow="none" officeooo:rsid="1d9bb035" style:font-name-asian="Arial1" style:font-style-asian="normal" style:text-emphasize="none"/>
    </style:style>
    <style:style style:name="T212" style:family="text">
      <style:text-properties style:text-outline="false" style:text-line-through-style="none" style:text-line-through-type="none" style:text-position="0% 100%" style:font-name="Arial1" fo:font-style="normal" fo:text-shadow="none" officeooo:rsid="1e6cb1db" style:font-name-asian="Arial1" style:font-style-asian="normal" style:text-emphasize="none"/>
    </style:style>
    <style:style style:name="T213" style:family="text">
      <style:text-properties style:text-outline="false" style:text-line-through-style="none" style:text-line-through-type="none" style:text-position="0% 100%" style:font-name="Arial1" fo:font-style="normal" fo:text-shadow="none" officeooo:rsid="21629a65" style:font-name-asian="Arial1" style:font-style-asian="normal" style:text-emphasize="none"/>
    </style:style>
    <style:style style:name="T214" style:family="text">
      <style:text-properties style:text-outline="false" style:text-line-through-style="none" style:text-line-through-type="none" style:text-position="0% 100%" style:font-name="Arial1" fo:font-style="normal" fo:text-shadow="none" officeooo:rsid="24ffe503" style:font-name-asian="Arial1" style:font-style-asian="normal" style:text-emphasize="none"/>
    </style:style>
    <style:style style:name="T215" style:family="text">
      <style:text-properties style:text-outline="false" style:text-line-through-style="none" style:text-line-through-type="none" style:text-position="0% 100%" style:font-name="Arial1" fo:font-style="normal" fo:text-shadow="none" officeooo:rsid="1e6e43e6" style:font-name-asian="Arial1" style:font-style-asian="normal" style:text-emphasize="none"/>
    </style:style>
    <style:style style:name="T216" style:family="text">
      <style:text-properties style:text-outline="false" style:text-line-through-style="none" style:text-line-through-type="none" style:text-position="0% 100%" style:font-name="Arial1" fo:font-style="normal" fo:text-shadow="none" officeooo:rsid="1d502999" style:font-name-asian="Arial1" style:font-style-asian="normal" style:text-emphasize="none"/>
    </style:style>
    <style:style style:name="T217" style:family="text">
      <style:text-properties style:text-outline="false" style:text-line-through-style="none" style:text-line-through-type="none" style:text-position="0% 100%" style:font-name="Arial1" fo:font-style="normal" fo:text-shadow="none" officeooo:rsid="1e259b6b" style:font-name-asian="Arial1" style:font-style-asian="normal" style:text-emphasize="none"/>
    </style:style>
    <style:style style:name="T218" style:family="text">
      <style:text-properties style:text-outline="false" style:text-line-through-style="none" style:text-line-through-type="none" style:text-position="0% 100%" style:font-name="Arial1" fo:font-style="normal" fo:text-shadow="none" officeooo:rsid="1f2b5203" style:font-name-asian="Arial1" style:font-style-asian="normal" style:text-emphasize="none"/>
    </style:style>
    <style:style style:name="T219" style:family="text">
      <style:text-properties style:text-outline="false" style:text-line-through-style="none" style:text-line-through-type="none" style:text-position="0% 100%" style:font-name="Arial1" fo:font-size="17pt" fo:font-style="normal" fo:text-shadow="none" style:text-underline-style="none" fo:font-weight="bold" officeooo:rsid="21629a65" style:font-name-asian="Arial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20" style:family="text">
      <style:text-properties fo:color="#050505"/>
    </style:style>
    <style:style style:name="T221" style:family="text">
      <style:text-properties fo:color="#050505" officeooo:rsid="1e258a91" style:font-name-asian="標楷體1"/>
    </style:style>
    <style:style style:name="T222" style:family="text">
      <style:text-properties fo:color="#050505" officeooo:rsid="1e6cb1db" style:font-name-asian="標楷體1"/>
    </style:style>
    <style:style style:name="T223" style:family="text">
      <style:text-properties fo:color="#050505" style:text-outline="false" style:text-line-through-style="none" style:text-line-through-type="none" style:text-position="0% 100%" fo:font-style="normal" fo:text-shadow="none" officeooo:rsid="1e6cb1db" style:font-name-asian="標楷體1" style:font-style-asian="normal" style:text-emphasize="none"/>
    </style:style>
    <style:style style:name="T224" style:family="text">
      <style:text-properties fo:color="#050505" style:text-outline="false" style:text-line-through-style="none" style:text-line-through-type="none" style:text-position="0% 100%" fo:font-style="normal" fo:text-shadow="none" officeooo:rsid="20b5ccba" style:font-name-asian="標楷體1" style:font-style-asian="normal" style:text-emphasize="none"/>
    </style:style>
    <style:style style:name="T225" style:family="text">
      <style:text-properties fo:color="#050505" style:text-outline="false" style:text-line-through-style="none" style:text-line-through-type="none" style:text-position="0% 100%" style:font-name="標楷體1" fo:font-style="normal" fo:text-shadow="none" officeooo:rsid="20b5ccba" style:font-name-asian="標楷體1" style:font-style-asian="normal" style:text-emphasize="none"/>
    </style:style>
    <style:style style:name="T226" style:family="text">
      <style:text-properties fo:color="#050505" style:text-outline="false" style:text-line-through-style="none" style:text-line-through-type="none" style:text-position="0% 100%" fo:font-size="7pt" fo:font-style="normal" fo:text-shadow="none" officeooo:rsid="1d9bb035" style:font-name-asian="標楷體1" style:font-size-asian="7pt" style:font-style-asian="normal" style:font-size-complex="7pt" style:text-emphasize="none"/>
    </style:style>
    <style:style style:name="T227" style:family="text">
      <style:text-properties fo:color="#050505" style:text-outline="false" style:text-line-through-style="none" style:text-line-through-type="none" style:text-position="0% 100%" fo:font-size="10pt" fo:font-style="normal" fo:text-shadow="none" officeooo:rsid="1d9bb035" style:font-name-asian="標楷體1" style:font-size-asian="10pt" style:font-style-asian="normal" style:font-size-complex="10pt" style:text-emphasize="none"/>
    </style:style>
    <style:style style:name="T228" style:family="text">
      <style:text-properties fo:color="#050505" style:text-outline="false" style:text-line-through-style="none" style:text-line-through-type="none" style:text-position="0% 100%" fo:font-size="6pt" fo:font-style="normal" fo:text-shadow="none" officeooo:rsid="1d9bb035" style:font-name-asian="標楷體1" style:font-size-asian="6pt" style:font-style-asian="normal" style:font-size-complex="6pt" style:text-emphasize="none"/>
    </style:style>
    <style:style style:name="T229" style:family="text">
      <style:text-properties fo:color="#050505" style:text-outline="false" style:text-line-through-style="none" style:text-line-through-type="none" style:text-position="0% 100%" fo:font-size="6pt" fo:font-style="normal" fo:text-shadow="none" officeooo:rsid="22113440" style:font-name-asian="標楷體1" style:font-size-asian="6pt" style:font-style-asian="normal" style:font-size-complex="6pt" style:text-emphasize="none"/>
    </style:style>
    <style:style style:name="T230" style:family="text">
      <style:text-properties fo:color="#050505" fo:font-size="14pt" style:font-size-asian="14pt" style:font-size-complex="14pt"/>
    </style:style>
    <style:style style:name="T231" style:family="text">
      <style:text-properties fo:color="#050505" officeooo:rsid="1d9bb035"/>
    </style:style>
    <style:style style:name="T232" style:family="text">
      <style:text-properties officeooo:rsid="1d9bb035"/>
    </style:style>
    <style:style style:name="T233" style:family="text">
      <style:text-properties officeooo:rsid="1f2b5203"/>
    </style:style>
    <style:style style:name="T234" style:family="text">
      <style:text-properties officeooo:rsid="1e6cb1db"/>
    </style:style>
    <style:style style:name="T235" style:family="text">
      <style:text-properties style:use-window-font-color="true"/>
    </style:style>
    <style:style style:name="T236" style:family="text">
      <style:text-properties style:use-window-font-color="true" style:text-outline="false" style:text-line-through-style="none" style:text-line-through-type="none" style:text-position="0% 100%" fo:font-style="normal" fo:text-shadow="none" officeooo:rsid="1e6cb1db" style:font-name-asian="標楷體1" style:font-style-asian="normal" style:text-emphasize="none"/>
    </style:style>
    <style:style style:name="T237" style:family="text">
      <style:text-properties style:use-window-font-color="true" style:text-outline="false" style:text-line-through-style="none" style:text-line-through-type="none" style:text-position="0% 100%" fo:font-style="normal" fo:text-shadow="none" officeooo:rsid="1f2b5203" style:font-name-asian="標楷體1" style:font-style-asian="normal" style:text-emphasize="none"/>
    </style:style>
    <style:style style:name="T238" style:family="text">
      <style:text-properties officeooo:rsid="1e0491ca"/>
    </style:style>
    <style:style style:name="T239" style:family="text">
      <style:text-properties officeooo:rsid="17cb7444"/>
    </style:style>
    <style:style style:name="T240" style:family="text">
      <style:text-properties fo:color="#000001"/>
    </style:style>
    <style:style style:name="T241" style:family="text">
      <style:text-properties fo:color="#000001" style:font-name="標楷體1" style:font-name-asian="標楷體1"/>
    </style:style>
    <style:style style:name="T242" style:family="text">
      <style:text-properties fo:color="#000001" style:font-name="標楷體1" officeooo:rsid="215ddbb2" style:font-name-asian="標楷體1"/>
    </style:style>
    <style:style style:name="T243" style:family="text">
      <style:text-properties fo:color="#000001" officeooo:rsid="215ddbb2"/>
    </style:style>
    <style:style style:name="T244" style:family="text">
      <style:text-properties officeooo:rsid="21629a65"/>
    </style:style>
    <style:style style:name="T245" style:family="text">
      <style:text-properties officeooo:rsid="2182c735"/>
    </style:style>
    <style:style style:name="T246" style:family="text">
      <style:text-properties fo:color="#1c1c1c" style:text-outline="false" style:text-line-through-style="none" style:text-line-through-type="none" style:text-position="0% 100%" fo:font-style="normal" fo:text-shadow="none" officeooo:rsid="1f2b5203" style:font-style-asian="normal" style:text-emphasize="none"/>
    </style:style>
    <style:style style:name="T247" style:family="text">
      <style:text-properties fo:color="#1c1c1c" style:text-outline="false" style:text-line-through-style="none" style:text-line-through-type="none" style:text-position="0% 100%" fo:font-style="normal" fo:text-shadow="none" officeooo:rsid="1d484334" style:font-style-asian="normal" style:text-emphasize="none"/>
    </style:style>
    <style:style style:name="T248" style:family="text">
      <style:text-properties fo:color="#1c1c1c"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249" style:family="text">
      <style:text-properties fo:color="#1c1c1c" style:text-outline="false" style:text-line-through-style="none" style:text-line-through-type="none" style:text-position="0% 100%" fo:font-style="normal" fo:text-shadow="none" officeooo:rsid="1df7a400" style:font-name-asian="標楷體1" style:font-style-asian="normal" style:text-emphasize="none"/>
    </style:style>
    <style:style style:name="T250" style:family="text">
      <style:text-properties fo:color="#1c1c1c" style:text-outline="false" style:text-line-through-style="none" style:text-line-through-type="none" style:text-position="0% 100%" fo:font-style="normal" fo:text-shadow="none" officeooo:rsid="1e6cb1db" style:font-name-asian="標楷體1" style:font-style-asian="normal" style:text-emphasize="none"/>
    </style:style>
    <style:style style:name="T251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2b6f314a" style:font-style-asian="normal" style:text-emphasize="none"/>
    </style:style>
    <style:style style:name="T252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1e2c657e" style:font-name-asian="標楷體1" style:font-style-asian="normal" style:text-emphasize="none"/>
    </style:style>
    <style:style style:name="T253" style:family="text">
      <style:text-properties officeooo:rsid="1f5968ea"/>
    </style:style>
    <style:style style:name="T254" style:family="text">
      <style:text-properties style:font-name="Arial1" style:font-name-asian="Arial1"/>
    </style:style>
    <style:style style:name="T255" style:family="text">
      <style:text-properties style:font-name="Arial1" officeooo:rsid="1e2c657e" style:font-name-asian="Arial1"/>
    </style:style>
    <style:style style:name="T256" style:family="text">
      <style:text-properties style:font-name="Arial1" officeooo:rsid="1e24fe68" style:font-name-asian="Arial1"/>
    </style:style>
    <style:style style:name="T257" style:family="text">
      <style:text-properties style:font-name="Arial1" officeooo:rsid="1e259b6b" style:font-name-asian="Arial1"/>
    </style:style>
    <style:style style:name="T258" style:family="text">
      <style:text-properties style:font-name="Arial1" officeooo:rsid="1e3e4535" style:font-name-asian="Arial1"/>
    </style:style>
    <style:style style:name="T259" style:family="text">
      <style:text-properties style:font-name="Arial1" officeooo:rsid="1e289eb7" style:font-name-asian="Arial1"/>
    </style:style>
    <style:style style:name="T260" style:family="text">
      <style:text-properties style:font-name="Arial1" officeooo:rsid="1e45a3e5" style:font-name-asian="Arial1"/>
    </style:style>
    <style:style style:name="T261" style:family="text">
      <style:text-properties style:font-name="Arial1" officeooo:rsid="1e258a91" style:font-name-asian="Arial1"/>
    </style:style>
    <style:style style:name="T262" style:family="text">
      <style:text-properties style:font-name="Arial1" officeooo:rsid="1e289eb7" style:font-name-asian="Arial1" style:font-name-complex="標楷體"/>
    </style:style>
    <style:style style:name="T263" style:family="text">
      <style:text-properties style:font-name="Arial1" officeooo:rsid="1e5a8a74" style:font-name-asian="Arial1" style:font-name-complex="標楷體"/>
    </style:style>
    <style:style style:name="T264" style:family="text">
      <style:text-properties style:font-name="Arial1" officeooo:rsid="1e65a078" style:font-name-asian="Arial1" style:font-name-complex="標楷體"/>
    </style:style>
    <style:style style:name="T265" style:family="text">
      <style:text-properties style:font-name="Arial1" officeooo:rsid="1e6e43e6" style:font-name-asian="Arial1" style:font-name-complex="標楷體"/>
    </style:style>
    <style:style style:name="T266" style:family="text">
      <style:text-properties style:font-name="Arial1" officeooo:rsid="1e6e9b76" style:font-name-asian="Arial1" style:font-name-complex="標楷體"/>
    </style:style>
    <style:style style:name="T267" style:family="text">
      <style:text-properties style:font-name="Arial1" officeooo:rsid="1e6fd790" style:font-name-asian="Arial1" style:font-name-complex="標楷體"/>
    </style:style>
    <style:style style:name="T268" style:family="text">
      <style:text-properties style:font-name="Arial1" officeooo:rsid="1e7dba37" style:font-name-asian="Arial1" style:font-name-complex="標楷體"/>
    </style:style>
    <style:style style:name="T269" style:family="text">
      <style:text-properties style:font-name="Arial1" officeooo:rsid="1ea2c34a" style:font-name-asian="Arial1" style:font-name-complex="標楷體"/>
    </style:style>
    <style:style style:name="T270" style:family="text">
      <style:text-properties style:font-name="Arial1" officeooo:rsid="1ead908f" style:font-name-asian="Arial1" style:font-name-complex="標楷體"/>
    </style:style>
    <style:style style:name="T271" style:family="text">
      <style:text-properties style:font-name="Arial1" officeooo:rsid="1ea48a42" style:font-name-asian="Arial1" style:font-name-complex="標楷體"/>
    </style:style>
    <style:style style:name="T272" style:family="text">
      <style:text-properties style:font-name="Arial1" officeooo:rsid="1ea997ff" style:font-name-asian="Arial1" style:font-name-complex="標楷體"/>
    </style:style>
    <style:style style:name="T273" style:family="text">
      <style:text-properties style:font-name="Arial1" officeooo:rsid="1eb0436e" style:font-name-asian="Arial1" style:font-name-complex="標楷體"/>
    </style:style>
    <style:style style:name="T274" style:family="text">
      <style:text-properties style:font-name="Arial1" officeooo:rsid="1eae9fbf" style:font-name-asian="Arial1" style:font-name-complex="標楷體"/>
    </style:style>
    <style:style style:name="T275" style:family="text">
      <style:text-properties style:font-name="Arial1" officeooo:rsid="1e8e2c8e" style:font-name-asian="Arial1" style:font-name-complex="標楷體"/>
    </style:style>
    <style:style style:name="T276" style:family="text">
      <style:text-properties style:font-name="Arial1" officeooo:rsid="1e6cb1db" style:font-name-asian="Arial1" style:font-name-complex="標楷體"/>
    </style:style>
    <style:style style:name="T277" style:family="text">
      <style:text-properties style:font-name="Arial1" officeooo:rsid="1e2de8f1" style:font-name-asian="Arial1" style:font-name-complex="標楷體"/>
    </style:style>
    <style:style style:name="T278" style:family="text">
      <style:text-properties style:font-name="Arial1" officeooo:rsid="1ed0f976" style:font-name-asian="Arial1" style:font-name-complex="標楷體"/>
    </style:style>
    <style:style style:name="T279" style:family="text">
      <style:text-properties style:font-name="Arial1" officeooo:rsid="1e65a078" style:font-name-asian="Arial1"/>
    </style:style>
    <style:style style:name="T280" style:family="text">
      <style:text-properties style:font-name="Arial1" officeooo:rsid="1e6cb1db" style:font-name-asian="Arial1"/>
    </style:style>
    <style:style style:name="T281" style:family="text">
      <style:text-properties style:font-name="Arial1" officeooo:rsid="1d9bb035" style:font-name-asian="Arial1"/>
    </style:style>
    <style:style style:name="T282" style:family="text">
      <style:text-properties style:font-name="Arial1" officeooo:rsid="21629a65" style:font-name-asian="Arial1"/>
    </style:style>
    <style:style style:name="T283" style:family="text">
      <style:text-properties style:font-name="Arial1" officeooo:rsid="1e0491ca" style:font-name-asian="Arial1"/>
    </style:style>
    <style:style style:name="T284" style:family="text">
      <style:text-properties style:font-name="Arial1" style:text-underline-style="none" officeooo:rsid="1e2c657e" style:font-name-asian="Arial1"/>
    </style:style>
    <style:style style:name="T285" style:family="text">
      <style:text-properties style:font-name="Arial1" fo:font-size="17pt" style:text-underline-style="none" fo:font-weight="bold" officeooo:rsid="1e8e2c8e" style:font-name-asian="Arial1" style:font-size-asian="17pt" style:language-asian="zh" style:country-asian="TW" style:font-weight-asian="bold" style:font-name-complex="標楷體" style:font-size-complex="17pt" style:font-weight-complex="bold"/>
    </style:style>
    <style:style style:name="T286" style:family="text">
      <style:text-properties style:font-name="Arial1" fo:font-size="17pt" style:text-underline-style="none" fo:font-weight="bold" officeooo:rsid="1e7dba37" style:font-name-asian="Arial1" style:font-size-asian="17pt" style:language-asian="zh" style:country-asian="TW" style:font-weight-asian="bold" style:font-name-complex="標楷體" style:font-size-complex="17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65cm" fo:text-indent="-1cm" fo:margin-left="0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1cm" fo:margin-left="1.36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65cm" fo:text-indent="-1cm" fo:margin-left="2.36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6cm" fo:text-indent="-1cm" fo:margin-left="3.3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6cm" fo:text-indent="-1cm" fo:margin-left="4.3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5.3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6.3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4cm" fo:text-indent="-0.998cm" fo:margin-left="7.3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4cm" fo:text-indent="-1cm" fo:margin-left="8.36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64cm" fo:text-indent="-1cm" fo:margin-left="9.364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25259" text:style-name="L1">
        <text:list-item>
          <text:list>
            <text:list-item>
              <text:p text:style-name="P2"><text:bookmark-start text:name="假定，以賽亞書 是 暗喻、隱喻、提示（基督教 認定的）末日審判的 預言"/><text:span text:style-name="T72">假定，</text:span><text:span text:style-name="T10">以賽亞書</text:span><text:span text:style-name="T72"> 是 暗喻、隱喻、提示</text:span><text:span text:style-name="T73">（基督教 認定的）</text:span><text:span text:style-name="T72">末日審判的 預言</text:span><text:bookmark-end text:name="假定，以賽亞書 是 暗喻、隱喻、提示（基督教 認定的）末日審判的 預言"/></text:p>
              <text:list>
                <text:list-item>
                  <text:p text:style-name="P3"><text:span text:style-name="T10">以賽亞</text:span><text:span text:style-name="T11"> </text:span><text:span text:style-name="T284">↔</text:span><text:span text:style-name="T12">（基督教 認定的）</text:span><text:span text:style-name="T116">先知。</text:span></text:p>
                </text:list-item>
              </text:list>
            </text:list-item>
            <text:list-item>
              <text:p text:style-name="P323"><text:bookmark-start text:name="以賽亞書"/>以賽亞書<text:bookmark-end text:name="以賽亞書"/></text:p>
              <text:list>
                <text:list-item>
                  <text:p text:style-name="P4"><text:bookmark-start text:name="第1章"/><text:span text:style-name="T1">第1章</text:span><text:bookmark-end text:name="第1章"/><text:span text:style-name="T1">。</text:span></text:p>
                  <text:list>
                    <text:list-item>
                      <text:p text:style-name="P4"><text:span text:style-name="T1">以色列的聖者 </text:span><text:span text:style-name="T255">↔</text:span><text:span text:style-name="T16">（基督教 認定的）彌賽亞。</text:span></text:p>
                    </text:list-item>
                    <text:list-item>
                      <text:p text:style-name="P4"><text:span text:style-name="T1">屢次 悖逆 </text:span><text:span text:style-name="T256">↔</text:span><text:span text:style-name="T9"> 出埃及記的第17章、以西結的第16章。</text:span></text:p>
                    </text:list-item>
                    <text:list-item>
                      <text:p text:style-name="P4"><text:span text:style-name="T13">錫安城 </text:span><text:span text:style-name="T257">↔</text:span><text:span text:style-name="T14"> 地球個體的 表面。</text:span></text:p>
                    </text:list-item>
                    <text:list-item>
                      <text:p text:style-name="P7"><text:span text:style-name="T1">所多瑪的官長 </text:span><text:span text:style-name="T254">↔</text:span><text:span text:style-name="T16">（</text:span><text:span text:style-name="T1">人類文明的</text:span><text:span text:style-name="T16">）</text:span><text:span text:style-name="T1">物質文明的 領導層。</text:span></text:p>
                    </text:list-item>
                    <text:list-item>
                      <text:p text:style-name="P7"><text:span text:style-name="T1">蛾摩拉的百姓 </text:span><text:span text:style-name="T254">↔</text:span><text:span text:style-name="T16">（</text:span><text:span text:style-name="T1">人類文明的</text:span><text:span text:style-name="T16">）</text:span><text:span text:style-name="T1">信念文明的 國民群。</text:span></text:p>
                    </text:list-item>
                    <text:list-item>
                      <text:p text:style-name="P5"><text:span text:style-name="T15">院宇 </text:span><text:span text:style-name="T258">↔</text:span><text:span text:style-name="T17"> 太陽個體。</text:span></text:p>
                    </text:list-item>
                    <text:list-item>
                      <text:p text:style-name="P4"><text:span text:style-name="T13">殺人的血 </text:span><text:span text:style-name="T259">↔</text:span><text:span text:style-name="T15"> 犯罪、行惡、作惡、傷害、殺人、弱肉強食、發動世界大戰、發動信念戰爭。</text:span></text:p>
                    </text:list-item>
                    <text:list-item>
                      <text:p text:style-name="P6"><text:span text:style-name="T17">學習行善，尋求公平，解救受欺壓的 </text:span><text:span text:style-name="T260">↔</text:span><text:span text:style-name="T18"> 德、無己、愛。</text:span></text:p>
                      <text:list>
                        <text:list-item>
                          <text:p text:style-name="P8">明顯例子，共生、導師制。</text:p>
                          <text:list>
                            <text:list-item>
                              <text:p text:style-name="P406"><text:span text:style-name="T42">（共生 的 描述在 </text:span><text:span text:style-name="T5">_</text:span><text:span text:style-name="T42"> 文件群的 </text:span><text:span text:style-name="T5">細胞論</text:span><text:span text:style-name="T42">、</text:span><text:span text:style-name="T5">共存</text:span><text:span text:style-name="T82">）</text:span></text:p>
                            </text:list-item>
                            <text:list-item>
                              <text:p text:style-name="P407"><text:span text:style-name="T82">（導師制 的 </text:span><text:span text:style-name="T66">體制</text:span><text:span text:style-name="T82"> 描述在 </text:span><text:span text:style-name="T67">導師制</text:span><text:span text:style-name="T82">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3"><text:span text:style-name="T81">甘心聽從</text:span><text:span text:style-name="T83"> </text:span><text:span text:style-name="T261">↔</text:span><text:span text:style-name="T83">（出埃及記 認定的）應許之地。</text:span></text:p>
                    </text:list-item>
                    <text:list-item>
                      <text:p text:style-name="P9">不聽從 <text:span text:style-name="T254">↔</text:span>（以西結書 認定的）所多瑪。</text:p>
                    </text:list-item>
                    <text:list-item>
                      <text:p text:style-name="P9">刀劍 <text:span text:style-name="T254">↔</text:span>（啟示錄 認定的）紅馬。</text:p>
                      <text:list>
                        <text:list-item>
                          <text:p text:style-name="P9">明顯例子，核子武器、生化武器。</text:p>
                        </text:list-item>
                      </text:list>
                    </text:list-item>
                    <text:list-item>
                      <text:p text:style-name="P64"><text:span text:style-name="T75">賄賂</text:span><text:span text:style-name="T21"> </text:span><text:span text:style-name="T262">↔</text:span><text:span text:style-name="T85">（以西結書 認定的）</text:span><text:span text:style-name="T75">賄賂</text:span><text:span text:style-name="T22">。</text:span></text:p>
                    </text:list-item>
                    <text:list-item>
                      <text:p text:style-name="P65"><text:span text:style-name="T22">渣滓</text:span><text:span text:style-name="T21"> </text:span><text:span text:style-name="T262">↔</text:span><text:span text:style-name="T76">（基督教 認定的）不會結果的葡萄樹枝。</text:span></text:p>
                    </text:list-item>
                    <text:list-item>
                      <text:p text:style-name="P65"><text:span text:style-name="T76">雜質</text:span><text:span text:style-name="T21"> </text:span><text:span text:style-name="T262">↔</text:span><text:span text:style-name="T85">（以西結書 認定的）</text:span><text:span text:style-name="T76">被火燒的葡萄樹枝</text:span><text:span text:style-name="T22">。</text:span></text:p>
                    </text:list-item>
                    <text:list-item>
                      <text:p text:style-name="P66"><text:span text:style-name="T22">審判官</text:span><text:span text:style-name="T21"> </text:span><text:span text:style-name="T262">↔</text:span><text:span text:style-name="T76">（基督教 認定的）</text:span><text:span text:style-name="T77">彌賽亞。</text:span></text:p>
                    </text:list-item>
                    <text:list-item>
                      <text:p text:style-name="P66"><text:span text:style-name="T77">謀士</text:span><text:span text:style-name="T21"> </text:span><text:span text:style-name="T262">↔</text:span><text:span text:style-name="T22"> 長老、先知、導師。</text:span></text:p>
                      <text:list>
                        <text:list-item>
                          <text:p text:style-name="P324">明顯例子，長老制。</text:p>
                          <text:list>
                            <text:list-item>
                              <text:p text:style-name="P408"><text:span text:style-name="T22">（長老制 的 描述在 </text:span><text:span text:style-name="T3">_</text:span><text:span text:style-name="T22"> 文件群的 </text:span><text:span text:style-name="T3">長老制</text:span><text:span text:style-name="T22">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7"><text:span text:style-name="T81">公義的城</text:span><text:span text:style-name="T83"> </text:span><text:span text:style-name="T261">↔</text:span><text:span text:style-name="T83">（啟示錄 認定的）新耶路撒冷城。</text:span></text:p>
                    </text:list-item>
                    <text:list-item>
                      <text:p text:style-name="P68"><text:span text:style-name="T40">錫安 </text:span><text:span text:style-name="T257">↔</text:span><text:span text:style-name="T41"> 地球個體的 表面。</text:span></text:p>
                    </text:list-item>
                    <text:list-item>
                      <text:p text:style-name="P68"><text:span text:style-name="T22">歸正 </text:span><text:span text:style-name="T263">↔</text:span><text:span text:style-name="T76">（基督教 認定的）</text:span><text:span text:style-name="T23">認罪、悔改。</text:span></text:p>
                    </text:list-item>
                    <text:list-item>
                      <text:p text:style-name="P68"><text:span text:style-name="T22">歸正 </text:span><text:span text:style-name="T263">↔</text:span><text:span text:style-name="T23"> 提升、昇華 德、無己、愛。</text:span></text:p>
                    </text:list-item>
                    <text:list-item>
                      <text:p text:style-name="P69"><text:span text:style-name="T76">歸正的人</text:span><text:span text:style-name="T22"> </text:span><text:span text:style-name="T263">↔</text:span><text:span text:style-name="T76">（基督教 認定的）麥子。</text:span></text:p>
                    </text:list-item>
                    <text:list-item>
                      <text:p text:style-name="P70"><text:span text:style-name="T23">悖逆</text:span><text:span text:style-name="T22"> </text:span><text:span text:style-name="T263">↔</text:span><text:span text:style-name="T76">（基督教 認定的）硬心到底、（出埃及記 認定的）埃及法老。</text:span></text:p>
                    </text:list-item>
                    <text:list-item>
                      <text:p text:style-name="P71"><text:span text:style-name="T76">犯罪</text:span><text:span text:style-name="T22"> </text:span><text:span text:style-name="T263">↔</text:span><text:span text:style-name="T85">（以西結書 認定的）</text:span><text:span text:style-name="T76">行邪淫、（基督教 認定的）不愛神、不愛人。</text:span></text:p>
                    </text:list-item>
                    <text:list-item>
                      <text:p text:style-name="P72"><text:span text:style-name="T76">犯罪</text:span><text:span text:style-name="T22"> </text:span><text:span text:style-name="T263">↔</text:span><text:span text:style-name="T23"> 缺德、無德、反德。</text:span></text:p>
                    </text:list-item>
                    <text:list-item>
                      <text:p text:style-name="P69"><text:span text:style-name="T23">悖逆的和犯罪的</text:span><text:span text:style-name="T22"> </text:span><text:span text:style-name="T263">↔</text:span><text:span text:style-name="T76">（基督教 認定的）稗子。</text:span></text:p>
                    </text:list-item>
                    <text:list-item>
                      <text:p text:style-name="P77"><text:span text:style-name="T20">你們</text:span><text:span text:style-name="T22"> </text:span><text:span text:style-name="T263">↔</text:span><text:span text:style-name="T23"> 人類。</text:span></text:p>
                    </text:list-item>
                    <text:list-item>
                      <text:p text:style-name="P73"><text:span text:style-name="T24">園子</text:span><text:span text:style-name="T23"> </text:span><text:span text:style-name="T264">↔</text:span><text:span text:style-name="T24"> 信念文明、物質文明。</text:span></text:p>
                    </text:list-item>
                  </text:list>
                </text:list-item>
                <text:list-item>
                  <text:p text:style-name="P74"><text:bookmark-start text:name="第2章"/><text:span text:style-name="T86">第</text:span><text:span text:style-name="T25">2</text:span><text:span text:style-name="T86">章</text:span><text:bookmark-end text:name="第2章"/><text:span text:style-name="T86">。</text:span></text:p>
                  <text:list>
                    <text:list-item>
                      <text:p text:style-name="P75"><text:span text:style-name="T86">那日</text:span><text:span text:style-name="T23"> </text:span><text:span text:style-name="T264">↔</text:span><text:span text:style-name="T85">（啟示錄 認定的）末日審判。</text:span></text:p>
                    </text:list-item>
                  </text:list>
                </text:list-item>
                <text:list-item>
                  <text:p text:style-name="P76"><text:bookmark-start text:name="第3章"/><text:span text:style-name="T26">第3</text:span><text:span text:style-name="T87">章</text:span><text:bookmark-end text:name="第3章"/><text:span text:style-name="T87">。</text:span></text:p>
                  <text:list>
                    <text:list-item>
                      <text:p text:style-name="P78"><text:span text:style-name="T87">錫安</text:span><text:span text:style-name="T23"> </text:span><text:span text:style-name="T264">↔</text:span><text:span text:style-name="T24"> </text:span><text:span text:style-name="T27">地表的 人類文明</text:span><text:span text:style-name="T24">。</text:span></text:p>
                      <text:list>
                        <text:list-item>
                          <text:p text:style-name="P78"><text:span text:style-name="T24">地表 是 </text:span><text:span text:style-name="T27">地球個體的 表面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9"><text:bookmark-start text:name="第4章"/><text:span text:style-name="T86">第</text:span><text:span text:style-name="T25">4</text:span><text:span text:style-name="T86">章</text:span><text:bookmark-end text:name="第4章"/><text:span text:style-name="T86">。</text:span></text:p>
                  <text:list>
                    <text:list-item>
                      <text:p text:style-name="P80"><text:span text:style-name="T86">以色列逃脫的人 </text:span><text:span text:style-name="T265">↔</text:span><text:span text:style-name="T88"> 通過</text:span><text:span text:style-name="T85">（啟示錄 認定的）</text:span><text:span text:style-name="T88">末日審判 的 人類個體。</text:span></text:p>
                    </text:list-item>
                    <text:list-item>
                      <text:p text:style-name="P81"><text:span text:style-name="T88">公義的靈、焚燒的靈 </text:span><text:span text:style-name="T266">↔</text:span><text:span text:style-name="T89">（基督教 認定的）聖靈。</text:span></text:p>
                    </text:list-item>
                    <text:list-item>
                      <text:p text:style-name="P81"><text:span text:style-name="T89">耶路撒冷 </text:span><text:span text:style-name="T267">↔</text:span><text:span text:style-name="T90"> </text:span><text:span text:style-name="T27">地球個體的 表面</text:span><text:span text:style-name="T90">。</text:span></text:p>
                    </text:list-item>
                    <text:list-item>
                      <text:p text:style-name="P82"><text:span text:style-name="T90">錫安 </text:span><text:span text:style-name="T267">↔</text:span><text:span text:style-name="T90"> 人類文明</text:span><text:span text:style-name="T27">。</text:span></text:p>
                    </text:list-item>
                  </text:list>
                </text:list-item>
                <text:list-item>
                  <text:p text:style-name="P83"><text:bookmark-start text:name="第5章"/><text:span text:style-name="T86">第</text:span><text:span text:style-name="T25">5</text:span><text:span text:style-name="T86">章</text:span><text:bookmark-end text:name="第5章"/><text:span text:style-name="T86">。</text:span></text:p>
                  <text:list>
                    <text:list-item>
                      <text:p text:style-name="P84"><text:span text:style-name="T89">好葡萄</text:span><text:span text:style-name="T88"> </text:span><text:span text:style-name="T266">↔</text:span><text:span text:style-name="T89">（基督教 認定的）麥子。</text:span></text:p>
                    </text:list-item>
                    <text:list-item>
                      <text:p text:style-name="P84"><text:span text:style-name="T89">野葡萄</text:span><text:span text:style-name="T88"> </text:span><text:span text:style-name="T266">↔</text:span><text:span text:style-name="T89">（基督教 認定的）稗子。</text:span></text:p>
                    </text:list-item>
                    <text:list-item>
                      <text:p text:style-name="P85"><text:span text:style-name="T89">耶路撒冷</text:span><text:span text:style-name="T27">的</text:span><text:span text:style-name="T89">居民</text:span><text:span text:style-name="T86"> </text:span><text:span text:style-name="T265">↔</text:span><text:span text:style-name="T88"> 存在、生存、生活 在 地表</text:span><text:span text:style-name="T27">的 個體。</text:span></text:p>
                    </text:list-item>
                    <text:list-item>
                      <text:p text:style-name="P86"><text:span text:style-name="T86">葡萄園、以色列家 </text:span><text:span text:style-name="T265">↔</text:span><text:span text:style-name="T88"> </text:span><text:span text:style-name="T27">地球個體的 表面。</text:span></text:p>
                    </text:list-item>
                    <text:list-item>
                      <text:p text:style-name="P86"><text:span text:style-name="T25">喜愛的樹、猶大人 </text:span><text:span text:style-name="T265">↔</text:span><text:span text:style-name="T28"> </text:span><text:span text:style-name="T90">人類</text:span><text:span text:style-name="T27">。</text:span></text:p>
                    </text:list-item>
                    <text:list-item>
                      <text:p text:style-name="P87"><text:span text:style-name="T27">我必撤去籬笆，使他被吞滅，拆毀牆垣，使他被踐踏</text:span><text:span text:style-name="T86"> </text:span><text:span text:style-name="T265">↔</text:span><text:span text:style-name="T85">（啟示錄 認定的）</text:span><text:span text:style-name="T88">末日審判。</text:span></text:p>
                    </text:list-item>
                    <text:list-item>
                      <text:p text:style-name="P10">六個禍災。</text:p>
                      <text:list>
                        <text:list-item>
                          <text:p text:style-name="P87"><text:span text:style-name="T88">第</text:span><text:span text:style-name="T29">1</text:span><text:span text:style-name="T88">個禍災 </text:span><text:span text:style-name="T268">↔</text:span><text:span text:style-name="T91"> 炒作房地產、房地產變成沒</text:span><text:span text:style-name="T92">人想要的廢墟</text:span><text:span text:style-name="T91">、飢荒。</text:span></text:p>
                        </text:list-item>
                        <text:list-item>
                          <text:p text:style-name="P88"><text:span text:style-name="T88">第</text:span><text:span text:style-name="T30">2</text:span><text:span text:style-name="T88">個禍災 </text:span><text:span text:style-name="T268">↔</text:span><text:span text:style-name="T91"> 死於安樂、死亡率暴增、許多（無人居住的）廢墟。</text:span></text:p>
                          <text:list>
                            <text:list-item>
                              <text:p text:style-name="P11">死於安樂 是 生於憂患、死於安樂 的 死於安樂。</text:p>
                            </text:list-item>
                          </text:list>
                        </text:list-item>
                        <text:list-item>
                          <text:p text:style-name="P89"><text:span text:style-name="T88">第</text:span><text:span text:style-name="T31">3</text:span><text:span text:style-name="T88">個禍災 </text:span><text:span text:style-name="T268">↔</text:span><text:span text:style-name="T91"> 假裝懺悔、實際犯罪。</text:span></text:p>
                          <text:list>
                            <text:list-item>
                              <text:p text:style-name="P319"><text:span text:style-name="T112">以色列聖者所謀劃的臨近成就 </text:span><text:span text:style-name="T285">↔</text:span><text:span text:style-name="T113">（啟示錄 認定的）末日審判、新耶路撒冷城。</text:span></text:p>
                            </text:list-item>
                          </text:list>
                        </text:list-item>
                        <text:list-item>
                          <text:p text:style-name="P320"><text:span text:style-name="T79">第</text:span><text:span text:style-name="T54">4</text:span><text:span text:style-name="T79">個禍災 </text:span><text:span text:style-name="T286">↔</text:span><text:span text:style-name="T80"> 善惡顛倒、惡被認定是善、善被認定是惡。</text:span></text:p>
                        </text:list-item>
                        <text:list-item>
                          <text:p text:style-name="P321"><text:span text:style-name="T79">第</text:span><text:span text:style-name="T55">5</text:span><text:span text:style-name="T79">個禍災 </text:span><text:span text:style-name="T286">↔</text:span><text:span text:style-name="T80"> 認定自己有智慧、認定自己是萬物之靈。</text:span></text:p>
                        </text:list-item>
                        <text:list-item>
                          <text:p text:style-name="P321"><text:span text:style-name="T79">第</text:span><text:span text:style-name="T55">6</text:span><text:span text:style-name="T79">個禍災 </text:span><text:span text:style-name="T286">↔</text:span><text:span text:style-name="T80"> 喝酒、調濃酒、接受賄賂、善惡顛倒。</text:span></text:p>
                        </text:list-item>
                      </text:list>
                    </text:list-item>
                    <text:list-item>
                      <text:p text:style-name="P90"><text:span text:style-name="T88">耶和華的訓悔</text:span><text:span text:style-name="T25"> </text:span><text:span text:style-name="T265">↔</text:span><text:span text:style-name="T89">（基督教 認定的）聖經</text:span><text:span text:style-name="T28">。</text:span></text:p>
                    </text:list-item>
                    <text:list-item>
                      <text:p text:style-name="P91"><text:span text:style-name="T28">以色列聖者</text:span><text:span text:style-name="T25"> </text:span><text:span text:style-name="T265">↔</text:span><text:span text:style-name="T89">（基督教 認定的）耶穌、彌賽亞</text:span><text:span text:style-name="T28">。</text:span></text:p>
                    </text:list-item>
                  </text:list>
                </text:list-item>
                <text:list-item>
                  <text:p text:style-name="P92"><text:bookmark-start text:name="第6章"/><text:span text:style-name="T86">第</text:span><text:span text:style-name="T32">6</text:span><text:span text:style-name="T86">章</text:span><text:bookmark-end text:name="第6章"/><text:span text:style-name="T86">。</text:span></text:p>
                </text:list-item>
                <text:list-item>
                  <text:p text:style-name="P93"><text:bookmark-start text:name="第7章"/><text:span text:style-name="T93">第</text:span><text:span text:style-name="T33">7</text:span><text:span text:style-name="T93">章</text:span><text:bookmark-end text:name="第7章"/><text:span text:style-name="T93">。</text:span></text:p>
                  <text:list>
                    <text:list-item>
                      <text:p text:style-name="P94"><text:span text:style-name="T93">自從以法蓮離開猶大以來</text:span><text:span text:style-name="T91"> </text:span><text:span text:style-name="T269">↔</text:span><text:span text:style-name="T89">（人類 認定的）古以色列 分裂 之後</text:span><text:span text:style-name="T93">。</text:span></text:p>
                    </text:list-item>
                    <text:list-item>
                      <text:p text:style-name="P95"><text:span text:style-name="T93">蒼蠅</text:span><text:span text:style-name="T88"> </text:span><text:span text:style-name="T268">↔</text:span><text:span text:style-name="T91"> 戰機、無人機。</text:span></text:p>
                    </text:list-item>
                    <text:list-item>
                      <text:p text:style-name="P95"><text:span text:style-name="T91">蜂子</text:span><text:span text:style-name="T88"> </text:span><text:span text:style-name="T268">↔</text:span><text:span text:style-name="T91"> 導彈、火箭炮。</text:span></text:p>
                    </text:list-item>
                    <text:list-item>
                      <text:p text:style-name="P95"><text:span text:style-name="T95">大河外賃的剃頭刀 </text:span><text:span text:style-name="T270">↔</text:span><text:span text:style-name="T96"> 海燕導彈。</text:span></text:p>
                    </text:list-item>
                    <text:list-item>
                      <text:p text:style-name="P95"><text:span text:style-name="T91">荊棘和蒺藜 </text:span><text:span text:style-name="T271">↔</text:span><text:span text:style-name="T94"> 鐵絲網、地雷。</text:span></text:p>
                    </text:list-item>
                    <text:list-item>
                      <text:p text:style-name="P95"><text:span text:style-name="T91">弓箭 </text:span><text:span text:style-name="T271">↔</text:span><text:span text:style-name="T94"> 槍。</text:span></text:p>
                    </text:list-item>
                    <text:list-item>
                      <text:p text:style-name="P95"><text:span text:style-name="T94">用鋤刨挖 </text:span><text:span text:style-name="T272">↔</text:span><text:span text:style-name="T95">（為了 放置 地雷）用 鏟子 刨挖。</text:span></text:p>
                    </text:list-item>
                    <text:list-item>
                      <text:p text:style-name="P96"><text:span text:style-name="T95">牛 </text:span><text:span text:style-name="T273">↔</text:span><text:span text:style-name="T98"> 掃雷車。</text:span></text:p>
                    </text:list-item>
                    <text:list-item>
                      <text:p text:style-name="P96"><text:span text:style-name="T95">羊 </text:span><text:span text:style-name="T274">↔</text:span><text:span text:style-name="T97"> 四足機器人。</text:span></text:p>
                    </text:list-item>
                    <text:list-item>
                      <text:p text:style-name="P97"><text:span text:style-name="T97">童女</text:span><text:span text:style-name="T95"> </text:span><text:span text:style-name="T274">↔</text:span><text:span text:style-name="T85">（啟示錄 第十二章的</text:span><text:span text:style-name="T95">）</text:span><text:span text:style-name="T85">婦人。</text:span></text:p>
                    </text:list-item>
                    <text:list-item>
                      <text:p text:style-name="P98"><text:span text:style-name="T85">子</text:span><text:span text:style-name="T95"> </text:span><text:span text:style-name="T274">↔</text:span><text:span text:style-name="T85">（啟示錄 第十二章的</text:span><text:span text:style-name="T95">）</text:span><text:span text:style-name="T89">彌賽亞</text:span><text:span text:style-name="T95">。</text:span></text:p>
                    </text:list-item>
                  </text:list>
                </text:list-item>
                <text:list-item>
                  <text:p text:style-name="P99"><text:bookmark-start text:name="第8章"/><text:span text:style-name="T93">第</text:span><text:span text:style-name="T34">8</text:span><text:span text:style-name="T93">章</text:span><text:bookmark-end text:name="第8章"/><text:span text:style-name="T93">。</text:span></text:p>
                  <text:list>
                    <text:list-item>
                      <text:p text:style-name="P100"><text:span text:style-name="T93">見證人</text:span><text:span text:style-name="T91"> </text:span><text:span text:style-name="T275">↔</text:span><text:span text:style-name="T85">（啟示錄 認定的）</text:span><text:span text:style-name="T93">見證人。</text:span></text:p>
                    </text:list-item>
                    <text:list-item>
                      <text:p text:style-name="P101"><text:span text:style-name="T89">撒瑪利亞 </text:span><text:span text:style-name="T276">↔</text:span><text:span text:style-name="T99">（人類 認定的）古</text:span><text:span text:style-name="T89">以色列</text:span><text:span text:style-name="T99">。</text:span></text:p>
                    </text:list-item>
                    <text:list-item>
                      <text:p text:style-name="P102"><text:span text:style-name="T99">擄物</text:span><text:span text:style-name="T89"> </text:span><text:span text:style-name="T276">↔</text:span><text:span text:style-name="T99">（</text:span><text:span text:style-name="T89">基督教</text:span><text:span text:style-name="T99"> 認定的）約櫃、聖櫃。</text:span></text:p>
                    </text:list-item>
                    <text:list-item>
                      <text:p text:style-name="P103"><text:span text:style-name="T99">猶大</text:span><text:span text:style-name="T89"> </text:span><text:span text:style-name="T276">↔</text:span><text:span text:style-name="T99">（人類 認定的）</text:span><text:span text:style-name="T89">以色列</text:span><text:span text:style-name="T99">。</text:span></text:p>
                    </text:list-item>
                    <text:list-item>
                      <text:p text:style-name="P104"><text:span text:style-name="T99">束起腰</text:span><text:span text:style-name="T95"> </text:span><text:span text:style-name="T274">↔</text:span><text:span text:style-name="T97"> 穿上軍裝、建立軍隊、發動戰爭。</text:span></text:p>
                    </text:list-item>
                    <text:list-item>
                      <text:p text:style-name="P105"><text:span text:style-name="T97">百姓</text:span><text:span text:style-name="T89"> </text:span><text:span text:style-name="T276">↔</text:span><text:span text:style-name="T99"> 沉浸在（</text:span><text:span text:style-name="T89">基督教</text:span><text:span text:style-name="T99"> 認定的）世界、世俗、巴比侖 的 國民群。</text:span></text:p>
                    </text:list-item>
                    <text:list-item>
                      <text:p text:style-name="P106"><text:span text:style-name="T28">以色列兩家</text:span><text:span text:style-name="T89"> </text:span><text:span text:style-name="T276">↔</text:span><text:span text:style-name="T99"> </text:span><text:span text:style-name="T35">人類文明 當中的 兩種人</text:span><text:span text:style-name="T99">。</text:span></text:p>
                      <text:list>
                        <text:list-item>
                          <text:p text:style-name="P106"><text:span text:style-name="T35">兩種人 的 明顯例子，</text:span><text:span text:style-name="T99">（</text:span><text:span text:style-name="T89">基督教</text:span><text:span text:style-name="T99"> 認定的）</text:span><text:span text:style-name="T100">麥子、稗子</text:span><text:span text:style-name="T35">。</text:span></text:p>
                          <text:list>
                            <text:list-item>
                              <text:p text:style-name="P107"><text:span text:style-name="T35">為了 篩選出 該人類個體 是</text:span><text:span text:style-name="T99">（</text:span><text:span text:style-name="T89">基督教</text:span><text:span text:style-name="T99"> 認定的）</text:span><text:span text:style-name="T100">麥子、稗子</text:span><text:span text:style-name="T35">。</text:span></text:p>
                            </text:list-item>
                            <text:list-item>
                              <text:p text:style-name="P325">抽象例子，過濾器、濾水器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8"><text:span text:style-name="T89">耶路撒冷</text:span><text:span text:style-name="T27">的</text:span><text:span text:style-name="T89">居民</text:span><text:span text:style-name="T86"> </text:span><text:span text:style-name="T265">↔</text:span><text:span text:style-name="T88"> 存在、生存、生活 在 地表</text:span><text:span text:style-name="T27">的 個體。</text:span></text:p>
                    </text:list-item>
                    <text:list-item>
                      <text:p text:style-name="P108"><text:span text:style-name="T28">在以色列中</text:span><text:span text:style-name="T35"> </text:span><text:span text:style-name="T277">↔</text:span><text:span text:style-name="T35"> 在 人類文明 當中。</text:span></text:p>
                    </text:list-item>
                  </text:list>
                </text:list-item>
                <text:list-item>
                  <text:p text:style-name="P109"><text:bookmark-start text:name="第9章"/><text:span text:style-name="T93">第</text:span><text:span text:style-name="T36">9</text:span><text:span text:style-name="T93">章</text:span><text:bookmark-end text:name="第9章"/><text:span text:style-name="T93">。</text:span></text:p>
                  <text:list>
                    <text:list-item>
                      <text:p text:style-name="P110"><text:span text:style-name="T93">嬰孩</text:span><text:span text:style-name="T91"> </text:span><text:span text:style-name="T275">↔</text:span><text:span text:style-name="T85">（</text:span><text:span text:style-name="T89">基督教</text:span><text:span text:style-name="T85"> 認定的）</text:span><text:span text:style-name="T89">彌賽亞</text:span><text:span text:style-name="T28">。</text:span></text:p>
                    </text:list-item>
                    <text:list-item>
                      <text:p text:style-name="P111"><text:span text:style-name="T28">一言 </text:span><text:span text:style-name="T278">↔</text:span><text:span text:style-name="T37">（推背圖</text:span><text:span text:style-name="T85"> 認定的</text:span><text:span text:style-name="T37">）義言。</text:span></text:p>
                    </text:list-item>
                    <text:list-item>
                      <text:p text:style-name="P112"><text:span text:style-name="T28">以色列家</text:span><text:span text:style-name="T89"> </text:span><text:span text:style-name="T276">↔</text:span><text:span text:style-name="T99"> </text:span><text:span text:style-name="T35">人類文明</text:span><text:span text:style-name="T99">。</text:span></text:p>
                    </text:list-item>
                    <text:list-item>
                      <text:p text:style-name="P113"><text:span text:style-name="T99">猶大</text:span><text:span text:style-name="T89"> </text:span><text:span text:style-name="T276">↔</text:span><text:span text:style-name="T99">（人類 認定的）</text:span><text:span text:style-name="T89">以色列</text:span><text:span text:style-name="T99">。</text:span></text:p>
                    </text:list-item>
                  </text:list>
                </text:list-item>
                <text:list-item>
                  <text:p text:style-name="P109"><text:bookmark-start text:name="第10章"/><text:span text:style-name="T93">第</text:span><text:span text:style-name="T36">10</text:span><text:span text:style-name="T93">章</text:span><text:bookmark-end text:name="第10章"/><text:span text:style-name="T93">。</text:span></text:p>
                  <text:list>
                    <text:list-item>
                      <text:p text:style-name="P114"><text:span text:style-name="T93">降罰的日子</text:span><text:span text:style-name="T91"> </text:span><text:span text:style-name="T275">↔</text:span><text:span text:style-name="T85">（啟示錄 認定的）末日審判。</text:span></text:p>
                    </text:list-item>
                    <text:list-item>
                      <text:p text:style-name="P115"><text:span text:style-name="T85">亞述</text:span><text:span text:style-name="T89"> </text:span><text:span text:style-name="T276">↔</text:span><text:span text:style-name="T99">（人類 認定的）俄羅斯。</text:span></text:p>
                    </text:list-item>
                    <text:list-item>
                      <text:p text:style-name="P115"><text:span text:style-name="T28">以色列的</text:span><text:span text:style-name="T99">聖者</text:span><text:span text:style-name="T89"> </text:span><text:span text:style-name="T276">↔</text:span><text:span text:style-name="T85">（啟示錄 認定的）</text:span><text:span text:style-name="T89">彌賽亞</text:span><text:span text:style-name="T99">。</text:span></text:p>
                    </text:list-item>
                    <text:list-item>
                      <text:p text:style-name="P116"><text:span text:style-name="T99">結局</text:span><text:span text:style-name="T89"> </text:span><text:span text:style-name="T276">↔</text:span><text:span text:style-name="T85">（</text:span><text:span text:style-name="T89">基督教</text:span><text:span text:style-name="T85"> 認定的）啟示錄</text:span><text:span text:style-name="T99">。</text:span></text:p>
                    </text:list-item>
                  </text:list>
                </text:list-item>
                <text:list-item>
                  <text:p text:style-name="P117"><text:bookmark-start text:name="第11章"/><text:span text:style-name="T93">第</text:span><text:span text:style-name="T36">1</text:span><text:span text:style-name="T38">1</text:span><text:span text:style-name="T93">章</text:span><text:bookmark-end text:name="第11章"/><text:span text:style-name="T93">。</text:span></text:p>
                  <text:list>
                    <text:list-item>
                      <text:p text:style-name="P118"><text:span text:style-name="T93">耶西的本</text:span><text:span text:style-name="T89"> </text:span><text:span text:style-name="T276">↔</text:span><text:span text:style-name="T85">（啟示錄 第十二章的</text:span><text:span text:style-name="T95">）</text:span><text:span text:style-name="T85">婦人</text:span><text:span text:style-name="T99">。</text:span></text:p>
                    </text:list-item>
                    <text:list-item>
                      <text:p text:style-name="P118"><text:span text:style-name="T99">果實 </text:span><text:span text:style-name="T276">↔</text:span><text:span text:style-name="T85">（啟示錄 認定的）</text:span><text:span text:style-name="T89">彌賽亞</text:span><text:span text:style-name="T99">。</text:span></text:p>
                    </text:list-item>
                    <text:list-item>
                      <text:p text:style-name="P119"><text:span text:style-name="T85">智慧</text:span><text:span text:style-name="T99"> </text:span><text:span text:style-name="T276">↔</text:span><text:span text:style-name="T85">（</text:span><text:span text:style-name="T101">約伯記</text:span><text:span text:style-name="T85"> 認定的）智慧。</text:span></text:p>
                    </text:list-item>
                    <text:list-item>
                      <text:p text:style-name="P120"><text:span text:style-name="T85">聰明</text:span><text:span text:style-name="T99"> </text:span><text:span text:style-name="T276">↔</text:span><text:span text:style-name="T85">（</text:span><text:span text:style-name="T101">約伯記</text:span><text:span text:style-name="T85"> 認定的）聰明。</text:span></text:p>
                    </text:list-item>
                    <text:list-item>
                      <text:p text:style-name="P121"><text:span text:style-name="T84">那日</text:span><text:span text:style-name="T89"> </text:span><text:span text:style-name="T276">↔</text:span><text:span text:style-name="T85">（啟示錄 認定的）新耶路撒冷城 降臨</text:span><text:span text:style-name="T84">。</text:span></text:p>
                    </text:list-item>
                    <text:list-item>
                      <text:p text:style-name="P122"><text:span text:style-name="T93">耶西的根</text:span><text:span text:style-name="T89"> </text:span><text:span text:style-name="T276">↔</text:span><text:span text:style-name="T85">（啟示錄 認定的）</text:span><text:span text:style-name="T89">彌賽亞</text:span><text:span text:style-name="T99">。</text:span></text:p>
                    </text:list-item>
                    <text:list-item>
                      <text:p text:style-name="P123"><text:span text:style-name="T28">以色列</text:span><text:span text:style-name="T89"> </text:span><text:span text:style-name="T276">↔</text:span><text:span text:style-name="T99"> </text:span><text:span text:style-name="T35">人類文明</text:span><text:span text:style-name="T99">。</text:span></text:p>
                    </text:list-item>
                    <text:list-item>
                      <text:p text:style-name="P124"><text:span text:style-name="T99">猶大人</text:span><text:span text:style-name="T89"> </text:span><text:span text:style-name="T276">↔</text:span><text:span text:style-name="T99">（人類 認定的）宗教信徒。</text:span></text:p>
                    </text:list-item>
                    <text:list-item>
                      <text:p text:style-name="P124"><text:span text:style-name="T99">以法蓮</text:span><text:span text:style-name="T89"> </text:span><text:span text:style-name="T276">↔</text:span><text:span text:style-name="T99"> 人類文明的 物質文明、科學、科技。</text:span></text:p>
                    </text:list-item>
                    <text:list-item>
                      <text:p text:style-name="P123"><text:span text:style-name="T99">猶大</text:span><text:span text:style-name="T89"> </text:span><text:span text:style-name="T276">↔</text:span><text:span text:style-name="T99"> 人類文明的 信念文明、神學、（人類 認定的）宗教。</text:span></text:p>
                      <text:list>
                        <text:list-item>
                          <text:p text:style-name="P409"><text:span text:style-name="T89">（</text:span><text:span text:style-name="T99">信念文明 的 </text:span><text:span text:style-name="T89">描述在 </text:span><text:span text:style-name="T4">_</text:span><text:span text:style-name="T39"> 的 </text:span><text:span text:style-name="T68">信念文明</text:span><text:span text:style-name="T89">）</text:span></text:p>
                        </text:list-item>
                      </text:list>
                    </text:list-item>
                    <text:list-item>
                      <text:p text:style-name="P125"><text:span text:style-name="T89">非利士 </text:span><text:span text:style-name="T276">↔</text:span><text:span text:style-name="T99"> 南極。</text:span></text:p>
                    </text:list-item>
                    <text:list-item>
                      <text:p text:style-name="P126"><text:span text:style-name="T89">亞捫、摩押、以</text:span><text:span text:style-name="T99">東</text:span><text:span text:style-name="T89"> </text:span><text:span text:style-name="T276">↔</text:span><text:span text:style-name="T99">（人類 認定的）中東</text:span><text:span text:style-name="T89">國家。</text:span></text:p>
                    </text:list-item>
                    <text:list-item>
                      <text:p text:style-name="P127"><text:span text:style-name="T89">埃及 </text:span><text:span text:style-name="T276">↔</text:span><text:span text:style-name="T99"> 人類文明的 信念文明、神學、（人類 認定的）宗教。</text:span></text:p>
                    </text:list-item>
                    <text:list-item>
                      <text:p text:style-name="P127"><text:span text:style-name="T85">亞述</text:span><text:span text:style-name="T89"> </text:span><text:span text:style-name="T276">↔</text:span><text:span text:style-name="T99"> 人類文明的 物質文明、科學、科技。</text:span></text:p>
                    </text:list-item>
                    <text:list-item>
                      <text:p text:style-name="P128"><text:span text:style-name="T99">如當日以色列從埃及地上來一樣</text:span><text:span text:style-name="T89"> </text:span><text:span text:style-name="T276">↔</text:span><text:span text:style-name="T99"> 如同（出埃及記 認定的）摩西 分開 紅海。</text:span></text:p>
                    </text:list-item>
                  </text:list>
                </text:list-item>
                <text:list-item>
                  <text:p text:style-name="P129"><text:bookmark-start text:name="第12章"/><text:span text:style-name="T89">第</text:span><text:span text:style-name="T39">12</text:span><text:span text:style-name="T89">章</text:span><text:bookmark-end text:name="第12章"/><text:span text:style-name="T89">。</text:span></text:p>
                  <text:list>
                    <text:list-item>
                      <text:p text:style-name="P130"><text:span text:style-name="T87">錫安</text:span><text:span text:style-name="T23"> </text:span><text:span text:style-name="T264">↔</text:span><text:span text:style-name="T24"> </text:span><text:span text:style-name="T27">地表的 人類文明</text:span><text:span text:style-name="T24">。</text:span></text:p>
                    </text:list-item>
                    <text:list-item>
                      <text:p text:style-name="P131"><text:span text:style-name="T28">以色列</text:span><text:span text:style-name="T99">聖者</text:span><text:span text:style-name="T89"> </text:span><text:span text:style-name="T276">↔</text:span><text:span text:style-name="T85">（啟示錄 認定的）</text:span><text:span text:style-name="T89">彌賽亞</text:span><text:span text:style-name="T99">。</text:span></text:p>
                    </text:list-item>
                  </text:list>
                </text:list-item>
                <text:list-item>
                  <text:p text:style-name="P132"><text:bookmark-start text:name="第13章"/><text:span text:style-name="T89">第</text:span><text:span text:style-name="T39">1</text:span><text:span text:style-name="T26">3</text:span><text:span text:style-name="T89">章</text:span><text:bookmark-end text:name="第13章"/><text:span text:style-name="T89">。</text:span></text:p>
                  <text:list>
                    <text:list-item>
                      <text:p text:style-name="P133"><text:span text:style-name="T89">巴比倫</text:span><text:span text:style-name="T23"> </text:span><text:span text:style-name="T264">↔</text:span><text:span text:style-name="T24"> </text:span><text:span text:style-name="T102">錢、金融系統。</text:span></text:p>
                    </text:list-item>
                    <text:list-item>
                      <text:p text:style-name="P12">怒中所定的、耶和華的日子、這日 <text:span text:style-name="T254">↔</text:span>（啟示錄 認定的）末日審判。</text:p>
                    </text:list-item>
                    <text:list-item>
                      <text:p text:style-name="P46">這地<text:span text:style-name="T56"> </text:span><text:span text:style-name="T279">↔</text:span><text:span text:style-name="T57"> </text:span><text:span text:style-name="T14">地球個體的 表面。</text:span></text:p>
                    </text:list-item>
                    <text:list-item>
                      <text:p text:style-name="P47"><text:span text:style-name="T14">使人</text:span><text:span text:style-name="T56"> </text:span><text:span text:style-name="T279">↔</text:span><text:span text:style-name="T57"> 使（</text:span><text:span text:style-name="T14">地表的 人類文明的</text:span><text:span text:style-name="T57">）</text:span><text:span text:style-name="T14">人類個體</text:span><text:span text:style-name="T57">。</text:span></text:p>
                    </text:list-item>
                    <text:list-item>
                      <text:p text:style-name="P48"><text:span text:style-name="T1">各歸回本族，各逃到本土</text:span><text:span text:style-name="T56"> </text:span><text:span text:style-name="T279">↔</text:span><text:span text:style-name="T114">（</text:span><text:span text:style-name="T14">人類</text:span><text:span text:style-name="T114"> 認定的）撤僑。</text:span></text:p>
                    </text:list-item>
                    <text:list-item>
                      <text:p text:style-name="P134"><text:span text:style-name="T103">瑪代</text:span><text:span text:style-name="T105">人</text:span><text:span text:style-name="T43"> </text:span><text:span text:style-name="T279">↔</text:span><text:span text:style-name="T44"> </text:span><text:span text:style-name="T103">科學、科技。</text:span></text:p>
                    </text:list-item>
                    <text:list-item>
                      <text:p text:style-name="P135"><text:span text:style-name="T103">弓</text:span><text:span text:style-name="T43"> </text:span><text:span text:style-name="T279">↔</text:span><text:span text:style-name="T44"> 槍、戰車、戰機、戰艦、航母、火箭筒、無人機、潛水艇、人造衛星、導彈發射井。</text:span></text:p>
                    </text:list-item>
                    <text:list-item>
                      <text:p text:style-name="P136"><text:span text:style-name="T44">少年人</text:span><text:span text:style-name="T43"> </text:span><text:span text:style-name="T279">↔</text:span><text:span text:style-name="T44">（主動上戰場、被動上戰場、被迫上戰場 的）軍人、前線士兵、第一線砲灰。</text:span></text:p>
                    </text:list-item>
                    <text:list-item>
                      <text:p text:style-name="P137"><text:span text:style-name="T44">孩子</text:span><text:span text:style-name="T43"> </text:span><text:span text:style-name="T279">↔</text:span><text:span text:style-name="T44"> 小孩、嬰兒。</text:span></text:p>
                      <text:list>
                        <text:list-item>
                          <text:p text:style-name="P49">明顯例子，螢火蟲之墓（電影）。</text:p>
                        </text:list-item>
                      </text:list>
                    </text:list-item>
                    <text:list-item>
                      <text:p text:style-name="P138"><text:span text:style-name="T44">所多瑪、蛾摩拉</text:span><text:span text:style-name="T103"> </text:span><text:span text:style-name="T280">↔</text:span><text:span text:style-name="T83">（基督教 認定的）</text:span><text:span text:style-name="T44">所多瑪、蛾摩拉。</text:span></text:p>
                    </text:list-item>
                    <text:list-item>
                      <text:p text:style-name="P139"><text:span text:style-name="T44">牧羊的人</text:span><text:span text:style-name="T43"> </text:span><text:span text:style-name="T279">↔</text:span><text:span text:style-name="T44"> 領導層。</text:span></text:p>
                    </text:list-item>
                    <text:list-item>
                      <text:p text:style-name="P139"><text:span text:style-name="T44">羊群</text:span><text:span text:style-name="T43"> </text:span><text:span text:style-name="T279">↔</text:span><text:span text:style-name="T44"> 國民群。</text:span></text:p>
                    </text:list-item>
                    <text:list-item>
                      <text:p text:style-name="P140"><text:span text:style-name="T44">山羊</text:span><text:span text:style-name="T103"> </text:span><text:span text:style-name="T280">↔</text:span><text:span text:style-name="T83">（基督教 認定的）</text:span><text:span text:style-name="T44">山羊。</text:span></text:p>
                    </text:list-item>
                  </text:list>
                </text:list-item>
                <text:list-item>
                  <text:p text:style-name="P141"><text:bookmark-start text:name="第14章"/><text:span text:style-name="T103">第</text:span><text:span text:style-name="T45">14</text:span><text:span text:style-name="T103">章</text:span><text:bookmark-end text:name="第14章"/><text:span text:style-name="T103">。</text:span></text:p>
                  <text:list>
                    <text:list-item>
                      <text:p text:style-name="P142"><text:span text:style-name="T46">以色列</text:span><text:span text:style-name="T103"> </text:span><text:span text:style-name="T280">↔</text:span><text:span text:style-name="T104"> 人類。</text:span></text:p>
                    </text:list-item>
                    <text:list-item>
                      <text:p text:style-name="P142"><text:span text:style-name="T46">以色列</text:span><text:span text:style-name="T103">家 </text:span><text:span text:style-name="T280">↔</text:span><text:span text:style-name="T104"> 人類</text:span><text:span text:style-name="T41">文明</text:span><text:span text:style-name="T104">。</text:span></text:p>
                    </text:list-item>
                    <text:list-item>
                      <text:p text:style-name="P143"><text:span text:style-name="T103">巴比倫</text:span><text:span text:style-name="T43"> </text:span><text:span text:style-name="T279">↔</text:span><text:span text:style-name="T44"> </text:span><text:span text:style-name="T106">錢、金融系統。</text:span></text:p>
                      <text:list>
                        <text:list-item>
                          <text:p text:style-name="P143"><text:span text:style-name="T103">巴</text:span><text:span text:style-name="T45">比倫</text:span><text:span text:style-name="T43"> </text:span><text:span text:style-name="T279">↔</text:span><text:span text:style-name="T44"> </text:span><text:span text:style-name="T49">錢（本身）、金融系統（本身）。</text:span></text:p>
                        </text:list-item>
                        <text:list-item>
                          <text:p text:style-name="P143"><text:span text:style-name="T45">巴比倫</text:span><text:span text:style-name="T43"> </text:span><text:span text:style-name="T279">↔</text:span><text:span text:style-name="T44"> </text:span><text:span text:style-name="T49">錢、金融系統 的（一切的）一切。</text:span></text:p>
                        </text:list-item>
                      </text:list>
                    </text:list-item>
                    <text:list-item>
                      <text:p text:style-name="P144"><text:span text:style-name="T106">樹</text:span><text:span text:style-name="T43"> </text:span><text:span text:style-name="T279">↔</text:span><text:span text:style-name="T44"> 製造 紙鈔、</text:span><text:span text:style-name="T47">支票、</text:span><text:span text:style-name="T44">卡片 的 材料。</text:span></text:p>
                    </text:list-item>
                    <text:list-item>
                      <text:p text:style-name="P145"><text:span text:style-name="T45">明亮之星</text:span><text:span text:style-name="T43"> </text:span><text:span text:style-name="T279">↔</text:span><text:span text:style-name="T44"> </text:span><text:span text:style-name="T106">錢、金融系統。</text:span></text:p>
                    </text:list-item>
                    <text:list-item>
                      <text:p text:style-name="P145"><text:span text:style-name="T45">早晨之子</text:span><text:span text:style-name="T43"> </text:span><text:span text:style-name="T279">↔</text:span><text:span text:style-name="T44"> </text:span><text:span text:style-name="T106">錢、金融系統。</text:span></text:p>
                    </text:list-item>
                    <text:list-item>
                      <text:p text:style-name="P146"><text:span text:style-name="T103">巴比倫 的 名號</text:span><text:span text:style-name="T43"> </text:span><text:span text:style-name="T279">↔</text:span><text:span text:style-name="T44"> </text:span><text:span text:style-name="T106">錢、金融系統</text:span><text:span text:style-name="T103"> 的 名號</text:span><text:span text:style-name="T106">。</text:span></text:p>
                      <text:list>
                        <text:list-item>
                          <text:p text:style-name="P50">明顯例子，鈔票、支票、貨幣、銀行、利息、借貸、股票、期貨、買賣、交易、金融卡。</text:p>
                        </text:list-item>
                      </text:list>
                    </text:list-item>
                    <text:list-item>
                      <text:p text:style-name="P147"><text:span text:style-name="T103">所餘剩的</text:span><text:span text:style-name="T104">人</text:span><text:span text:style-name="T103"> </text:span><text:span text:style-name="T280">↔</text:span><text:span text:style-name="T104"> 貪戀 </text:span><text:span text:style-name="T106">錢、金融系統</text:span><text:span text:style-name="T103"> 的 </text:span><text:span text:style-name="T104">人類</text:span><text:span text:style-name="T41">個體</text:span><text:span text:style-name="T104">。</text:span></text:p>
                    </text:list-item>
                    <text:list-item>
                      <text:p text:style-name="P148"><text:span text:style-name="T103">巴比倫</text:span><text:span text:style-name="T43"> </text:span><text:span text:style-name="T279">↔</text:span><text:span text:style-name="T44"> </text:span><text:span text:style-name="T106">錢、金融系統。</text:span></text:p>
                      <text:list>
                        <text:list-item>
                          <text:p text:style-name="P149"><text:span text:style-name="T103">巴</text:span><text:span text:style-name="T45">比倫</text:span><text:span text:style-name="T43"> </text:span><text:span text:style-name="T279">↔</text:span><text:span text:style-name="T44"> </text:span><text:span text:style-name="T49">錢（本身）、金融系統（本身）。</text:span></text:p>
                        </text:list-item>
                        <text:list-item>
                          <text:p text:style-name="P150"><text:span text:style-name="T103">巴</text:span><text:span text:style-name="T45">比倫</text:span><text:span text:style-name="T43"> </text:span><text:span text:style-name="T279">↔</text:span><text:span text:style-name="T44"> </text:span><text:span text:style-name="T49">錢、金融系統 的（一切的）一切。</text:span></text:p>
                        </text:list-item>
                      </text:list>
                    </text:list-item>
                    <text:list-item>
                      <text:p text:style-name="P151"><text:span text:style-name="T104">思想</text:span><text:span text:style-name="T103"> </text:span><text:span text:style-name="T280">↔</text:span><text:span text:style-name="T83">（基督教 認定的）</text:span><text:span text:style-name="T103">聖經</text:span><text:span text:style-name="T83">的 </text:span><text:span text:style-name="T115">內容</text:span><text:span text:style-name="T83">。</text:span></text:p>
                      <text:list>
                        <text:list-item>
                          <text:p text:style-name="P13">（基督教 認定的）聖經 是（基督教 認定的）舊約聖經、新約聖經。</text:p>
                        </text:list-item>
                      </text:list>
                    </text:list-item>
                    <text:list-item>
                      <text:p text:style-name="P152"><text:span text:style-name="T103">亞述</text:span><text:span text:style-name="T104">人</text:span><text:span text:style-name="T103"> </text:span><text:span text:style-name="T281">↔</text:span><text:span text:style-name="T103">（分家前 的）基督教教徒。</text:span></text:p>
                      <text:list>
                        <text:list-item>
                          <text:p text:style-name="P13">亞述 <text:span text:style-name="T254">↔</text:span>（分家前 的）基督教。</text:p>
                        </text:list-item>
                      </text:list>
                    </text:list-item>
                    <text:list-item>
                      <text:p text:style-name="P153"><text:span text:style-name="T46">以色列</text:span><text:span text:style-name="T104">人</text:span><text:span text:style-name="T103"> </text:span><text:span text:style-name="T280">↔</text:span><text:span text:style-name="T104"> 人類、人類</text:span><text:span text:style-name="T41">個體</text:span><text:span text:style-name="T104">。</text:span></text:p>
                    </text:list-item>
                    <text:list-item>
                      <text:p text:style-name="P154"><text:span text:style-name="T104">全</text:span><text:span text:style-name="T41">地</text:span><text:span text:style-name="T103"> </text:span><text:span text:style-name="T280">↔</text:span><text:span text:style-name="T104"> </text:span><text:span text:style-name="T41">地球。</text:span></text:p>
                    </text:list-item>
                    <text:list-item>
                      <text:p text:style-name="P155"><text:span text:style-name="T41">萬</text:span><text:span text:style-name="T44">國</text:span><text:span text:style-name="T43"> </text:span><text:span text:style-name="T279">↔</text:span><text:span text:style-name="T44"> 所有</text:span><text:span text:style-name="T103">的</text:span><text:span text:style-name="T83">（</text:span><text:span text:style-name="T41">人類</text:span><text:span text:style-name="T83"> 認定的）</text:span><text:span text:style-name="T44">國</text:span><text:span text:style-name="T103">家。</text:span></text:p>
                    </text:list-item>
                    <text:list-item>
                      <text:p text:style-name="P156"><text:span text:style-name="T103">亞哈斯王 </text:span><text:span text:style-name="T280">↔</text:span><text:span text:style-name="T83">（</text:span><text:span text:style-name="T41">人類文明</text:span><text:span text:style-name="T83">的）</text:span><text:span text:style-name="T107">領導層的 某一特定（當下的 本書 還不確定的）</text:span><text:span text:style-name="T41">人類</text:span><text:span text:style-name="T107">個體</text:span><text:span text:style-name="T104">。</text:span></text:p>
                      <text:list>
                        <text:list-item>
                          <text:p text:style-name="P51">有機率是 拜登。</text:p>
                        </text:list-item>
                      </text:list>
                    </text:list-item>
                    <text:list-item>
                      <text:p text:style-name="P157"><text:span text:style-name="T104">默示</text:span><text:span text:style-name="T43"> </text:span><text:span text:style-name="T279">↔</text:span><text:span text:style-name="T103">（基督教 認定的）</text:span><text:span text:style-name="T83">啟示錄的 </text:span><text:span text:style-name="T115">內容</text:span><text:span text:style-name="T83">。</text:span></text:p>
                      <text:list>
                        <text:list-item>
                          <text:p text:style-name="P158"><text:span text:style-name="T109">推背圖</text:span><text:span text:style-name="T83">的 預言。</text:span></text:p>
                        </text:list-item>
                        <text:list-item>
                          <text:p text:style-name="P159"><text:span text:style-name="T109">塞爾維亞先知</text:span><text:span text:style-name="T83">的 預言。</text:span></text:p>
                        </text:list-item>
                        <text:list-item>
                          <text:p text:style-name="P52">挪威老太太的 預言。</text:p>
                        </text:list-item>
                      </text:list>
                    </text:list-item>
                    <text:list-item>
                      <text:p text:style-name="P160"><text:span text:style-name="T103">非利士 </text:span><text:span text:style-name="T280">↔</text:span><text:span text:style-name="T104"> 南極。</text:span></text:p>
                    </text:list-item>
                    <text:list-item>
                      <text:p text:style-name="P161"><text:span text:style-name="T107">蛇</text:span><text:span text:style-name="T103"> </text:span><text:span text:style-name="T280">↔</text:span><text:span text:style-name="T83">（啟示錄 認定的）</text:span><text:span text:style-name="T107">古蛇、</text:span><text:span text:style-name="T83">龍</text:span><text:span text:style-name="T107">。</text:span></text:p>
                    </text:list-item>
                    <text:list-item>
                      <text:p text:style-name="P162"><text:span text:style-name="T107">火焰的飛龍</text:span><text:span text:style-name="T103"> </text:span><text:span text:style-name="T280">↔</text:span><text:span text:style-name="T83"> </text:span><text:span text:style-name="T108">導彈、核彈、磁彈、</text:span><text:span text:style-name="T81">輻射武器</text:span><text:span text:style-name="T108">、</text:span><text:span text:style-name="T81">生化武器</text:span><text:span text:style-name="T107">。</text:span></text:p>
                    </text:list-item>
                    <text:list-item>
                      <text:p text:style-name="P163"><text:span text:style-name="T103">所餘剩的</text:span><text:span text:style-name="T104">人</text:span><text:span text:style-name="T103"> </text:span><text:span text:style-name="T280">↔</text:span><text:span text:style-name="T83">（</text:span><text:span text:style-name="T48">以賽亞書</text:span><text:span text:style-name="T83"> 認定的）</text:span><text:span text:style-name="T103">所餘剩的</text:span><text:span text:style-name="T104">人</text:span><text:span text:style-name="T103">。</text:span></text:p>
                    </text:list-item>
                    <text:list-item>
                      <text:p text:style-name="P164"><text:span text:style-name="T83">消化</text:span><text:span text:style-name="T103"> </text:span><text:span text:style-name="T280">↔</text:span><text:span text:style-name="T83"> 融化</text:span><text:span text:style-name="T103">。</text:span></text:p>
                    </text:list-item>
                    <text:list-item>
                      <text:p text:style-name="P165"><text:span text:style-name="T104">煙</text:span><text:span text:style-name="T103"> </text:span><text:span text:style-name="T280">↔</text:span><text:span text:style-name="T83"> </text:span><text:span text:style-name="T108">導彈</text:span><text:span text:style-name="T44">的 煙。</text:span></text:p>
                    </text:list-item>
                    <text:list-item>
                      <text:p text:style-name="P166"><text:span text:style-name="T104">北方</text:span><text:span text:style-name="T103"> </text:span><text:span text:style-name="T280">↔</text:span><text:span text:style-name="T83">（</text:span><text:span text:style-name="T41">人類</text:span><text:span text:style-name="T83"> 認定的）</text:span><text:span text:style-name="T104">南極</text:span><text:span text:style-name="T103">的 </text:span><text:span text:style-name="T104">北方。</text:span><text:span text:style-name="T221">（</text:span><text:span text:style-name="T222">南極 在 最南方</text:span><text:span text:style-name="T221">）</text:span></text:p>
                    </text:list-item>
                    <text:list-item>
                      <text:p text:style-name="P167"><text:span text:style-name="T104">外邦的</text:span><text:span text:style-name="T83">使</text:span><text:span text:style-name="T104">者</text:span><text:span text:style-name="T103"> </text:span><text:span text:style-name="T280">↔</text:span><text:span text:style-name="T81">（基督</text:span><text:span text:style-name="T83">教</text:span><text:span text:style-name="T41"> 認</text:span><text:span text:style-name="T83">定的）天上的使者、（</text:span><text:span text:style-name="T41">人類</text:span><text:span text:style-name="T83"> 認定的）天使。</text:span></text:p>
                      <text:list>
                        <text:list-item>
                          <text:p text:style-name="P168"><text:span text:style-name="T83">明顯例子，</text:span><text:span text:style-name="T48">阿米</text:span><text:span text:style-name="T83">（</text:span><text:span text:style-name="T48">星星的孩子</text:span><text:span text:style-name="T83">）。</text:span></text:p>
                        </text:list-item>
                        <text:list-item>
                          <text:p text:style-name="P168"><text:span text:style-name="T104">外邦</text:span><text:span text:style-name="T103"> </text:span><text:span text:style-name="T280">↔</text:span><text:span text:style-name="T103">（人類文明 以外的）其他文明、（</text:span><text:span text:style-name="T104">人類物種 </text:span><text:span text:style-name="T103">以外的）其他</text:span><text:span text:style-name="T104">物種</text:span><text:span text:style-name="T103">。</text:span></text:p>
                        </text:list-item>
                      </text:list>
                    </text:list-item>
                    <text:list-item>
                      <text:p text:style-name="P168"><text:span text:style-name="T104">錫安</text:span><text:span text:style-name="T103"> </text:span><text:span text:style-name="T280">↔</text:span><text:span text:style-name="T104"> 安全區、（</text:span><text:span text:style-name="T109">塞爾維亞先知</text:span><text:span text:style-name="T83">的 預言的</text:span><text:span text:style-name="T104">）有 三個 十字架 的 地方。</text:span></text:p>
                    </text:list-item>
                    <text:list-item>
                      <text:p text:style-name="P169"><text:span text:style-name="T103">他百姓 </text:span><text:span text:style-name="T280">↔</text:span><text:span text:style-name="T103">（人類文明 的）</text:span><text:span text:style-name="T44">國民群。</text:span></text:p>
                    </text:list-item>
                    <text:list-item>
                      <text:p text:style-name="P169"><text:span text:style-name="T44">其中</text:span><text:span text:style-name="T103"> </text:span><text:span text:style-name="T280">↔</text:span><text:span text:style-name="T103">（人類文明 以外的）其他文明。</text:span></text:p>
                    </text:list-item>
                  </text:list>
                </text:list-item>
                <text:list-item>
                  <text:p text:style-name="P170"><text:bookmark-start text:name="第15章"/><text:span text:style-name="T45">第1</text:span><text:span text:style-name="T53">5</text:span><text:span text:style-name="T45">章</text:span><text:bookmark-end text:name="第15章"/>。</text:p>
                  <text:list>
                    <text:list-item>
                      <text:p text:style-name="P14">摩押 <text:span text:style-name="T254">↔</text:span>（人類文明 的）物質文明。</text:p>
                    </text:list-item>
                    <text:list-item>
                      <text:p text:style-name="P171"><text:span text:style-name="T103">亞珥、基珥 </text:span><text:span text:style-name="T281">↔</text:span><text:span text:style-name="T103"> </text:span><text:span text:style-name="T119">錢、</text:span><text:span text:style-name="T150">金融系統</text:span><text:span text:style-name="T119">。</text:span></text:p>
                    </text:list-item>
                    <text:list-item>
                      <text:p text:style-name="P172"><text:span text:style-name="T103">摩押人 </text:span><text:span text:style-name="T281">↔</text:span><text:span text:style-name="T103"> </text:span><text:span text:style-name="T120">一心追求 道、物質文明、</text:span><text:span text:style-name="T119">錢、奶嘴樂、私慾增長 的 個體。</text:span></text:p>
                    </text:list-item>
                    <text:list-item>
                      <text:p text:style-name="P171"><text:span text:style-name="T119">尼波、米底巴 </text:span><text:span text:style-name="T211">↔</text:span><text:span text:style-name="T119"> </text:span><text:span text:style-name="T120">道、物質文明</text:span><text:span text:style-name="T119">。</text:span></text:p>
                      <text:list>
                        <text:list-item>
                          <text:p text:style-name="P173"><text:span text:style-name="T120">道 </text:span><text:span text:style-name="T119">的 明顯例子，（人類</text:span><text:span text:style-name="T120"> 認定的</text:span><text:span text:style-name="T118">）</text:span><text:span text:style-name="T119">科學、科技。</text:span></text:p>
                        </text:list-item>
                        <text:list-item>
                          <text:p text:style-name="P174"><text:span text:style-name="T119">明顯例子，建立在 </text:span><text:span text:style-name="T120">物質文明、</text:span><text:span text:style-name="T119">（人類</text:span><text:span text:style-name="T120"> 認定的</text:span><text:span text:style-name="T118">）</text:span><text:span text:style-name="T119">科學、科技 的，投影世界觀。</text:span></text:p>
                        </text:list-item>
                      </text:list>
                    </text:list-item>
                    <text:list-item>
                      <text:p text:style-name="P175"><text:span text:style-name="T119">頭上光禿、鬍鬚剃淨 </text:span><text:span text:style-name="T211">↔</text:span><text:span text:style-name="T119">（</text:span><text:span text:style-name="T248">（表面上）</text:span><text:span text:style-name="T119">開始）</text:span><text:span text:style-name="T120">追求 </text:span><text:span text:style-name="T119">德、精神</text:span><text:span text:style-name="T120">文明</text:span><text:span text:style-name="T119">。</text:span></text:p>
                    </text:list-item>
                    <text:list-item>
                      <text:p text:style-name="P326">街市上 <text:span text:style-name="T254">↔</text:span>（四周、周圍）有人的地方。</text:p>
                    </text:list-item>
                    <text:list-item>
                      <text:p text:style-name="P175"><text:span text:style-name="T119">腰束麻布 </text:span><text:span text:style-name="T211">↔</text:span><text:span text:style-name="T119">（</text:span><text:span text:style-name="T152">以弗所書</text:span><text:span text:style-name="T120"> 認定的</text:span><text:span text:style-name="T118">）</text:span><text:span text:style-name="T152">全副軍裝</text:span><text:span text:style-name="T118">。</text:span></text:p>
                      <text:list>
                        <text:list-item>
                          <text:p text:style-name="P176"><text:span text:style-name="T118">外表、表面上</text:span><text:span text:style-name="T119">（對 德、精神</text:span><text:span text:style-name="T120">文明、</text:span><text:span text:style-name="T248">（</text:span><text:span text:style-name="T252">基督教</text:span><text:span text:style-name="T250"> 認定的</text:span><text:span text:style-name="T248">）</text:span><text:span text:style-name="T150">耶和華</text:span><text:span text:style-name="T119">）</text:span><text:span text:style-name="T120">追求、擁戴、敬畏</text:span><text:span text:style-name="T119">。</text:span><text:span text:style-name="T226">肉質層</text:span></text:p>
                        </text:list-item>
                      </text:list>
                    </text:list-item>
                    <text:list-item>
                      <text:p text:style-name="P177"><text:span text:style-name="T118">屋底上、寬闊處</text:span><text:span text:style-name="T119"> </text:span><text:span text:style-name="T211">↔</text:span><text:span text:style-name="T119">（四周、周圍）沒有人的地方。</text:span></text:p>
                    </text:list-item>
                    <text:list-item>
                      <text:p text:style-name="P327">俱各哀號、眼淚汪汪 <text:span text:style-name="T254">↔</text:span> 哀愁、悲痛。</text:p>
                      <text:list>
                        <text:list-item>
                          <text:p text:style-name="P178"><text:span text:style-name="T119">內心、實際上（對</text:span><text:span text:style-name="T248">（以賽亞</text:span><text:span text:style-name="T249">書</text:span><text:span text:style-name="T250"> 認定的</text:span><text:span text:style-name="T248">）</text:span><text:span text:style-name="T119">歸於無有 的 錢、</text:span><text:span text:style-name="T150">金融系統</text:span><text:span text:style-name="T119">）哀愁、悲痛。</text:span><text:span text:style-name="T227">意識層</text:span></text:p>
                        </text:list-item>
                      </text:list>
                    </text:list-item>
                    <text:list-item>
                      <text:p text:style-name="P179"><text:span text:style-name="T119">帶兵器 </text:span><text:span text:style-name="T211">↔</text:span><text:span text:style-name="T119"> 擁有 軍人、軍武、武器化（特化型）工具。</text:span><text:span text:style-name="T228">（武器化（特化型）工具 的 明顯例子，（國民群 →</text:span><text:span text:style-name="T229"> </text:span><text:span text:style-name="T228">軍人）、（氣象衛星 →</text:span><text:span text:style-name="T229"> 間諜衛星</text:span><text:span text:style-name="T228">））</text:span></text:p>
                    </text:list-item>
                    <text:list-item>
                      <text:p text:style-name="P326">青草 <text:span text:style-name="T254">↔</text:span> 大人、年輕人、壯年人。</text:p>
                    </text:list-item>
                    <text:list-item>
                      <text:p text:style-name="P328">嫩草 <text:span text:style-name="T254">↔</text:span> 小孩、兒童、嬰兒。</text:p>
                    </text:list-item>
                    <text:list-item>
                      <text:p text:style-name="P180"><text:span text:style-name="T119">柳樹河 </text:span><text:span text:style-name="T211">↔</text:span><text:span text:style-name="T119"> 冥河、『</text:span><text:span text:style-name="T151">完全死亡狀態</text:span><text:span text:style-name="T119">』、</text:span><text:span text:style-name="T120">（</text:span><text:span text:style-name="T183">以賽亞</text:span><text:span text:style-name="T120">書 認定的</text:span><text:span text:style-name="T118">）</text:span><text:span text:style-name="T119">歸於無有。</text:span></text:p>
                    </text:list-item>
                    <text:list-item>
                      <text:p text:style-name="P181"><text:span text:style-name="T119">地上 </text:span><text:span text:style-name="T211">↔</text:span><text:span text:style-name="T119"> </text:span><text:span text:style-name="T191">地表</text:span><text:span text:style-name="T178">。</text:span></text:p>
                      <text:list>
                        <text:list-item>
                          <text:p text:style-name="P181"><text:span text:style-name="T191">地表 是 </text:span><text:span text:style-name="T178">地球個體的 表面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2"><text:bookmark-start text:name="第16章"/><text:span text:style-name="T45">第1</text:span><text:span text:style-name="T51">6</text:span><text:span text:style-name="T45">章</text:span><text:bookmark-end text:name="第16章"/><text:span text:style-name="T103">。</text:span></text:p>
                  <text:list>
                    <text:list-item>
                      <text:p text:style-name="P15">摩押 <text:span text:style-name="T254">↔</text:span>（人類文明 的）物質文明。</text:p>
                    </text:list-item>
                    <text:list-item>
                      <text:p text:style-name="P16">摩押人 <text:span text:style-name="T254">↔</text:span> <text:span text:style-name="T160">一心追求 道、物質文明、</text:span><text:span text:style-name="T158">錢、奶嘴樂、私慾增長 的 個體。</text:span></text:p>
                    </text:list-item>
                    <text:list-item>
                      <text:p text:style-name="P17">慈愛 <text:span text:style-name="T254">↔</text:span><text:span text:style-name="T159">（基督教 認定的）耶和華的 愛、守約之愛</text:span>。</text:p>
                    </text:list-item>
                    <text:list-item>
                      <text:p text:style-name="P53">大衛<text:span text:style-name="T244"> </text:span><text:span text:style-name="T282">↔</text:span><text:span text:style-name="T244"> </text:span><text:span text:style-name="T161">人類文明的 領導層</text:span><text:span text:style-name="T232">。</text:span></text:p>
                    </text:list-item>
                    <text:list-item>
                      <text:p text:style-name="P54">列國的君主<text:span text:style-name="T244"> </text:span><text:span text:style-name="T282">↔</text:span><text:span text:style-name="T244"> </text:span><text:span text:style-name="T161">人類文明的 領導層</text:span><text:span text:style-name="T232">。</text:span></text:p>
                    </text:list-item>
                    <text:list-item>
                      <text:p text:style-name="P322"><text:span text:style-name="T204">希實本 的 田地</text:span><text:span text:style-name="T205"> </text:span><text:span text:style-name="T219">↔</text:span><text:span text:style-name="T209">（對於 </text:span><text:span text:style-name="T206">人類</text:span><text:span text:style-name="T204">文明 來說</text:span><text:span text:style-name="T209">）</text:span><text:span text:style-name="T204">全新的、從未出現過的 精神文明 本身、學門、一切 的 變化、本能、</text:span><text:span text:style-name="T205">機會、可能性、發展性。</text:span></text:p>
                    </text:list-item>
                    <text:list-item>
                      <text:p text:style-name="P55"><text:span text:style-name="T160">西比瑪 的 葡萄樹 </text:span><text:span text:style-name="T212">↔</text:span><text:span text:style-name="T162">（對於 </text:span><text:span text:style-name="T207">人類</text:span><text:span text:style-name="T208">文明 來說</text:span><text:span text:style-name="T162">）</text:span><text:span text:style-name="T160">全新的、從未出現過的 精神文明 本身、學門、一切 的 存在、傳承</text:span><text:span text:style-name="T162">。</text:span></text:p>
                    </text:list-item>
                    <text:list-item>
                      <text:p text:style-name="P55"><text:span text:style-name="T160">折斷其上美好的枝子</text:span><text:span text:style-name="T162"> </text:span><text:span text:style-name="T213">↔</text:span><text:span text:style-name="T162"> 砍除、腰斬（（對於 </text:span><text:span text:style-name="T207">人類</text:span><text:span text:style-name="T208">文明 來說</text:span><text:span text:style-name="T162">）</text:span><text:span text:style-name="T160">全新的、從未出現過的 精神文明 本身、學門、一切 的</text:span><text:span text:style-name="T162">）存在、傳承、（逐漸萌芽、正在萌芽 的）機會、可能性、發展性。</text:span></text:p>
                      <text:list>
                        <text:list-item>
                          <text:p text:style-name="P55"><text:span text:style-name="T160">折斷其上美好的枝子</text:span><text:span text:style-name="T162"> </text:span><text:span text:style-name="T213">↔</text:span><text:span text:style-name="T162"> 扼殺（（對於 </text:span><text:span text:style-name="T207">人類</text:span><text:span text:style-name="T208">文明 來說</text:span><text:span text:style-name="T162">）</text:span><text:span text:style-name="T160">全新的、從未出現過的 精神文明 本身、學門、一切 的 </text:span><text:span text:style-name="T162">機會、可能性、發展性）在搖籃裡。</text:span></text:p>
                        </text:list-item>
                        <text:list-item>
                          <text:p text:style-name="P55"><text:span text:style-name="T160">折斷其上美好的枝子</text:span><text:span text:style-name="T162"> </text:span><text:span text:style-name="T213">↔</text:span><text:span text:style-name="T162"> 把 既有、已經存在的（（對於 </text:span><text:span text:style-name="T207">人類</text:span><text:span text:style-name="T208">文明 來說</text:span><text:span text:style-name="T162">）</text:span><text:span text:style-name="T160">全新的、從未出現過的 精神文明 本身、學門、一切 的 </text:span><text:span text:style-name="T162">存在、）傳承 曲解、汙名化、混淆、斷鏈、滅絕。</text:span></text:p>
                        </text:list-item>
                      </text:list>
                    </text:list-item>
                    <text:list-item>
                      <text:p text:style-name="P55"><text:span text:style-name="T160">曠野</text:span><text:span text:style-name="T163"> </text:span><text:span text:style-name="T212">↔</text:span><text:span text:style-name="T162">（對於 </text:span><text:span text:style-name="T207">人類</text:span><text:span text:style-name="T208">文明 來說</text:span><text:span text:style-name="T162">）</text:span><text:span text:style-name="T160">全新的、從未出現過的 精神文明 本身、學門、一切。</text:span></text:p>
                    </text:list-item>
                    <text:list-item>
                      <text:p text:style-name="P329">以利亞利 <text:span text:style-name="T254">↔</text:span> 。</text:p>
                    </text:list-item>
                    <text:list-item>
                      <text:p text:style-name="P56"><text:span text:style-name="T158">交戰</text:span><text:span text:style-name="T163"> </text:span><text:span text:style-name="T212">↔</text:span><text:span text:style-name="T164">（</text:span><text:span text:style-name="T159">啟示錄</text:span><text:span text:style-name="T160"> 認定的</text:span><text:span text:style-name="T159">）</text:span><text:span text:style-name="T165">國攻打國、民攻打民。</text:span></text:p>
                    </text:list-item>
                    <text:list-item>
                      <text:p text:style-name="P18">臨到你夏天的果子，並你收割的莊稼<text:span text:style-name="T158"> </text:span><text:span text:style-name="T212">↔</text:span><text:span text:style-name="T164">（</text:span><text:span text:style-name="T195">撒耳母記</text:span><text:span text:style-name="T167">下</text:span><text:span text:style-name="T160"> 認定的</text:span><text:span text:style-name="T159">）</text:span><text:span text:style-name="T166">降雨 的 日子</text:span>。</text:p>
                      <text:list>
                        <text:list-item>
                          <text:p text:style-name="P18"><text:span text:style-name="T164">（</text:span><text:span text:style-name="T195">撒耳母記</text:span><text:span text:style-name="T167">下</text:span><text:span text:style-name="T160"> 認定的</text:span><text:span text:style-name="T159">）</text:span><text:span text:style-name="T166">降雨 的 日子 </text:span><text:span text:style-name="T214">↔</text:span><text:span text:style-name="T166"> 九</text:span><text:span text:style-name="T196">月、十月 的 時候</text:span><text:span text:style-name="T166">。</text:span></text:p>
                        </text:list-item>
                      </text:list>
                    </text:list-item>
                    <text:list-item>
                      <text:p text:style-name="P19"><text:span text:style-name="T168">葡萄園 </text:span><text:span text:style-name="T215">↔</text:span><text:span text:style-name="T169"> </text:span><text:span text:style-name="T197">地球個體的 表面。</text:span></text:p>
                    </text:list-item>
                    <text:list-item>
                      <text:p text:style-name="P20">三年之內 <text:span text:style-name="T254">↔</text:span> 三年之內。<text:span text:style-name="T241">（西元</text:span><text:span text:style-name="T242">2023年5月23日 ~ 西元2026年5月23日 </text:span><text:span text:style-name="T243">之內</text:span><text:span text:style-name="T240">）</text:span></text:p>
                    </text:list-item>
                    <text:list-item>
                      <text:p text:style-name="P21">他的群眾 <text:span text:style-name="T254">↔</text:span> <text:span text:style-name="T160">一心追求 道、物質文明、</text:span><text:span text:style-name="T158">錢、奶嘴樂、私慾增長 的 個體。</text:span></text:p>
                    </text:list-item>
                  </text:list>
                </text:list-item>
                <text:list-item>
                  <text:p text:style-name="P22"><text:bookmark-start text:name="第17章"/><text:span text:style-name="T194">第1</text:span><text:span text:style-name="T198">7</text:span><text:span text:style-name="T194">章</text:span><text:bookmark-end text:name="第17章"/><text:span text:style-name="T158">。</text:span></text:p>
                  <text:list>
                    <text:list-item>
                      <text:p text:style-name="P347">大馬色 <text:span text:style-name="T254">↔</text:span> 人類文明的 國家、部落。</text:p>
                    </text:list-item>
                    <text:list-item>
                      <text:p text:style-name="P347">不再 為 城 <text:span text:style-name="T254">↔</text:span> 不再 分裂成 不同的國家、不同的部落。</text:p>
                      <text:list>
                        <text:list-item>
                          <text:p text:style-name="P348">不再 為 城 <text:span text:style-name="T254">↔</text:span> 不再 有 國家、部落。</text:p>
                        </text:list-item>
                        <text:list-item>
                          <text:p text:style-name="P349">明顯例子。</text:p>
                          <text:list>
                            <text:list-item>
                              <text:p text:style-name="P349">為 城。</text:p>
                              <text:list>
                                <text:list-item>
                                  <text:p text:style-name="P347">文明 →<text:span text:style-name="T245"> 國家</text:span>、部落<text:span text:style-name="T245"> → 國民。</text:span></text:p>
                                  <text:list>
                                    <text:list-item>
                                      <text:p text:style-name="P350">以 <text:span text:style-name="T245">國家</text:span>、部落 為中心思想。</text:p>
                                    </text:list-item>
                                  </text:list>
                                </text:list-item>
                                <text:list-item>
                                  <text:p text:style-name="P347">文明 →<text:span text:style-name="T245"> 國家</text:span>、部落<text:span text:style-name="T245"> → 文化、習俗、血脈 → 國民。</text:span></text:p>
                                  <text:list>
                                    <text:list-item>
                                      <text:p text:style-name="P351">以 <text:span text:style-name="T245">文化、習俗、血脈</text:span> 為中心思想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49">不再 為 城 。</text:p>
                              <text:list>
                                <text:list-item>
                                  <text:p text:style-name="P385">文明 → 國民。</text:p>
                                  <text:list>
                                    <text:list-item>
                                      <text:p text:style-name="P352">以 文明、人類文明 為中心思想。</text:p>
                                    </text:list-item>
                                  </text:list>
                                </text:list-item>
                                <text:list-item>
                                  <text:p text:style-name="P386">文明聯盟 → 國民。</text:p>
                                  <text:list>
                                    <text:list-item>
                                      <text:p text:style-name="P352">以 <text:span text:style-name="T245">文明聯盟</text:span> 為中心思想。</text:p>
                                    </text:list-item>
                                  </text:list>
                                </text:list-item>
                                <text:list-item>
                                  <text:p text:style-name="P349"><text:span text:style-name="T52">&lt;_?3_&gt;個</text:span><text:span text:style-name="T245">體 → 國民。</text:span></text:p>
                                  <text:list>
                                    <text:list-item>
                                      <text:p text:style-name="P349">以 <text:span text:style-name="T52">&lt;_?3_&gt;個</text:span><text:span text:style-name="T245">體</text:span> 為中心思想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3">亂堆 <text:span text:style-name="T254">↔</text:span> 人類文明 沒有、不存在 國家的 概念、現象。</text:p>
                      <text:list>
                        <text:list-item>
                          <text:p text:style-name="P353">明顯例子。</text:p>
                          <text:list>
                            <text:list-item>
                              <text:p text:style-name="P387">文明 → 國民。</text:p>
                              <text:list>
                                <text:list-item>
                                  <text:p text:style-name="P353">以 文明 為中心思想。</text:p>
                                </text:list-item>
                              </text:list>
                            </text:list-item>
                            <text:list-item>
                              <text:p text:style-name="P353"><text:span text:style-name="T52">&lt;_?3_&gt;個</text:span><text:span text:style-name="T245">體 → 國民。</text:span></text:p>
                              <text:list>
                                <text:list-item>
                                  <text:p text:style-name="P353"><text:span text:style-name="T210">以 </text:span><text:span text:style-name="T52">&lt;_?3_&gt;個</text:span><text:span text:style-name="T245">體</text:span><text:span text:style-name="T210"> 為中心思想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4">以法蓮 <text:span text:style-name="T254">↔</text:span> 人類文明的 物質文明、科學、科技。</text:p>
                    </text:list-item>
                    <text:list-item>
                      <text:p text:style-name="P23"><text:span text:style-name="T199">亞蘭</text:span><text:span text:style-name="T158"> </text:span><text:span text:style-name="T212">↔</text:span><text:span text:style-name="T160"> 。</text:span></text:p>
                    </text:list-item>
                    <text:list-item>
                      <text:p text:style-name="P22"><text:span text:style-name="T199">以色列</text:span><text:span text:style-name="T160">人</text:span><text:span text:style-name="T158"> </text:span><text:span text:style-name="T212">↔</text:span><text:span text:style-name="T160"> </text:span><text:span text:style-name="T158">人類。</text:span></text:p>
                    </text:list-item>
                    <text:list-item>
                      <text:p text:style-name="P388">耶和華 <text:span text:style-name="T254">↔</text:span>（人類 認定的）神。</text:p>
                    </text:list-item>
                    <text:list-item>
                      <text:p text:style-name="P22"><text:span text:style-name="T158">雅各 </text:span><text:span text:style-name="T212">↔</text:span><text:span text:style-name="T159">（基督教 認定的）先知。</text:span></text:p>
                    </text:list-item>
                    <text:list-item>
                      <text:p text:style-name="P57"><text:span text:style-name="T159">割取穗子</text:span><text:span text:style-name="T163"> </text:span><text:span text:style-name="T212">↔</text:span><text:span text:style-name="T159">（</text:span><text:span text:style-name="T171">以西結書</text:span><text:span text:style-name="T159"> 認定的）</text:span><text:span text:style-name="T163">收在衣襟 的鬍鬚。</text:span></text:p>
                      <text:list>
                        <text:list-item>
                          <text:p text:style-name="P58"><text:span text:style-name="T171">以西結書</text:span><text:span text:style-name="T159">的</text:span><text:span text:style-name="T171"> </text:span><text:span text:style-name="T163">第</text:span><text:span text:style-name="T200">5</text:span><text:span text:style-name="T163">章 </text:span><text:span text:style-name="T159">認定的</text:span><text:span text:style-name="T200">，</text:span><text:span text:style-name="T163">少許的鬍鬚收在衣襟。</text:span></text:p>
                        </text:list-item>
                        <text:list-item>
                          <text:p text:style-name="P59"><text:span text:style-name="T159">穗子</text:span><text:span text:style-name="T163"> </text:span><text:span text:style-name="T212">↔</text:span><text:span text:style-name="T159">（</text:span><text:span text:style-name="T171">以西結書</text:span><text:span text:style-name="T159"> 認定的）</text:span><text:span text:style-name="T163">鬍鬚。</text:span></text:p>
                        </text:list-item>
                      </text:list>
                    </text:list-item>
                    <text:list-item>
                      <text:p text:style-name="P60"><text:span text:style-name="T163">期間 </text:span><text:span text:style-name="T212">↔</text:span><text:span text:style-name="T170">（基督教 認定的）</text:span><text:span text:style-name="T171">末日審判。</text:span></text:p>
                    </text:list-item>
                    <text:list-item>
                      <text:p text:style-name="P60"><text:span text:style-name="T171">兩三個果子</text:span><text:span text:style-name="T163"> </text:span><text:span text:style-name="T212">↔</text:span><text:span text:style-name="T159">（</text:span><text:span text:style-name="T171">以西結書</text:span><text:span text:style-name="T159"> 認定的）</text:span><text:span text:style-name="T163">收在衣襟 的鬍鬚。</text:span></text:p>
                    </text:list-item>
                    <text:list-item>
                      <text:p text:style-name="P60"><text:span text:style-name="T163">多果樹 </text:span><text:span text:style-name="T212">↔</text:span><text:span text:style-name="T160"> 聚集 許多</text:span><text:span text:style-name="T163">（以諾書 認定的）義人 的 國家、文明。</text:span></text:p>
                    </text:list-item>
                    <text:list-item>
                      <text:p text:style-name="P61"><text:span text:style-name="T163">那日 </text:span><text:span text:style-name="T212">↔</text:span><text:span text:style-name="T163">（啟示錄 認定的）新耶路撒冷城 降臨的 時候。</text:span></text:p>
                    </text:list-item>
                    <text:list-item>
                      <text:p text:style-name="P24"><text:span text:style-name="T159">以色列的聖者</text:span><text:span text:style-name="T158"> </text:span><text:span text:style-name="T212">↔</text:span><text:span text:style-name="T159">（基督教 認定的）耶和華。</text:span></text:p>
                    </text:list-item>
                    <text:list-item>
                      <text:p text:style-name="P25"><text:span text:style-name="T159">仰望</text:span><text:span text:style-name="T158"> </text:span><text:span text:style-name="T212">↔</text:span><text:span text:style-name="T160"> 敬畏、跪拜。</text:span></text:p>
                    </text:list-item>
                    <text:list-item>
                      <text:p text:style-name="P26"><text:span text:style-name="T159">祭壇</text:span><text:span text:style-name="T158"> </text:span><text:span text:style-name="T212">↔</text:span><text:span text:style-name="T160"> 祭祀場所、宗教場所、宗教建築物。</text:span></text:p>
                    </text:list-item>
                    <text:list-item>
                      <text:p text:style-name="P27"><text:span text:style-name="T160">自己 手 所 築 的</text:span><text:span text:style-name="T158"> </text:span><text:span text:style-name="T212">↔</text:span><text:span text:style-name="T160"> </text:span><text:span text:style-name="T158">人類 思想、決策、行動 </text:span><text:span text:style-name="T160">所 設計、製造、使用 的</text:span><text:span text:style-name="T158">。</text:span></text:p>
                    </text:list-item>
                    <text:list-item>
                      <text:p text:style-name="P28"><text:span text:style-name="T159">木偶</text:span><text:span text:style-name="T158"> </text:span><text:span text:style-name="T212">↔</text:span><text:span text:style-name="T160"> 神像。</text:span></text:p>
                    </text:list-item>
                    <text:list-item>
                      <text:p text:style-name="P28"><text:span text:style-name="T160">日像</text:span><text:span text:style-name="T158"> </text:span><text:span text:style-name="T212">↔</text:span><text:span text:style-name="T160"> 錢。</text:span></text:p>
                    </text:list-item>
                    <text:list-item>
                      <text:p text:style-name="P29"><text:span text:style-name="T160">城</text:span><text:span text:style-name="T158"> </text:span><text:span text:style-name="T212">↔</text:span><text:span text:style-name="T160"> 國家。</text:span></text:p>
                    </text:list-item>
                    <text:list-item>
                      <text:p text:style-name="P30"><text:span text:style-name="T159">神</text:span><text:span text:style-name="T158"> </text:span><text:span text:style-name="T212">↔</text:span><text:span text:style-name="T159">（基督教 認定的）耶和華。</text:span></text:p>
                    </text:list-item>
                    <text:list-item>
                      <text:p text:style-name="P30"><text:span text:style-name="T159">能力</text:span><text:span text:style-name="T158"> </text:span><text:span text:style-name="T212">↔</text:span><text:span text:style-name="T159">（基督教 認定的）屬靈。</text:span></text:p>
                    </text:list-item>
                    <text:list-item>
                      <text:p text:style-name="P30"><text:span text:style-name="T159">磐石</text:span><text:span text:style-name="T158"> </text:span><text:span text:style-name="T212">↔</text:span><text:span text:style-name="T159">（基督教 認定的）耶和華</text:span><text:span text:style-name="T160">。</text:span></text:p>
                    </text:list-item>
                    <text:list-item>
                      <text:p text:style-name="P31"><text:span text:style-name="T160">栽上佳美的樹秧子，插上異樣的栽子</text:span><text:span text:style-name="T158"> </text:span><text:span text:style-name="T212">↔</text:span><text:span text:style-name="T158">（人類文明 質疑、背離</text:span><text:span text:style-name="T160">、忘記</text:span><text:span text:style-name="T247">（基督教 認定的）</text:span><text:span text:style-name="T159">耶和華</text:span><text:span text:style-name="T158">）</text:span><text:span text:style-name="T160">拓荒、發展</text:span><text:span text:style-name="T158">（人類文明 的）學門，插上 無神論、反神論、不可知論 的 </text:span><text:span text:style-name="T159">根基、地基、</text:span><text:span text:style-name="T158">投影世界觀</text:span><text:span text:style-name="T159">。</text:span></text:p>
                      <text:list>
                        <text:list-item>
                          <text:p text:style-name="P32"><text:span text:style-name="T158">質疑 的 </text:span><text:span text:style-name="T159">明顯例子，出埃及記的 以色列人。</text:span></text:p>
                        </text:list-item>
                        <text:list-item>
                          <text:p text:style-name="P33"><text:span text:style-name="T160">栽上</text:span><text:span text:style-name="T158"> </text:span><text:span text:style-name="T212">↔</text:span><text:span text:style-name="T160"> 拓荒、發展。</text:span></text:p>
                        </text:list-item>
                        <text:list-item>
                          <text:p text:style-name="P34"><text:span text:style-name="T160">樹秧子</text:span><text:span text:style-name="T158"> </text:span><text:span text:style-name="T212">↔</text:span><text:span text:style-name="T158">（人類文明 的）學門。</text:span></text:p>
                          <text:list>
                            <text:list-item>
                              <text:p text:style-name="P34"><text:span text:style-name="T160">明顯例子，</text:span><text:span text:style-name="T158">神學、哲學、數學、物理學、化學、生物學、考古學、歷史學、文化學</text:span><text:span text:style-name="T160">。</text:span></text:p>
                            </text:list-item>
                          </text:list>
                        </text:list-item>
                        <text:list-item>
                          <text:p text:style-name="P34"><text:span text:style-name="T160">插上 異樣的栽子</text:span><text:span text:style-name="T158"> </text:span><text:span text:style-name="T212">↔</text:span><text:span text:style-name="T160">（</text:span><text:span text:style-name="T159">在</text:span><text:span text:style-name="T246">（</text:span><text:span text:style-name="T251">以賽亞書</text:span><text:span text:style-name="T246"> 認定的）</text:span><text:span text:style-name="T160">樹秧子）插上 異樣的栽子。</text:span></text:p>
                          <text:list>
                            <text:list-item>
                              <text:p text:style-name="P34"><text:span text:style-name="T159">明顯例子，在 </text:span><text:span text:style-name="T158">生物學 插上 </text:span><text:span text:style-name="T159">進化論（達爾文）</text:span><text:span text:style-name="T160">。</text:span></text:p>
                            </text:list-item>
                            <text:list-item>
                              <text:p text:style-name="P35"><text:span text:style-name="T159">明顯例子，誘導、誘使 其他個體，以 進化論 為 根基、地基，發展 </text:span><text:span text:style-name="T158">生物學。</text:span></text:p>
                            </text:list-item>
                            <text:list-item>
                              <text:p text:style-name="P330">明顯例子，學校教育、同質型教學、批量型洗腦。</text:p>
                            </text:list-item>
                            <text:list-item>
                              <text:p text:style-name="P389">明顯例子，批判、壓迫、獵巫、排擠、冷暴力 質疑、反對 進化論 的個體。</text:p>
                            </text:list-item>
                            <text:list-item>
                              <text:p text:style-name="P390">抽象例子，數量壓制、權力壓制、多數暴力、情報操作、輿論攻擊、人身攻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<text:span text:style-name="T160">圈上 籬笆</text:span><text:span text:style-name="T158"> </text:span><text:span text:style-name="T212">↔</text:span><text:span text:style-name="T160"> 建立、維護 </text:span><text:span text:style-name="T158">投影世界觀。</text:span></text:p>
                    </text:list-item>
                    <text:list-item>
                      <text:p text:style-name="P37"><text:span text:style-name="T160">開花</text:span><text:span text:style-name="T158"> </text:span><text:span text:style-name="T212">↔</text:span><text:span text:style-name="T158">（人類</text:span><text:span text:style-name="T159"> 認定的）科學奇異點。</text:span></text:p>
                      <text:list>
                        <text:list-item>
                          <text:p text:style-name="P38"><text:span text:style-name="T160">開花</text:span><text:span text:style-name="T158"> </text:span><text:span text:style-name="T212">↔</text:span><text:span text:style-name="T160"> </text:span><text:span text:style-name="T158">人類文明的 </text:span><text:span text:style-name="T159">個體 對 </text:span><text:span text:style-name="T158">投影世界觀 深信不疑、極力維護、主動攻擊批判者</text:span><text:span text:style-name="T159">。</text:span></text:p>
                          <text:list>
                            <text:list-item>
                              <text:p text:style-name="P38"><text:span text:style-name="T159">個體 是 沉浸在 </text:span><text:span text:style-name="T158">投影世界觀 的 個體。</text:span></text:p>
                              <text:list>
                                <text:list-item>
                                  <text:p text:style-name="P38"><text:span text:style-name="T159">明顯例子，個體 透過 家庭、學校、新聞 教育，學習、記憶 </text:span><text:span text:style-name="T158">投影世界觀。</text:span></text:p>
                                </text:list-item>
                                <text:list-item>
                                  <text:p text:style-name="P39"><text:span text:style-name="T172">明顯例子，</text:span><text:span text:style-name="T158">（</text:span><text:span text:style-name="T172">皮亞杰</text:span><text:span text:style-name="T159"> 認定的）</text:span><text:span text:style-name="T172">圖式、同化、順應。</text:span></text:p>
                                  <text:list>
                                    <text:list-item>
                                      <text:p text:style-name="P415"><text:span text:style-name="T158">（</text:span><text:span text:style-name="T172">相關描述</text:span><text:span text:style-name="T173">在 </text:span><text:span text:style-name="T157">_</text:span><text:span text:style-name="T173"> 文件群的 </text:span><text:span text:style-name="T156">認知發展</text:span><text:span text:style-name="T172"> </text:span><text:span text:style-name="T173">的 </text:span><text:span text:style-name="T156">皮亞杰的 認知發展理論</text:span><text:span text:style-name="T159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<text:span text:style-name="T160">愁苦極其傷痛的日子</text:span><text:span text:style-name="T158"> </text:span><text:span text:style-name="T212">↔</text:span><text:span text:style-name="T170">（基督教 認定的）</text:span><text:span text:style-name="T171">末日審判</text:span><text:span text:style-name="T160">。</text:span></text:p>
                    </text:list-item>
                    <text:list-item>
                      <text:p text:style-name="P30"><text:span text:style-name="T160">收割</text:span><text:span text:style-name="T158"> </text:span><text:span text:style-name="T212">↔</text:span><text:span text:style-name="T159">（</text:span><text:span text:style-name="T201">以賽亞書</text:span><text:span text:style-name="T159"> 認定的）割取穗子。</text:span></text:p>
                    </text:list-item>
                    <text:list-item>
                      <text:p text:style-name="P40"><text:span text:style-name="T159">多民</text:span><text:span text:style-name="T158"> </text:span><text:span text:style-name="T212">↔</text:span><text:span text:style-name="T164">（生存、生活 在 人類文明的）國民群、領導層、所有個體</text:span><text:span text:style-name="T160">。</text:span></text:p>
                    </text:list-item>
                    <text:list-item>
                      <text:p text:style-name="P22"><text:span text:style-name="T159">列邦</text:span><text:span text:style-name="T158"> </text:span><text:span text:style-name="T212">↔</text:span><text:span text:style-name="T160"> 所有國家</text:span><text:span text:style-name="T174">的 錢、金融系統</text:span><text:span text:style-name="T160">。</text:span></text:p>
                      <text:list>
                        <text:list-item>
                          <text:p text:style-name="P22"><text:span text:style-name="T159">列邦</text:span><text:span text:style-name="T158"> </text:span><text:span text:style-name="T212">↔</text:span><text:span text:style-name="T160"> 所有國家</text:span><text:span text:style-name="T174">的 錢、股票、債券、基金、銀行、房地產、虛擬貨幣、數位貨幣</text:span><text:span text:style-name="T160">。</text:span></text:p>
                        </text:list-item>
                      </text:list>
                    </text:list-item>
                    <text:list-item>
                      <text:p text:style-name="P41"><text:span text:style-name="T159">猛水滔滔、多水滔滔</text:span><text:span text:style-name="T158"> </text:span><text:span text:style-name="T212">↔</text:span><text:span text:style-name="T160"> 明顯例子，水往低處流、水庫洩洪、水災。</text:span></text:p>
                    </text:list-item>
                    <text:list-item>
                      <text:p text:style-name="P42"><text:span text:style-name="T160">風前糠、旋風土</text:span><text:span text:style-name="T158"> </text:span><text:span text:style-name="T212">↔</text:span><text:span text:style-name="T159">（</text:span><text:span text:style-name="T201">以賽亞書</text:span><text:span text:style-name="T159"> 認定的）</text:span><text:span text:style-name="T175">大</text:span><text:span text:style-name="T159">山小岡</text:span><text:span text:style-name="T160">。</text:span></text:p>
                    </text:list-item>
                    <text:list-item>
                      <text:p text:style-name="P43"><text:span text:style-name="T160">到 晚上</text:span><text:span text:style-name="T158"> </text:span><text:span text:style-name="T212">↔</text:span><text:span text:style-name="T160"> 在</text:span><text:span text:style-name="T170">（基督教 認定的）</text:span><text:span text:style-name="T171">末日審判 的時候</text:span><text:span text:style-name="T160">。</text:span></text:p>
                    </text:list-item>
                    <text:list-item>
                      <text:p text:style-name="P43"><text:span text:style-name="T160">未到 早晨</text:span><text:span text:style-name="T158"> </text:span><text:span text:style-name="T212">↔</text:span><text:span text:style-name="T160"> 還沒到</text:span><text:span text:style-name="T158">（啟示錄 認定的）新耶路撒冷城</text:span><text:span text:style-name="T177"> 降臨</text:span><text:span text:style-name="T171"> 的時候</text:span><text:span text:style-name="T158">。</text:span></text:p>
                    </text:list-item>
                    <text:list-item>
                      <text:p text:style-name="P44"><text:span text:style-name="T158">他們 </text:span><text:span text:style-name="T212">↔</text:span><text:span text:style-name="T159">（</text:span><text:span text:style-name="T201">以賽亞書</text:span><text:span text:style-name="T159"> 認定的）</text:span><text:span text:style-name="T160">風前糠、旋風土。</text:span></text:p>
                    </text:list-item>
                    <text:list-item>
                      <text:p text:style-name="P62"><text:span text:style-name="T160">沒有</text:span><text:span text:style-name="T163"> </text:span><text:span text:style-name="T212">↔</text:span><text:span text:style-name="T160">（傳道書 認定的</text:span><text:span text:style-name="T159">）</text:span><text:span text:style-name="T160">風。</text:span></text:p>
                    </text:list-item>
                    <text:list-item>
                      <text:p text:style-name="P45"><text:span text:style-name="T159">我們</text:span><text:span text:style-name="T158"> </text:span><text:span text:style-name="T212">↔</text:span><text:span text:style-name="T158">（</text:span><text:span text:style-name="T171">以西結</text:span><text:span text:style-name="T160">書</text:span><text:span text:style-name="T158">的 </text:span><text:span text:style-name="T176">第</text:span><text:span text:style-name="T202">3</text:span><text:span text:style-name="T201">4</text:span><text:span text:style-name="T158">章的）掠物</text:span><text:span text:style-name="T160">。</text:span></text:p>
                    </text:list-item>
                  </text:list>
                </text:list-item>
                <text:list-item>
                  <text:p text:style-name="P45"><text:bookmark-start text:name="第18章"/><text:span text:style-name="T160">第</text:span><text:span text:style-name="T203">18</text:span><text:span text:style-name="T160">章</text:span><text:bookmark-end text:name="第18章"/><text:span text:style-name="T160">。</text:span></text:p>
                  <text:list>
                    <text:list-item>
                      <text:p text:style-name="P355">古實<text:span text:style-name="T232"> </text:span><text:span text:style-name="T254">↔</text:span> 地球。</text:p>
                    </text:list-item>
                    <text:list-item>
                      <text:p text:style-name="P356"><text:span text:style-name="T232">翅膀刷刷響聲之地 </text:span><text:span text:style-name="T254">↔</text:span> 月球。</text:p>
                    </text:list-item>
                    <text:list-item>
                      <text:p text:style-name="P357">使者 <text:span text:style-name="T254">↔</text:span><text:span text:style-name="T253">（人類 認定的）太空人</text:span>。</text:p>
                    </text:list-item>
                    <text:list-item>
                      <text:p text:style-name="P357">水面、海 <text:span text:style-name="T254">↔</text:span><text:span text:style-name="T253">（人類 認定的）真空、外太空</text:span>。</text:p>
                    </text:list-item>
                    <text:list-item>
                      <text:p text:style-name="P358">蒲草船 <text:span text:style-name="T254">↔</text:span><text:span text:style-name="T253">（人類 認定的）太空</text:span>船。</text:p>
                    </text:list-item>
                    <text:list-item>
                      <text:p text:style-name="P359">先知<text:span text:style-name="T232"> </text:span><text:span text:style-name="T254">↔</text:span><text:span text:style-name="T114">（以西結</text:span>書<text:span text:style-name="T114">的 第</text:span><text:span text:style-name="T65">33</text:span><text:span text:style-name="T114">章的）</text:span>先知。</text:p>
                      <text:list>
                        <text:list-item>
                          <text:p text:style-name="P355">先知說：『<text:span text:style-name="T235">你們快行的使者，要到高大光滑的民那裡去。自從開國以來，那民極其可畏，是分地界踐踏人的；他們的地有江河分開</text:span>』。</text:p>
                          <text:list>
                            <text:list-item>
                              <text:p text:style-name="P360">先知<text:span text:style-name="T232"> </text:span><text:span text:style-name="T254">↔</text:span><text:span text:style-name="T114">（以西結</text:span>書<text:span text:style-name="T114">的 第</text:span><text:span text:style-name="T65">33</text:span><text:span text:style-name="T114">章的）</text:span>先知。</text:p>
                            </text:list-item>
                            <text:list-item>
                              <text:p text:style-name="P361">你們 <text:span text:style-name="T254">↔</text:span> <text:span text:style-name="T253">人類文明。</text:span></text:p>
                            </text:list-item>
                            <text:list-item>
                              <text:p text:style-name="P362">使者 <text:span text:style-name="T254">↔</text:span><text:span text:style-name="T253">（人類 認定的）太空人</text:span>。</text:p>
                            </text:list-item>
                            <text:list-item>
                              <text:p text:style-name="P363">高大光滑的民 <text:span text:style-name="T254">↔</text:span><text:span text:style-name="T253">（人類 認定的）外星人。</text:span></text:p>
                            </text:list-item>
                            <text:list-item>
                              <text:p text:style-name="P359">地 <text:span text:style-name="T254">↔</text:span> 月球。</text:p>
                            </text:list-item>
                            <text:list-item>
                              <text:p text:style-name="P362">江河 <text:span text:style-name="T254">↔</text:span><text:span text:style-name="T253">（人類 認定的）真空、外太空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2">世上一切的 居民<text:span text:style-name="T232"> </text:span><text:span text:style-name="T281">↔</text:span><text:span text:style-name="T232"> 宇宙的 所有個體。</text:span></text:p>
                    </text:list-item>
                    <text:list-item>
                      <text:p text:style-name="P331">地上所住的 人 <text:span text:style-name="T254">↔</text:span> 地表的 所有個體。</text:p>
                      <text:list>
                        <text:list-item>
                          <text:p text:style-name="P332"><text:span text:style-name="T57">地表 是 </text:span><text:span text:style-name="T14">地球個體的 表面。</text:span></text:p>
                        </text:list-item>
                      </text:list>
                    </text:list-item>
                    <text:list-item>
                      <text:p text:style-name="P403">山上豎立大旗的時候、吹角的時候<text:span text:style-name="T232"> </text:span><text:span text:style-name="T281">↔</text:span><text:span text:style-name="T232">（基督教 認定的）末日審判。</text:span></text:p>
                    </text:list-item>
                    <text:list-item>
                      <text:p text:style-name="P391">耶和華 <text:span text:style-name="T254">↔</text:span>（人類 認定的）神。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10145824769344" text:continue-numbering="true" text:style-name="L1">
        <text:list-item>
          <text:list>
            <text:list-item>
              <text:list>
                <text:list-item>
                  <text:p text:style-name="P169"><text:bookmark-start text:name="第41章"/><text:span text:style-name="T45">第41章</text:span><text:bookmark-end text:name="第41章"/><text:span text:style-name="T103">。</text:span></text:p>
                  <text:list>
                    <text:list-item>
                      <text:p text:style-name="P169"><text:span text:style-name="T45">第1節 ~ 第29</text:span><text:span text:style-name="T103">節。</text:span></text:p>
                      <text:list>
                        <text:list-item>
                          <text:p text:style-name="P183"><text:span text:style-name="T118">海島</text:span><text:span text:style-name="T119"> </text:span><text:span text:style-name="T212">↔</text:span><text:span text:style-name="T119">（人類文明 的）</text:span><text:span text:style-name="T118">國家</text:span><text:span text:style-name="T120">。</text:span></text:p>
                        </text:list-item>
                        <text:list-item>
                          <text:p text:style-name="P184"><text:span text:style-name="T120">民</text:span><text:span text:style-name="T119"> </text:span><text:span text:style-name="T212">↔</text:span><text:span text:style-name="T122">（生存、生活 在 人類文明的）國民群、領導層、所有個體</text:span><text:span text:style-name="T120">。</text:span></text:p>
                        </text:list-item>
                        <text:list-item>
                          <text:p text:style-name="P392">耶和華 <text:span text:style-name="T254">↔</text:span>（人類 認定的）神。</text:p>
                        </text:list-item>
                        <text:list-item>
                          <text:p text:style-name="P185"><text:span text:style-name="T118">列國</text:span><text:span text:style-name="T119"> </text:span><text:span text:style-name="T212">↔</text:span><text:span text:style-name="T119">（人類文明 的）</text:span><text:span text:style-name="T118">國家</text:span><text:span text:style-name="T120">。</text:span></text:p>
                        </text:list-item>
                        <text:list-item>
                          <text:p text:style-name="P186"><text:span text:style-name="T120">一人</text:span><text:span text:style-name="T119"> </text:span><text:span text:style-name="T212">↔</text:span><text:span text:style-name="T118">（基督教 認定的）</text:span><text:span text:style-name="T124">彌賽亞</text:span><text:span text:style-name="T120">。</text:span></text:p>
                        </text:list-item>
                        <text:list-item>
                          <text:p text:style-name="P185"><text:span text:style-name="T118">君王</text:span><text:span text:style-name="T119"> </text:span><text:span text:style-name="T212">↔</text:span><text:span text:style-name="T122">（生存、生活 在 人類文明的）領導層。</text:span></text:p>
                        </text:list-item>
                        <text:list-item>
                          <text:p text:style-name="P187"><text:span text:style-name="T122">他們</text:span><text:span text:style-name="T119"> </text:span><text:span text:style-name="T212">↔</text:span><text:span text:style-name="T119">（人類文明 的）</text:span><text:span text:style-name="T118">國家</text:span><text:span text:style-name="T120">。</text:span></text:p>
                        </text:list-item>
                        <text:list-item>
                          <text:p text:style-name="P188"><text:span text:style-name="T120">所未走的道</text:span><text:span text:style-name="T119"> </text:span><text:span text:style-name="T212">↔</text:span><text:span text:style-name="T120"> 從未走過的道路。</text:span></text:p>
                          <text:list>
                            <text:list-item>
                              <text:p text:style-name="P364">明顯例子，拓荒者。</text:p>
                            </text:list-item>
                          </text:list>
                        </text:list-item>
                        <text:list-item>
                          <text:p text:style-name="P189"><text:span text:style-name="T120">木匠</text:span><text:span text:style-name="T119"> </text:span><text:span text:style-name="T212">↔</text:span><text:span text:style-name="T120"> 共濟會。</text:span></text:p>
                        </text:list-item>
                        <text:list-item>
                          <text:p text:style-name="P189"><text:span text:style-name="T120">銀匠</text:span><text:span text:style-name="T119"> </text:span><text:span text:style-name="T212">↔</text:span><text:span text:style-name="T120"> 銀行、資本家、財團家族。</text:span></text:p>
                        </text:list-item>
                        <text:list-item>
                          <text:p text:style-name="P190"><text:span text:style-name="T120">打光的</text:span><text:span text:style-name="T119"> </text:span><text:span text:style-name="T212">↔</text:span><text:span text:style-name="T120"> 光明會。</text:span></text:p>
                        </text:list-item>
                        <text:list-item>
                          <text:p text:style-name="P191"><text:span text:style-name="T120">用釘子釘穩</text:span><text:span text:style-name="T119"> </text:span><text:span text:style-name="T212">↔</text:span><text:span text:style-name="T119">（</text:span><text:span text:style-name="T117">錢、金融系</text:span><text:span text:style-name="T120">統</text:span><text:span text:style-name="T119">）</text:span><text:span text:style-name="T120">虛擬化、虛無化。</text:span></text:p>
                          <text:list>
                            <text:list-item>
                              <text:p text:style-name="P192"><text:span text:style-name="T120">明顯例子，</text:span><text:span text:style-name="T180">NFT、</text:span><text:span text:style-name="T181">區塊鏈、虛擬貨幣、數位貨幣</text:span><text:span text:style-name="T120">。</text:span></text:p>
                              <text:list>
                                <text:list-item>
                                  <text:p text:style-name="P193"><text:span text:style-name="T181">虛擬貨幣 的 </text:span><text:span text:style-name="T120">明顯例子，比特幣</text:span><text:span text:style-name="T123">。</text:span></text:p>
                                </text:list-item>
                                <text:list-item>
                                  <text:p text:style-name="P193"><text:span text:style-name="T181">數位貨幣 的 </text:span><text:span text:style-name="T120">明顯例子，紙鈔人民幣 →</text:span><text:span text:style-name="T123"> 數位人民幣。</text:span></text:p>
                                  <text:list>
                                    <text:list-item>
                                      <text:p text:style-name="P194"><text:span text:style-name="T123">一張紙</text:span><text:span text:style-name="T120"> →</text:span><text:span text:style-name="T123"> 一串數字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5"><text:span text:style-name="T120">偶像</text:span><text:span text:style-name="T119"> </text:span><text:span text:style-name="T212">↔</text:span><text:span text:style-name="T120"> </text:span><text:span text:style-name="T117">錢</text:span><text:span text:style-name="T120">。</text:span></text:p>
                        </text:list-item>
                        <text:list-item>
                          <text:p text:style-name="P196"><text:span text:style-name="T119">以色列 </text:span><text:span text:style-name="T212">↔</text:span><text:span text:style-name="T120"> </text:span><text:span text:style-name="T119">人類。</text:span></text:p>
                        </text:list-item>
                        <text:list-item>
                          <text:p text:style-name="P196"><text:span text:style-name="T119">雅各 </text:span><text:span text:style-name="T212">↔</text:span><text:span text:style-name="T117">（基督教 認定的）先</text:span><text:span text:style-name="T120">知。</text:span></text:p>
                        </text:list-item>
                        <text:list-item>
                          <text:p text:style-name="P197"><text:span text:style-name="T179">以色列</text:span><text:span text:style-name="T120">人</text:span><text:span text:style-name="T119"> </text:span><text:span text:style-name="T212">↔</text:span><text:span text:style-name="T120"> </text:span><text:span text:style-name="T119">人類、人類</text:span><text:span text:style-name="T178">個體</text:span><text:span text:style-name="T119">。</text:span></text:p>
                        </text:list-item>
                        <text:list-item>
                          <text:p text:style-name="P198"><text:span text:style-name="T118">山嶺、岡陵</text:span><text:span text:style-name="T119"> </text:span><text:span text:style-name="T212">↔</text:span><text:span text:style-name="T120"> </text:span><text:span text:style-name="T117">錢、金融系</text:span><text:span text:style-name="T120">統。</text:span></text:p>
                        </text:list-item>
                        <text:list-item>
                          <text:p text:style-name="P199"><text:span text:style-name="T118">以 耶和華 為喜樂，以 </text:span><text:span text:style-name="T179">以色列</text:span><text:span text:style-name="T119">的</text:span><text:span text:style-name="T118">聖者 為誇耀</text:span><text:span text:style-name="T119"> </text:span><text:span text:style-name="T212">↔</text:span><text:span text:style-name="T118">（基督教 認定的）</text:span><text:span text:style-name="T125">榮耀上帝</text:span><text:span text:style-name="T120">。</text:span></text:p>
                          <text:list>
                            <text:list-item>
                              <text:p text:style-name="P200"><text:span text:style-name="T179">以色列</text:span><text:span text:style-name="T119">的</text:span><text:span text:style-name="T118">聖者</text:span><text:span text:style-name="T119"> </text:span><text:span text:style-name="T212">↔</text:span><text:span text:style-name="T118">（人類 認定的）神</text:span><text:span text:style-name="T119">、</text:span><text:span text:style-name="T118">（基督教 認定的）耶和華。</text:span></text:p>
                            </text:list-item>
                            <text:list-item>
                              <text:p text:style-name="P410"><text:span text:style-name="T120">（</text:span><text:span text:style-name="T125">榮耀上帝 </text:span><text:span text:style-name="T126">的描述在 </text:span><text:span text:style-name="T192">書籍 (基督教)</text:span><text:span text:style-name="T182"> </text:span><text:span text:style-name="T126">文件群的 </text:span><text:span text:style-name="T192">基督教</text:span><text:span text:style-name="T120">）</text:span></text:p>
                            </text:list-item>
                          </text:list>
                        </text:list-item>
                        <text:list-item>
                          <text:p text:style-name="P201"><text:span text:style-name="T120">困苦窮乏人 </text:span><text:span text:style-name="T212">↔</text:span><text:span text:style-name="T118">（人類</text:span><text:span text:style-name="T120">文明 </text:span><text:span text:style-name="T118">的）德</text:span><text:span text:style-name="T120">、精神文明。</text:span><text:span text:style-name="T223">、精神文明的學門</text:span></text:p>
                        </text:list-item>
                        <text:list-item>
                          <text:p text:style-name="P202"><text:span text:style-name="T120">水</text:span><text:span text:style-name="T119"> </text:span><text:span text:style-name="T212">↔</text:span><text:span text:style-name="T120"> 個體。</text:span></text:p>
                          <text:list>
                            <text:list-item>
                              <text:p text:style-name="P203"><text:span text:style-name="T120">個體 是 </text:span><text:span text:style-name="T131">道、</text:span><text:span text:style-name="T118">德</text:span><text:span text:style-name="T120">、個體 </text:span><text:span text:style-name="T118">的 </text:span><text:span text:style-name="T120">個體。</text:span></text:p>
                              <text:list>
                                <text:list-item>
                                  <text:p text:style-name="P203"><text:span text:style-name="T120">明顯例子，</text:span><text:span text:style-name="T118">人類</text:span><text:span text:style-name="T120">個體、勞動力、創造力、工具、資源、原物料、提升、昇華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4"><text:span text:style-name="T120">我要在淨光的高處開江河，在谷中開泉源 </text:span><text:span text:style-name="T212">↔</text:span><text:span text:style-name="T120"> 人類文明 提升、昇華 </text:span><text:span text:style-name="T118">德</text:span><text:span text:style-name="T120">、精神文明</text:span><text:span text:style-name="T118">。</text:span></text:p>
                          <text:list>
                            <text:list-item>
                              <text:p text:style-name="P205"><text:span text:style-name="T118">高處</text:span><text:span text:style-name="T119"> </text:span><text:span text:style-name="T212">↔</text:span><text:span text:style-name="T118">（人類</text:span><text:span text:style-name="T120">文明 </text:span><text:span text:style-name="T118">的）</text:span><text:span text:style-name="T131">道</text:span><text:span text:style-name="T120">、物質文明。</text:span></text:p>
                              <text:list>
                                <text:list-item>
                                  <text:p text:style-name="P365">原因很明顯，人類文明 崇尚 物質文明。</text:p>
                                </text:list-item>
                              </text:list>
                            </text:list-item>
                            <text:list-item>
                              <text:p text:style-name="P198"><text:span text:style-name="T119">谷中 </text:span><text:span text:style-name="T212">↔</text:span><text:span text:style-name="T118">（人類</text:span><text:span text:style-name="T120">文明 </text:span><text:span text:style-name="T118">的）德</text:span><text:span text:style-name="T120">、精神文明。</text:span></text:p>
                              <text:list>
                                <text:list-item>
                                  <text:p text:style-name="P366">原因很明顯，人類文明 藐視 精神文明。</text:p>
                                </text:list-item>
                              </text:list>
                            </text:list-item>
                            <text:list-item>
                              <text:p text:style-name="P198"><text:span text:style-name="T120">我要在淨光的高處開江河，在谷中開泉源 </text:span><text:span text:style-name="T212">↔</text:span><text:span text:style-name="T120"> 人類文明 </text:span><text:span text:style-name="T118">不再</text:span><text:span text:style-name="T120">藐視 精神文明。</text:span></text:p>
                              <text:list>
                                <text:list-item>
                                  <text:p text:style-name="P292"><text:span text:style-name="T118">（人類</text:span><text:span text:style-name="T120">文明 </text:span><text:span text:style-name="T118">的）</text:span><text:span text:style-name="T120">物質文明、精神文明 均衡發展、同時發展、並行發展。</text:span></text:p>
                                </text:list-item>
                                <text:list-item>
                                  <text:p text:style-name="P293"><text:span text:style-name="T118">（人類</text:span><text:span text:style-name="T120">文明 </text:span><text:span text:style-name="T118">的）</text:span><text:span text:style-name="T131">道</text:span><text:span text:style-name="T120">、</text:span><text:span text:style-name="T118">德</text:span><text:span text:style-name="T120">、個體 均衡發展、同時發展、並行發展。</text:span></text:p>
                                </text:list-item>
                                <text:list-item>
                                  <text:p text:style-name="P414"><text:span text:style-name="T132">（相關內容在 </text:span><text:span text:style-name="T153">_</text:span><text:span text:style-name="T132"> 文件群的 </text:span><text:span text:style-name="T153">文明</text:span><text:span text:style-name="T132"> 的 </text:span><text:span text:style-name="T153">新生文明</text:span><text:span text:style-name="T132">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6"><text:span text:style-name="T120">我要使沙漠變為水池，使乾地變為湧泉 </text:span><text:span text:style-name="T212">↔</text:span><text:span text:style-name="T120"> 人類文明 提升、昇華 </text:span><text:span text:style-name="T118">德</text:span><text:span text:style-name="T120">、精神文明。</text:span></text:p>
                          <text:list>
                            <text:list-item>
                              <text:p text:style-name="P367">水池 <text:span text:style-name="T254">↔</text:span> 維持 個體。</text:p>
                              <text:list>
                                <text:list-item>
                                  <text:p text:style-name="P207"><text:span text:style-name="T120">水池 </text:span><text:span text:style-name="T212">↔</text:span><text:span text:style-name="T120"> 提升</text:span><text:span text:style-name="T118">（人類</text:span><text:span text:style-name="T120">文明 </text:span><text:span text:style-name="T118">的）德</text:span><text:span text:style-name="T120">、精神文明。</text:span></text:p>
                                </text:list-item>
                                <text:list-item>
                                  <text:p text:style-name="P207"><text:span text:style-name="T120">個體 是 </text:span><text:span text:style-name="T131">道、</text:span><text:span text:style-name="T118">德</text:span><text:span text:style-name="T120">、個體 </text:span><text:span text:style-name="T118">的 </text:span><text:span text:style-name="T120">個體。</text:span></text:p>
                                </text:list-item>
                              </text:list>
                            </text:list-item>
                            <text:list-item>
                              <text:p text:style-name="P367">湧泉 <text:span text:style-name="T254">↔</text:span> 提升、昇華 個體。</text:p>
                              <text:list>
                                <text:list-item>
                                  <text:p text:style-name="P207"><text:span text:style-name="T120">湧泉 </text:span><text:span text:style-name="T212">↔</text:span><text:span text:style-name="T120"> 昇華</text:span><text:span text:style-name="T118">（人類</text:span><text:span text:style-name="T120">文明 </text:span><text:span text:style-name="T118">的）德</text:span><text:span text:style-name="T120">、精神文明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68">我要在曠野種上香柏樹、皂莢樹、番石榴樹，和野橄欖樹 <text:span text:style-name="T254">↔</text:span> 精神文明 蓬勃發展。</text:p>
                          <text:list>
                            <text:list-item>
                              <text:p text:style-name="P369">曠野<text:span text:style-name="T232"> </text:span><text:span text:style-name="T254">↔</text:span><text:span text:style-name="T244">（對於 </text:span><text:span text:style-name="T78">人類</text:span><text:span text:style-name="T74">文明 來說</text:span><text:span text:style-name="T244">）</text:span>全新的、從未出現過的 精神文明 本身、學門、一切。</text:p>
                            </text:list-item>
                          </text:list>
                        </text:list-item>
                        <text:list-item>
                          <text:p text:style-name="P368">我在沙漠要把松樹、杉樹，並黃楊樹一同栽植 <text:span text:style-name="T254">↔</text:span> 精神文明 蓬勃發展。<text:span text:style-name="T230">、精神文明的學門</text:span></text:p>
                          <text:list>
                            <text:list-item>
                              <text:p text:style-name="P208"><text:span text:style-name="T118">沙漠</text:span><text:span text:style-name="T119"> </text:span><text:span text:style-name="T212">↔</text:span><text:span text:style-name="T118"> 人類</text:span><text:span text:style-name="T120">文明 既有的、</text:span><text:span text:style-name="T133">沙漠化</text:span><text:span text:style-name="T120">的、早已存在的 精神文明 本身、學門、一切。</text:span></text:p>
                            </text:list-item>
                          </text:list>
                        </text:list-item>
                        <text:list-item>
                          <text:p text:style-name="P209"><text:span text:style-name="T118">假神</text:span><text:span text:style-name="T119"> </text:span><text:span text:style-name="T212">↔</text:span><text:span text:style-name="T120"> 被 人類 信仰、跪拜 的 意識層個體、（道、科技發展 高於 人類 的）個體。</text:span></text:p>
                        </text:list-item>
                        <text:list-item>
                          <text:p text:style-name="P210"><text:span text:style-name="T119">雅各</text:span><text:span text:style-name="T117">的君</text:span><text:span text:style-name="T119"> </text:span><text:span text:style-name="T212">↔</text:span><text:span text:style-name="T122">（生存、生活 在 人類文明的）領導層</text:span><text:span text:style-name="T118">。</text:span></text:p>
                        </text:list-item>
                        <text:list-item>
                          <text:p text:style-name="P295"><text:span text:style-name="T117">選擇你們的</text:span><text:span text:style-name="T130"> </text:span><text:span text:style-name="T216">↔</text:span><text:span text:style-name="T130"> </text:span><text:span text:style-name="T118">假神</text:span><text:span text:style-name="T122">的 </text:span><text:span text:style-name="T120">信徒</text:span><text:span text:style-name="T118">、</text:span><text:span text:style-name="T122">擁戴者</text:span><text:span text:style-name="T130">。</text:span></text:p>
                        </text:list-item>
                        <text:list-item>
                          <text:p text:style-name="P211"><text:span text:style-name="T120">臨到</text:span><text:span text:style-name="T119"> </text:span><text:span text:style-name="T212">↔</text:span><text:span text:style-name="T122">（</text:span><text:span text:style-name="T127">啟示錄第十二章的婦</text:span><text:span text:style-name="T128">人</text:span><text:span text:style-name="T122">）懷孕。</text:span></text:p>
                        </text:list-item>
                        <text:list-item>
                          <text:p text:style-name="P212"><text:span text:style-name="T120">掌權的</text:span><text:span text:style-name="T119"> </text:span><text:span text:style-name="T212">↔</text:span><text:span text:style-name="T118">（基督教 認定的）</text:span><text:span text:style-name="T124">彌賽亞</text:span><text:span text:style-name="T120">。</text:span></text:p>
                        </text:list-item>
                        <text:list-item>
                          <text:p text:style-name="P213"><text:span text:style-name="T120">錫安</text:span><text:span text:style-name="T119"> </text:span><text:span text:style-name="T212">↔</text:span><text:span text:style-name="T120">（</text:span><text:span text:style-name="T129">塞爾維亞先知</text:span><text:span text:style-name="T121">的 預言的</text:span><text:span text:style-name="T120">）有 三個 十字架 的 地方</text:span><text:span text:style-name="T119">。</text:span></text:p>
                        </text:list-item>
                        <text:list-item>
                          <text:p text:style-name="P214"><text:span text:style-name="T122">耶路撒冷</text:span><text:span text:style-name="T130"> </text:span><text:span text:style-name="T216">↔</text:span><text:span text:style-name="T130"> </text:span><text:span text:style-name="T122">未來的人類文明、（人類 認定的）未來</text:span><text:span text:style-name="T130">。</text:span></text:p>
                        </text:list-item>
                        <text:list-item>
                          <text:p text:style-name="P215"><text:span text:style-name="T122">他們 的 工作</text:span><text:span text:style-name="T130"> </text:span><text:span text:style-name="T216">↔</text:span><text:span text:style-name="T130"> </text:span><text:span text:style-name="T118">假神、假神</text:span><text:span text:style-name="T122">的</text:span><text:span text:style-name="T120">信徒</text:span><text:span text:style-name="T118">、假神</text:span><text:span text:style-name="T122">的擁戴者</text:span><text:span text:style-name="T118"> </text:span><text:span text:style-name="T122">的 思想、決策、行動</text:span><text:span text:style-name="T130">。</text:span></text:p>
                        </text:list-item>
                        <text:list-item>
                          <text:p text:style-name="P216"><text:span text:style-name="T130">所鑄的 </text:span><text:span text:style-name="T120">偶像</text:span><text:span text:style-name="T119"> </text:span><text:span text:style-name="T212">↔</text:span><text:span text:style-name="T120"> </text:span><text:span text:style-name="T130">所鑄的 </text:span><text:span text:style-name="T117">錢</text:span><text:span text:style-name="T120">。</text:span></text:p>
                          <text:list>
                            <text:list-item>
                              <text:p text:style-name="P217"><text:span text:style-name="T120">明顯例子，鑄幣機 所鑄的 錢。</text:span><text:span text:style-name="T223">、硬幣</text:span></text:p>
                            </text:list-item>
                            <text:list-item>
                              <text:p text:style-name="P217"><text:span text:style-name="T120">明顯例子，印刷機 所印的 錢。</text:span><text:span text:style-name="T223">、紙鈔</text:span></text:p>
                            </text:list-item>
                            <text:list-item>
                              <text:p text:style-name="P217"><text:span text:style-name="T120">明顯例子，挖礦機 所挖的 錢。</text:span><text:span text:style-name="T223">、比特幣、虛擬貨幣</text:span></text:p>
                            </text:list-item>
                            <text:list-item>
                              <text:p text:style-name="P217"><text:span text:style-name="T120">明顯例子，資料庫 所改的 錢。</text:span><text:span text:style-name="T223">、數位人民幣、數位貨幣</text:span></text:p>
                            </text:list-item>
                          </text:list>
                        </text:list-item>
                        <text:list-item>
                          <text:p text:style-name="P218"><text:span text:style-name="T120">風</text:span><text:span text:style-name="T119"> </text:span><text:span text:style-name="T212">↔</text:span><text:span text:style-name="T120">（傳道書 認定的</text:span><text:span text:style-name="T118">）</text:span><text:span text:style-name="T120">風。</text:span></text:p>
                          <text:list>
                            <text:list-item>
                              <text:p text:style-name="P218"><text:span text:style-name="T120">（傳道書 認定的</text:span><text:span text:style-name="T118">）</text:span><text:span text:style-name="T120">風 是 </text:span><text:span text:style-name="T134">枉然、</text:span><text:span text:style-name="T120">虛空、虛無、虛無飄渺的存在、毫無意義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8"><text:bookmark-start text:name="第42章"/><text:span text:style-name="T120">第</text:span><text:span text:style-name="T180">42</text:span><text:span text:style-name="T120">章</text:span><text:bookmark-end text:name="第42章"/><text:span text:style-name="T120">。</text:span></text:p>
                  <text:list>
                    <text:list-item>
                      <text:p text:style-name="P219"><text:span text:style-name="T120">我的僕人</text:span><text:span text:style-name="T119"> </text:span><text:span text:style-name="T212">↔</text:span><text:span text:style-name="T120">（</text:span><text:span text:style-name="T183">以賽亞</text:span><text:span text:style-name="T120">書 認定的</text:span><text:span text:style-name="T118">）</text:span><text:span text:style-name="T119">雅各。</text:span></text:p>
                    </text:list-item>
                    <text:list-item>
                      <text:p text:style-name="P220"><text:span text:style-name="T120">我的靈</text:span><text:span text:style-name="T119"> </text:span><text:span text:style-name="T212">↔</text:span><text:span text:style-name="T119">（基督教 認定的）聖靈。</text:span></text:p>
                    </text:list-item>
                    <text:list-item>
                      <text:p text:style-name="P221"><text:span text:style-name="T119">公理 </text:span><text:span text:style-name="T212">↔</text:span><text:span text:style-name="T118">（人類 認定的）神 透過、使用</text:span><text:span text:style-name="T120">（</text:span><text:span text:style-name="T183">以賽亞</text:span><text:span text:style-name="T120">書 認定的</text:span><text:span text:style-name="T118">）</text:span><text:span text:style-name="T119">雅各 傳遞的、傳達的 訊息</text:span><text:span text:style-name="T120">。</text:span></text:p>
                    </text:list-item>
                    <text:list-item>
                      <text:p text:style-name="P222"><text:span text:style-name="T119">外邦 </text:span><text:span text:style-name="T212">↔</text:span><text:span text:style-name="T120"> </text:span><text:span text:style-name="T119">人類、人類</text:span><text:span text:style-name="T120">文明。</text:span></text:p>
                      <text:list>
                        <text:list-item>
                          <text:p text:style-name="P223"><text:span text:style-name="T135">外邦 不是 </text:span><text:span text:style-name="T119">人類、人類個體、人類</text:span><text:span text:style-name="T120">文明</text:span><text:span text:style-name="T118"> 認定的 </text:span><text:span text:style-name="T135">外邦。</text:span></text:p>
                        </text:list-item>
                        <text:list-item>
                          <text:p text:style-name="P224"><text:span text:style-name="T135">外邦 是</text:span><text:span text:style-name="T119">（基督教 認定的）</text:span><text:span text:style-name="T118">耶和華 認定的 </text:span><text:span text:style-name="T135">外邦。</text:span></text:p>
                        </text:list-item>
                      </text:list>
                    </text:list-item>
                    <text:list-item>
                      <text:p text:style-name="P225"><text:span text:style-name="T135">地上</text:span><text:span text:style-name="T184"> </text:span><text:span text:style-name="T217">↔</text:span><text:span text:style-name="T178"> 地表。</text:span></text:p>
                    </text:list-item>
                    <text:list-item>
                      <text:p text:style-name="P226"><text:span text:style-name="T118">靈性</text:span><text:span text:style-name="T119"> </text:span><text:span text:style-name="T212">↔</text:span><text:span text:style-name="T119">（基督教 認定的）屬靈</text:span><text:span text:style-name="T120">。</text:span></text:p>
                      <text:list>
                        <text:list-item>
                          <text:p text:style-name="P411"><text:span text:style-name="T120">（</text:span><text:span text:style-name="T119">屬靈</text:span><text:span text:style-name="T136"> 的 描述在 </text:span><text:span text:style-name="T193">書籍 (基督教)</text:span><text:span text:style-name="T136"> 文件群的 </text:span><text:span text:style-name="T193">基督教</text:span><text:span text:style-name="T136"> 的 </text:span><text:span text:style-name="T154">屬靈</text:span><text:span text:style-name="T136">）</text:span></text:p>
                        </text:list-item>
                      </text:list>
                    </text:list-item>
                    <text:list-item>
                      <text:p text:style-name="P393">耶和華 <text:span text:style-name="T254">↔</text:span>（人類 認定的）神。</text:p>
                    </text:list-item>
                    <text:list-item>
                      <text:p text:style-name="P227"><text:span text:style-name="T179">眾民</text:span><text:span text:style-name="T118"> </text:span><text:span text:style-name="T218">↔</text:span><text:span text:style-name="T122">（生存、生活 在 人類文明的）國民群、領導層、所有個體</text:span><text:span text:style-name="T120">。</text:span></text:p>
                    </text:list-item>
                    <text:list-item>
                      <text:p text:style-name="P228"><text:span text:style-name="T183">中保</text:span><text:span text:style-name="T119"> </text:span><text:span text:style-name="T211">↔</text:span><text:span text:style-name="T118">（人類 認定的）神、人 之間的 橋梁、道路、信物</text:span><text:span text:style-name="T119">。</text:span></text:p>
                    </text:list-item>
                    <text:list-item>
                      <text:p text:style-name="P229"><text:span text:style-name="T119">外邦</text:span><text:span text:style-name="T118">人</text:span><text:span text:style-name="T119"> </text:span><text:span text:style-name="T212">↔</text:span><text:span text:style-name="T120"> </text:span><text:span text:style-name="T119">人類、人類個體</text:span><text:span text:style-name="T120">。</text:span></text:p>
                      <text:list>
                        <text:list-item>
                          <text:p text:style-name="P229"><text:span text:style-name="T135">外邦 不是 </text:span><text:span text:style-name="T119">人類、人類個體、人類</text:span><text:span text:style-name="T120">文明</text:span><text:span text:style-name="T118"> 認定的 </text:span><text:span text:style-name="T135">外邦。</text:span></text:p>
                        </text:list-item>
                        <text:list-item>
                          <text:p text:style-name="P229"><text:span text:style-name="T135">外邦 是</text:span><text:span text:style-name="T119">（基督教 認定的）</text:span><text:span text:style-name="T118">耶和華 認定的 </text:span><text:span text:style-name="T135">外邦。</text:span></text:p>
                        </text:list-item>
                      </text:list>
                    </text:list-item>
                    <text:list-item>
                      <text:p text:style-name="P230"><text:span text:style-name="T119">被囚的 </text:span><text:span text:style-name="T211">↔</text:span><text:span text:style-name="T119"> 被 錢、奶嘴樂、私慾增長 拘束的、迷惑的、</text:span><text:span text:style-name="T138">沉浸</text:span><text:span text:style-name="T119">的。</text:span></text:p>
                      <text:list>
                        <text:list-item>
                          <text:p text:style-name="P333">私慾增長 是 提升、昇華 私慾。</text:p>
                          <text:list>
                            <text:list-item>
                              <text:p text:style-name="P334">私慾 是 某一特定個體 自己的 慾望。</text:p>
                              <text:list>
                                <text:list-item>
                                  <text:p text:style-name="P231"><text:span text:style-name="T119">明顯例子，對 金錢、權利、權力</text:span><text:span text:style-name="T137">、地位、名聲、上癮 </text:span><text:span text:style-name="T119">的 慾望、滿足、追求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2"><text:span text:style-name="T119">明顯例子，被 金錢、權利、權力</text:span><text:span text:style-name="T137">、地位、名聲、上癮</text:span><text:span text:style-name="T119"> 拘束的、迷惑的、</text:span><text:span text:style-name="T138">沉浸</text:span><text:span text:style-name="T119">的。</text:span></text:p>
                          <text:list>
                            <text:list-item>
                              <text:p text:style-name="P335">上癮 的 明顯例子，賭癮、毒癮、奶嘴樂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6">坐 黑暗 的 <text:span text:style-name="T254">↔</text:span> 生存在、生活在、沉浸在 戰亂環境、爭權奪利環境、惡劣環境 的。</text:p>
                      <text:list>
                        <text:list-item>
                          <text:p text:style-name="P233"><text:span text:style-name="T119">明顯例子，</text:span><text:span text:style-name="T139">生存在 </text:span><text:span text:style-name="T119">爭權奪利環境 的 某一特定個體。</text:span></text:p>
                          <text:list>
                            <text:list-item>
                              <text:p text:style-name="P337">該個體 有機率不追求 錢、奶嘴樂、私慾增長。</text:p>
                              <text:list>
                                <text:list-item>
                                  <text:p text:style-name="P338">該個體的 思想 <text:span text:style-name="T254">↔</text:span> 看得到、不是瞎子。</text:p>
                                </text:list-item>
                              </text:list>
                            </text:list-item>
                            <text:list-item>
                              <text:p text:style-name="P339">該個體 有機率為了 生存（主動、被動、被迫、不得不、不知不覺）爭權奪利。</text:p>
                              <text:list>
                                <text:list-item>
                                  <text:p text:style-name="P338">該個體的 立場 <text:span text:style-name="T254">↔</text:span> 坐 黑暗 的。</text:p>
                                </text:list-item>
                              </text:list>
                            </text:list-item>
                            <text:list-item>
                              <text:p text:style-name="P340">明顯例子，思想、立場 不同。</text:p>
                              <text:list>
                                <text:list-item>
                                  <text:p text:style-name="P340">思想、立場 發生 悖論。</text:p>
                                </text:list-item>
                                <text:list-item>
                                  <text:p text:style-name="P341">抽象例子，羅密歐與茱麗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2"><text:span text:style-name="T233">假神</text:span> <text:span text:style-name="T280">↔</text:span><text:span text:style-name="T234"> 被 人類 信仰、跪拜 的 意識層個體、（道、科技發展 高於 人類 的）個體。</text:span></text:p>
                    </text:list-item>
                    <text:list-item>
                      <text:p text:style-name="P343">雕刻的偶像 <text:span text:style-name="T280">↔</text:span><text:span text:style-name="T234"> 神像。</text:span></text:p>
                    </text:list-item>
                    <text:list-item>
                      <text:p text:style-name="P234"><text:span text:style-name="T142">必不將我的榮耀歸給假神，也不將我的稱讚歸給雕刻的偶像</text:span><text:span text:style-name="T119"> </text:span><text:span text:style-name="T212">↔</text:span><text:span text:style-name="T120"> </text:span><text:span text:style-name="T125">榮耀上帝。</text:span></text:p>
                      <text:list>
                        <text:list-item>
                          <text:p text:style-name="P416"><text:span text:style-name="T104">（</text:span><text:span text:style-name="T110">榮耀上帝</text:span><text:span text:style-name="T111"> 的 描述在 </text:span><text:span text:style-name="T6">書籍 (基督教)</text:span><text:span text:style-name="T111"> 文件群的 </text:span><text:span text:style-name="T6">基督教</text:span><text:span text:style-name="T111"> 的 </text:span><text:span text:style-name="T69">榮耀上帝</text:span><text:span text:style-name="T111">）</text:span></text:p>
                        </text:list-item>
                      </text:list>
                    </text:list-item>
                    <text:list-item>
                      <text:p text:style-name="P344">先前的事 <text:span text:style-name="T280">↔</text:span>（基督教 認定的）聖經（已經 發生的）預言。</text:p>
                    </text:list-item>
                    <text:list-item>
                      <text:p text:style-name="P344">新事 <text:span text:style-name="T280">↔</text:span>（基督教 認定的）聖經（即將 發生的）預言。</text:p>
                    </text:list-item>
                    <text:list-item>
                      <text:p text:style-name="P235"><text:span text:style-name="T179">航海的和海中所有的，海島和其上的 居民</text:span><text:span text:style-name="T119"> </text:span><text:span text:style-name="T212">↔</text:span><text:span text:style-name="T120"> 海中文明、人類文明 </text:span><text:span text:style-name="T179">的 所有個體</text:span><text:span text:style-name="T120">。</text:span></text:p>
                    </text:list-item>
                    <text:list-item>
                      <text:p text:style-name="P370">西拉<text:span text:style-name="T232"> </text:span><text:span text:style-name="T254">↔</text:span> 香格里拉。<text:span text:style-name="T220">（不是</text:span><text:span text:style-name="T231">（</text:span><text:span text:style-name="T220">人類 認定的</text:span><text:span text:style-name="T231">）</text:span><text:span text:style-name="T220">佩特拉、加底斯）</text:span></text:p>
                    </text:list-item>
                    <text:list-item>
                      <text:p text:style-name="P236"><text:span text:style-name="T120">榮耀歸給耶和華</text:span><text:span text:style-name="T119"> </text:span><text:span text:style-name="T212">↔</text:span><text:span text:style-name="T120"> </text:span><text:span text:style-name="T125">榮耀上帝。</text:span></text:p>
                      <text:list>
                        <text:list-item>
                          <text:p text:style-name="P412"><text:span text:style-name="T120">（</text:span><text:span text:style-name="T125">榮耀上帝</text:span><text:span text:style-name="T136"> 的 描述在 </text:span><text:span text:style-name="T193">書籍 (基督教)</text:span><text:span text:style-name="T136"> 文件群的 </text:span><text:span text:style-name="T193">基督教</text:span><text:span text:style-name="T136"> 的 </text:span><text:span text:style-name="T155">榮耀上帝</text:span><text:span text:style-name="T136">）</text:span></text:p>
                        </text:list-item>
                      </text:list>
                    </text:list-item>
                    <text:list-item>
                      <text:p text:style-name="P237"><text:span text:style-name="T120">我</text:span><text:span text:style-name="T119"> </text:span><text:span text:style-name="T212">↔</text:span><text:span text:style-name="T119">（基督教 認定的）</text:span><text:span text:style-name="T118">耶和華。</text:span></text:p>
                    </text:list-item>
                    <text:list-item>
                      <text:p text:style-name="P238"><text:span text:style-name="T118">喊叫</text:span><text:span text:style-name="T119"> </text:span><text:span text:style-name="T212">↔</text:span><text:span text:style-name="T118">（人類 認定的）地殼異常、氣候異常、天象異常。</text:span></text:p>
                      <text:list>
                        <text:list-item>
                          <text:p text:style-name="P394">明顯例子，地震、火山、海嘯、風暴、冰雹、水災、旱災、流星、隕石、太陽風暴。</text:p>
                        </text:list-item>
                      </text:list>
                    </text:list-item>
                    <text:list-item>
                      <text:p text:style-name="P239"><text:span text:style-name="T118">許久閉口不言，靜默不語</text:span><text:span text:style-name="T119"> </text:span><text:span text:style-name="T212">↔</text:span><text:span text:style-name="T120"> </text:span><text:span text:style-name="T118">許久</text:span><text:span text:style-name="T120">沒有 扶持、揀選</text:span><text:span text:style-name="T119">（基督教 認定的）</text:span><text:span text:style-name="T127">先知</text:span><text:span text:style-name="T119">。</text:span></text:p>
                    </text:list-item>
                    <text:list-item>
                      <text:p text:style-name="P240"><text:span text:style-name="T119">婦人 </text:span><text:span text:style-name="T212">↔</text:span><text:span text:style-name="T120"> </text:span><text:span text:style-name="T127">啟示錄第十二章的婦</text:span><text:span text:style-name="T128">人。</text:span></text:p>
                    </text:list-item>
                    <text:list-item>
                      <text:p text:style-name="P241"><text:span text:style-name="T128">大</text:span><text:span text:style-name="T118">山小岡</text:span><text:span text:style-name="T119"> </text:span><text:span text:style-name="T212">↔</text:span><text:span text:style-name="T120"> </text:span><text:span text:style-name="T117">錢、金融系</text:span><text:span text:style-name="T120">統。</text:span></text:p>
                    </text:list-item>
                    <text:list-item>
                      <text:p text:style-name="P242"><text:span text:style-name="T120">荒場</text:span><text:span text:style-name="T119"> </text:span><text:span text:style-name="T212">↔</text:span><text:span text:style-name="T120"> 毫無人煙、沒有氣息。</text:span></text:p>
                    </text:list-item>
                    <text:list-item>
                      <text:p text:style-name="P243"><text:span text:style-name="T120">其上的花草</text:span><text:span text:style-name="T119"> </text:span><text:span text:style-name="T212">↔</text:span><text:span text:style-name="T120"> 以 </text:span><text:span text:style-name="T117">錢、金融系</text:span><text:span text:style-name="T120">統 為地基的 交易、貿易、活動、生態、思想、決策、行動。</text:span></text:p>
                      <text:list>
                        <text:list-item>
                          <text:p text:style-name="P371">明顯例子，商業、銀行、金錢、貸款、透支、槓桿、爭權奪利、弱肉強食、物競天擇。</text:p>
                        </text:list-item>
                      </text:list>
                    </text:list-item>
                    <text:list-item>
                      <text:p text:style-name="P244"><text:span text:style-name="T119">瞎子 </text:span><text:span text:style-name="T212">↔</text:span><text:span text:style-name="T120"> 一心追求 道、物質文明、</text:span><text:span text:style-name="T119">錢、奶嘴樂、私慾增長 的 個體</text:span><text:span text:style-name="T120">。</text:span></text:p>
                      <text:list>
                        <text:list-item>
                          <text:p text:style-name="P245"><text:span text:style-name="T119">瞎子 </text:span><text:span text:style-name="T212">↔</text:span><text:span text:style-name="T120"> 無視、看不到</text:span><text:span text:style-name="T119"> 德、精神文明 的 個體</text:span><text:span text:style-name="T120">。</text:span></text:p>
                        </text:list-item>
                      </text:list>
                    </text:list-item>
                    <text:list-item>
                      <text:p text:style-name="P246"><text:span text:style-name="T120">道</text:span><text:span text:style-name="T119"> </text:span><text:span text:style-name="T212">↔</text:span><text:span text:style-name="T118">（人類 認定的）神 透過、使用</text:span><text:span text:style-name="T120">（</text:span><text:span text:style-name="T183">以賽亞</text:span><text:span text:style-name="T120">書 認定的</text:span><text:span text:style-name="T118">）</text:span><text:span text:style-name="T119">雅各 傳遞的、傳達的 訊息</text:span><text:span text:style-name="T120">。</text:span></text:p>
                    </text:list-item>
                    <text:list-item>
                      <text:p text:style-name="P247"><text:span text:style-name="T120">路</text:span><text:span text:style-name="T119"> </text:span><text:span text:style-name="T212">↔</text:span><text:span text:style-name="T118">（人類 認定的）神 透過、使用</text:span><text:span text:style-name="T120">（</text:span><text:span text:style-name="T183">以賽亞</text:span><text:span text:style-name="T120">書 認定的</text:span><text:span text:style-name="T118">）</text:span><text:span text:style-name="T119">雅各 傳遞的、傳達的 訊息</text:span><text:span text:style-name="T120">。</text:span></text:p>
                    </text:list-item>
                    <text:list-item>
                      <text:p text:style-name="P248"><text:span text:style-name="T130">鑄造的</text:span><text:span text:style-name="T120">偶像</text:span><text:span text:style-name="T119"> </text:span><text:span text:style-name="T212">↔</text:span><text:span text:style-name="T120"> </text:span><text:span text:style-name="T117">錢、金融系</text:span><text:span text:style-name="T120">統。</text:span></text:p>
                    </text:list-item>
                    <text:list-item>
                      <text:p text:style-name="P248"><text:span text:style-name="T120">看見許多事卻不領會，耳朵開通卻不聽見</text:span><text:span text:style-name="T119"> </text:span><text:span text:style-name="T212">↔</text:span><text:span text:style-name="T120"> 無視、看不到、看不懂、不願意留心去看。</text:span></text:p>
                    </text:list-item>
                    <text:list-item>
                      <text:p text:style-name="P249"><text:span text:style-name="T120">百姓</text:span><text:span text:style-name="T118"> </text:span><text:span text:style-name="T218">↔</text:span><text:span text:style-name="T122">（生存、生活 在 人類文明的）國民群、領導層、所有個體</text:span><text:span text:style-name="T120">。</text:span></text:p>
                    </text:list-item>
                    <text:list-item>
                      <text:p text:style-name="P250"><text:span text:style-name="T120">被搶、被奪</text:span><text:span text:style-name="T118"> </text:span><text:span text:style-name="T218">↔</text:span><text:span text:style-name="T118"> </text:span><text:span text:style-name="T120">被（</text:span><text:span text:style-name="T183">以賽亞</text:span><text:span text:style-name="T120">書 認定的</text:span><text:span text:style-name="T118">）</text:span><text:span text:style-name="T119">雕刻的偶像、</text:span><text:span text:style-name="T130">鑄造的</text:span><text:span text:style-name="T120">偶像 </text:span><text:span text:style-name="T119">拘束的、迷惑的</text:span><text:span text:style-name="T120">。</text:span></text:p>
                      <text:list>
                        <text:list-item>
                          <text:p text:style-name="P251"><text:span text:style-name="T120">被搶、被奪</text:span><text:span text:style-name="T118"> </text:span><text:span text:style-name="T218">↔</text:span><text:span text:style-name="T118"> </text:span><text:span text:style-name="T120">被 人類 信仰、跪拜 的 意識層個體、（道、科技發展 高於 人類 的）個體、</text:span><text:span text:style-name="T117">錢、金融系</text:span><text:span text:style-name="T120">統 </text:span><text:span text:style-name="T119">拘束的、迷惑的、</text:span><text:span text:style-name="T138">沉浸</text:span><text:span text:style-name="T119">的</text:span><text:span text:style-name="T120">。</text:span></text:p>
                        </text:list-item>
                      </text:list>
                    </text:list-item>
                    <text:list-item>
                      <text:p text:style-name="P252"><text:span text:style-name="T179">以色列</text:span><text:span text:style-name="T119"> </text:span><text:span text:style-name="T212">↔</text:span><text:span text:style-name="T120"> </text:span><text:span text:style-name="T119">人類、人類</text:span><text:span text:style-name="T120">文明</text:span><text:span text:style-name="T119">。</text:span></text:p>
                    </text:list-item>
                    <text:list-item>
                      <text:p text:style-name="P253"><text:span text:style-name="T119">將來 </text:span><text:span text:style-name="T212">↔</text:span><text:span text:style-name="T120">（人類 認定的</text:span><text:span text:style-name="T117">）</text:span><text:span text:style-name="T120">未來</text:span><text:span text:style-name="T119">。</text:span></text:p>
                    </text:list-item>
                    <text:list-item>
                      <text:p text:style-name="P254"><text:span text:style-name="T119">雅各 </text:span><text:span text:style-name="T212">↔</text:span><text:span text:style-name="T117">（基督教 認定的）先</text:span><text:span text:style-name="T120">知。</text:span></text:p>
                      <text:list>
                        <text:list-item>
                          <text:p text:style-name="P255"><text:span text:style-name="T119">創世紀的 </text:span><text:span text:style-name="T185">第28章</text:span><text:span text:style-name="T119">。</text:span></text:p>
                          <text:list>
                            <text:list-item>
                              <text:p text:style-name="P296"><text:span text:style-name="T119">約翰福音的 第</text:span><text:span text:style-name="T185">1</text:span><text:span text:style-name="T119">章。</text:span></text:p>
                            </text:list-item>
                            <text:list-item>
                              <text:p text:style-name="P372">抽象例子，拿但業 信從 耶穌 的 過程。</text:p>
                              <text:list>
                                <text:list-item>
                                  <text:p text:style-name="P373">拿但業 <text:span text:style-name="T254">↔</text:span> 無花果樹 底下。</text:p>
                                </text:list-item>
                                <text:list-item>
                                  <text:p text:style-name="P256"><text:span text:style-name="T120">拿但業 </text:span><text:span text:style-name="T212">↔</text:span><text:span text:style-name="T120"> 巴多羅買。</text:span><text:span text:style-name="T223">（耶穌的</text:span><text:span text:style-name="T225">12</text:span><text:span text:style-name="T224">門徒之一</text:span><text:span text:style-name="T223">、米蘭大教堂的雕像）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0"><text:span text:style-name="T119">搶奪的 </text:span><text:span text:style-name="T212">↔</text:span><text:span text:style-name="T120">（</text:span><text:span text:style-name="T183">以賽亞</text:span><text:span text:style-name="T120">書 認定的</text:span><text:span text:style-name="T118">）</text:span><text:span text:style-name="T119">雕刻的偶像、</text:span><text:span text:style-name="T130">鑄造的</text:span><text:span text:style-name="T120">偶像。</text:span></text:p>
                    </text:list-item>
                    <text:list-item>
                      <text:p text:style-name="P257"><text:span text:style-name="T120">我們、他們</text:span><text:span text:style-name="T118"> </text:span><text:span text:style-name="T218">↔</text:span><text:span text:style-name="T122">（生存、生活 在 人類文明的）國民群、領導層、所有個體</text:span><text:span text:style-name="T120">。</text:span></text:p>
                    </text:list-item>
                    <text:list-item>
                      <text:p text:style-name="P258"><text:span text:style-name="T120">猛烈的怒氣和爭戰的勇力</text:span><text:span text:style-name="T118"> </text:span><text:span text:style-name="T218">↔</text:span><text:span text:style-name="T122">（</text:span><text:span text:style-name="T118">啟示錄</text:span><text:span text:style-name="T120"> 認定的</text:span><text:span text:style-name="T118">）</text:span><text:span text:style-name="T141">紅馬。</text:span></text:p>
                    </text:list-item>
                    <text:list-item>
                      <text:p text:style-name="P257"><text:span text:style-name="T120">四圍如火著起</text:span><text:span text:style-name="T119"> </text:span><text:span text:style-name="T212">↔</text:span><text:span text:style-name="T120"> </text:span><text:span text:style-name="T140">以西結</text:span><text:span text:style-name="T120">書 的 </text:span><text:span text:style-name="T119">第</text:span><text:span text:style-name="T185">5</text:span><text:span text:style-name="T119">章</text:span><text:span text:style-name="T140">。</text:span></text:p>
                    </text:list-item>
                    <text:list-item>
                      <text:p text:style-name="P259"><text:span text:style-name="T140">他 </text:span><text:span text:style-name="T218">↔</text:span><text:span text:style-name="T118"> </text:span><text:span text:style-name="T119">人類</text:span><text:span text:style-name="T120">文明</text:span><text:span text:style-name="T119">。</text:span></text:p>
                    </text:list-item>
                  </text:list>
                </text:list-item>
                <text:list-item>
                  <text:p text:style-name="P259"><text:bookmark-start text:name="第43章"/><text:span text:style-name="T119">第</text:span><text:span text:style-name="T185">43</text:span><text:span text:style-name="T119">章</text:span><text:bookmark-end text:name="第43章"/><text:span text:style-name="T119">。</text:span></text:p>
                  <text:list>
                    <text:list-item>
                      <text:p text:style-name="P260"><text:span text:style-name="T119">雅各 </text:span><text:span text:style-name="T212">↔</text:span><text:span text:style-name="T117">（基督教 認定的）先</text:span><text:span text:style-name="T120">知。</text:span></text:p>
                    </text:list-item>
                    <text:list-item>
                      <text:p text:style-name="P395">耶和華 <text:span text:style-name="T254">↔</text:span>（人類 認定的）神。</text:p>
                    </text:list-item>
                    <text:list-item>
                      <text:p text:style-name="P261"><text:span text:style-name="T179">以色列</text:span><text:span text:style-name="T119"> </text:span><text:span text:style-name="T212">↔</text:span><text:span text:style-name="T120"> </text:span><text:span text:style-name="T119">人類、人類文明。</text:span></text:p>
                    </text:list-item>
                    <text:list-item>
                      <text:p text:style-name="P260"><text:span text:style-name="T179">以色列</text:span><text:span text:style-name="T119">的</text:span><text:span text:style-name="T118">聖者</text:span><text:span text:style-name="T119"> </text:span><text:span text:style-name="T212">↔</text:span><text:span text:style-name="T118">（人類 認定的）神</text:span><text:span text:style-name="T119">、</text:span><text:span text:style-name="T118">（基督教 認定的）耶和華。</text:span></text:p>
                    </text:list-item>
                    <text:list-item>
                      <text:p text:style-name="P262"><text:span text:style-name="T118">你的救主</text:span><text:span text:style-name="T119"> </text:span><text:span text:style-name="T212">↔</text:span><text:span text:style-name="T118">（人類 認定的）神</text:span><text:span text:style-name="T119">、</text:span><text:span text:style-name="T118">（基督教 認定的）耶和華。</text:span></text:p>
                    </text:list-item>
                    <text:list-item>
                      <text:p text:style-name="P263"><text:span text:style-name="T119">埃及 </text:span><text:span text:style-name="T212">↔</text:span><text:span text:style-name="T120"> </text:span><text:span text:style-name="T119">人類文明的 信念文明、（人類 認定的）宗教、天主教</text:span><text:span text:style-name="T120">。</text:span></text:p>
                    </text:list-item>
                    <text:list-item>
                      <text:p text:style-name="P297"><text:span text:style-name="T120">古實、西巴</text:span><text:span text:style-name="T119"> </text:span><text:span text:style-name="T212">↔</text:span><text:span text:style-name="T119">（啟示錄 認定的）見證</text:span><text:span text:style-name="T118">人。</text:span></text:p>
                    </text:list-item>
                    <text:list-item>
                      <text:p text:style-name="P298"><text:span text:style-name="T117">我必領你的後裔從東方來，又從西方招聚你</text:span><text:span text:style-name="T119"> </text:span><text:span text:style-name="T212">↔</text:span><text:span text:style-name="T120">（百詩集 認定的）閃電從東方閃向西方</text:span><text:span text:style-name="T117">。</text:span></text:p>
                      <text:list>
                        <text:list-item>
                          <text:p text:style-name="P264"><text:span text:style-name="T120">你的後裔</text:span><text:span text:style-name="T119"> </text:span><text:span text:style-name="T212">↔</text:span><text:span text:style-name="T117">（基督教 認定的）先</text:span><text:span text:style-name="T120">知。</text:span></text:p>
                        </text:list-item>
                        <text:list-item>
                          <text:p text:style-name="P265"><text:span text:style-name="T120">你</text:span><text:span text:style-name="T119"> </text:span><text:span text:style-name="T212">↔</text:span><text:span text:style-name="T117">（基督教 認定的）先</text:span><text:span text:style-name="T120">知。</text:span></text:p>
                        </text:list-item>
                      </text:list>
                    </text:list-item>
                    <text:list-item>
                      <text:p text:style-name="P266"><text:span text:style-name="T120">稱為 我名下 的人</text:span><text:span text:style-name="T119"> </text:span><text:span text:style-name="T212">↔</text:span><text:span text:style-name="T120"> 認定自己的 名字有在</text:span><text:span text:style-name="T119">（啟示錄 認定的）生命冊 </text:span><text:span text:style-name="T120">的人。</text:span></text:p>
                      <text:list>
                        <text:list-item>
                          <text:p text:style-name="P267"><text:span text:style-name="T120">稱為 我名下 的人</text:span><text:span text:style-name="T119"> </text:span><text:span text:style-name="T212">↔</text:span><text:span text:style-name="T120"> 認定自己 </text:span><text:span text:style-name="T119">會進入（啟示錄 認定的）新耶路撒冷城 </text:span><text:span text:style-name="T120">的人。</text:span></text:p>
                        </text:list-item>
                      </text:list>
                    </text:list-item>
                    <text:list-item>
                      <text:p text:style-name="P267"><text:span text:style-name="T120">你</text:span><text:span text:style-name="T119"> </text:span><text:span text:style-name="T212">↔</text:span><text:span text:style-name="T119">（</text:span><text:span text:style-name="T183">以賽亞</text:span><text:span text:style-name="T120">書</text:span><text:span text:style-name="T119"> 認定的）</text:span><text:span text:style-name="T120">稱為 我名下 的人。</text:span></text:p>
                    </text:list-item>
                    <text:list-item>
                      <text:p text:style-name="P268"><text:span text:style-name="T120">有眼而瞎、有耳而聾</text:span><text:span text:style-name="T119"> </text:span><text:span text:style-name="T212">↔</text:span><text:span text:style-name="T119">（</text:span><text:span text:style-name="T183">以賽亞</text:span><text:span text:style-name="T120">書</text:span><text:span text:style-name="T119"> 認定的）坐 黑暗 的</text:span><text:span text:style-name="T120">。</text:span></text:p>
                      <text:list>
                        <text:list-item>
                          <text:p text:style-name="P269"><text:span text:style-name="T120">有眼而瞎、有耳而聾</text:span><text:span text:style-name="T119"> </text:span><text:span text:style-name="T212">↔</text:span><text:span text:style-name="T119">（</text:span><text:span text:style-name="T140">以西結</text:span><text:span text:style-name="T120">書</text:span><text:span text:style-name="T119">的 </text:span><text:span text:style-name="T127">第</text:span><text:span text:style-name="T187">3</text:span><text:span text:style-name="T183">4</text:span><text:span text:style-name="T119">章的）掠物</text:span><text:span text:style-name="T120">。</text:span></text:p>
                        </text:list-item>
                      </text:list>
                    </text:list-item>
                    <text:list-item>
                      <text:p text:style-name="P299"><text:span text:style-name="T120">民</text:span><text:span text:style-name="T118"> </text:span><text:span text:style-name="T218">↔</text:span><text:span text:style-name="T122">（生存、生活 在 人類文明的）國民群、領導層、所有個體</text:span><text:span text:style-name="T120">。</text:span></text:p>
                      <text:list>
                        <text:list-item>
                          <text:p text:style-name="P299"><text:span text:style-name="T120">不是 所有的</text:span><text:span text:style-name="T122">（生存、生活 在 人類文明的）國民群、領導層、所有個體</text:span><text:span text:style-name="T120">。</text:span></text:p>
                        </text:list-item>
                        <text:list-item>
                          <text:p text:style-name="P299"><text:span text:style-name="T120">是</text:span><text:span text:style-name="T119">（</text:span><text:span text:style-name="T183">以賽亞</text:span><text:span text:style-name="T120">書</text:span><text:span text:style-name="T119"> 認定的）坐 黑暗 的</text:span><text:span text:style-name="T122">（生存、生活 在 人類文明的）國民群、領導層、所有個體</text:span><text:span text:style-name="T120">。</text:span></text:p>
                        </text:list-item>
                      </text:list>
                    </text:list-item>
                    <text:list-item>
                      <text:p text:style-name="P300"><text:span text:style-name="T119">萬國 </text:span><text:span text:style-name="T212">↔</text:span><text:span text:style-name="T120"> 所有的</text:span><text:span text:style-name="T119">（人類 認定的）國家</text:span><text:span text:style-name="T120">。</text:span></text:p>
                    </text:list-item>
                    <text:list-item>
                      <text:p text:style-name="P300"><text:span text:style-name="T120">眾民</text:span><text:span text:style-name="T119"> </text:span><text:span text:style-name="T212">↔</text:span><text:span text:style-name="T122">（生存、生活 在 人類文明的）國民群、領導層、所有個體</text:span><text:span text:style-name="T120">。</text:span></text:p>
                    </text:list-item>
                    <text:list-item>
                      <text:p text:style-name="P301"><text:span text:style-name="T120">此</text:span><text:span text:style-name="T119"> </text:span><text:span text:style-name="T212">↔</text:span><text:span text:style-name="T119">（基督教 認定的）聖經（即將 發生的）預言。</text:span></text:p>
                    </text:list-item>
                    <text:list-item>
                      <text:p text:style-name="P302"><text:span text:style-name="T120">聲明</text:span><text:span text:style-name="T119"> </text:span><text:span text:style-name="T212">↔</text:span><text:span text:style-name="T120"> 顯現、顯明、提醒。</text:span></text:p>
                    </text:list-item>
                    <text:list-item>
                      <text:p text:style-name="P303"><text:span text:style-name="T119">先前的事 </text:span><text:span text:style-name="T212">↔</text:span><text:span text:style-name="T119">（基督教 認定的）聖經（已經 發生的）預言。</text:span></text:p>
                    </text:list-item>
                    <text:list-item>
                      <text:p text:style-name="P304"><text:span text:style-name="T119">我們 </text:span><text:span text:style-name="T212">↔</text:span><text:span text:style-name="T119">（</text:span><text:span text:style-name="T183">以賽亞</text:span><text:span text:style-name="T120">書</text:span><text:span text:style-name="T119"> 認定的）</text:span><text:span text:style-name="T120">有眼而瞎、有耳而聾</text:span><text:span text:style-name="T119"> 的 民。</text:span></text:p>
                      <text:list>
                        <text:list-item>
                          <text:p text:style-name="P305"><text:span text:style-name="T119">我們 </text:span><text:span text:style-name="T212">↔</text:span><text:span text:style-name="T119">（</text:span><text:span text:style-name="T183">以賽亞</text:span><text:span text:style-name="T120">書</text:span><text:span text:style-name="T119"> 認定的）</text:span><text:span text:style-name="T120">稱為 我名下 的人。</text:span></text:p>
                        </text:list-item>
                        <text:list-item>
                          <text:p text:style-name="P305"><text:span text:style-name="T119">我們 </text:span><text:span text:style-name="T212">↔</text:span><text:span text:style-name="T122">（生存、生活 在 人類文明的）國民群、領導層、所有個體</text:span><text:span text:style-name="T120">。</text:span></text:p>
                        </text:list-item>
                        <text:list-item>
                          <text:p text:style-name="P306"><text:span text:style-name="T119">我們 </text:span><text:span text:style-name="T212">↔</text:span><text:span text:style-name="T119">（</text:span><text:span text:style-name="T183">以賽亞</text:span><text:span text:style-name="T120">書</text:span><text:span text:style-name="T119"> 認定的）萬國、</text:span><text:span text:style-name="T120">眾民。</text:span></text:p>
                        </text:list-item>
                      </text:list>
                    </text:list-item>
                    <text:list-item>
                      <text:p text:style-name="P307"><text:span text:style-name="T120">他們</text:span><text:span text:style-name="T119"> </text:span><text:span text:style-name="T212">↔</text:span><text:span text:style-name="T119">（</text:span><text:span text:style-name="T140">以西結</text:span><text:span text:style-name="T120">書</text:span><text:span text:style-name="T119">的 </text:span><text:span text:style-name="T127">第</text:span><text:span text:style-name="T187">3</text:span><text:span text:style-name="T189">3</text:span><text:span text:style-name="T119">章的 </text:span><text:span text:style-name="T188">第30節</text:span><text:span text:style-name="T119">的）</text:span><text:span text:style-name="T122">弟兄。</text:span></text:p>
                    </text:list-item>
                    <text:list-item>
                      <text:p text:style-name="P308"><text:span text:style-name="T122">見證</text:span><text:span text:style-name="T119"> </text:span><text:span text:style-name="T212">↔</text:span><text:span text:style-name="T120"> 查驗、認證、親眼看到、親臨現場、有記錄、有紀載、有人證、有物證、有事證。</text:span></text:p>
                    </text:list-item>
                    <text:list-item>
                      <text:p text:style-name="P309"><text:span text:style-name="T120">耶和華說：『</text:span><text:span text:style-name="T236">你們是我的見證，我所揀選的僕人。既是這樣，便可以知道，且信服我，又明白我就是耶和華。在我以前沒有真神；在我以後也必沒有。惟有我是耶和華；除我以外沒有救主</text:span><text:span text:style-name="T120">』。</text:span></text:p>
                      <text:list>
                        <text:list-item>
                          <text:p text:style-name="P396">耶和華 <text:span text:style-name="T254">↔</text:span>（人類 認定的）神。</text:p>
                        </text:list-item>
                        <text:list-item>
                          <text:p text:style-name="P270"><text:span text:style-name="T120">你們</text:span><text:span text:style-name="T119"> </text:span><text:span text:style-name="T212">↔</text:span><text:span text:style-name="T119">（</text:span><text:span text:style-name="T140">以西結</text:span><text:span text:style-name="T120">書</text:span><text:span text:style-name="T119">的 </text:span><text:span text:style-name="T127">第</text:span><text:span text:style-name="T187">3</text:span><text:span text:style-name="T189">3</text:span><text:span text:style-name="T119">章的 </text:span><text:span text:style-name="T188">第30節</text:span><text:span text:style-name="T119">的）</text:span><text:span text:style-name="T122">弟兄。</text:span></text:p>
                        </text:list-item>
                        <text:list-item>
                          <text:p text:style-name="P310"><text:span text:style-name="T120">我的見證</text:span><text:span text:style-name="T119"> </text:span><text:span text:style-name="T212">↔</text:span><text:span text:style-name="T120"> 見證</text:span><text:span text:style-name="T119">（以賽亞書 認定的）新事 </text:span><text:span text:style-name="T118">的 </text:span><text:span text:style-name="T146">人、</text:span><text:span text:style-name="T122">個體</text:span><text:span text:style-name="T118">。</text:span></text:p>
                          <text:list>
                            <text:list-item>
                              <text:p text:style-name="P311"><text:span text:style-name="T119">新事 是</text:span><text:span text:style-name="T118">（人類 認定的）</text:span><text:span text:style-name="T119">預言</text:span><text:span text:style-name="T120">。</text:span></text:p>
                              <text:list>
                                <text:list-item>
                                  <text:p text:style-name="P311"><text:span text:style-name="T119">新事 是 </text:span><text:span text:style-name="T120">記錄、紀載 在 聖經 的 訊息、</text:span><text:span text:style-name="T147">內容</text:span><text:span text:style-name="T120">。</text:span></text:p>
                                  <text:list>
                                    <text:list-item>
                                      <text:p text:style-name="P311"><text:span text:style-name="T120">聖經 </text:span><text:span text:style-name="T118">是</text:span><text:span text:style-name="T120">（</text:span><text:span text:style-name="T119">基督教 認定的</text:span><text:span text:style-name="T120">）聖經。</text:span></text:p>
                                      <text:list>
                                        <text:list-item>
                                          <text:p text:style-name="P312"><text:span text:style-name="T120">聖經 </text:span><text:span text:style-name="T118">是</text:span><text:span text:style-name="T120">（</text:span><text:span text:style-name="T119">基督教 認定的</text:span><text:span text:style-name="T120">）舊約聖經、新約聖經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13"><text:span text:style-name="T118">對於</text:span><text:span text:style-name="T119">（</text:span><text:span text:style-name="T140">以西結</text:span><text:span text:style-name="T120">書</text:span><text:span text:style-name="T119">的 </text:span><text:span text:style-name="T127">第</text:span><text:span text:style-name="T187">3</text:span><text:span text:style-name="T189">3</text:span><text:span text:style-name="T119">章的 </text:span><text:span text:style-name="T188">第30節</text:span><text:span text:style-name="T119">的）</text:span><text:span text:style-name="T122">弟兄</text:span><text:span text:style-name="T118"> 來說，是 </text:span><text:span text:style-name="T119">先前的事。</text:span></text:p>
                            </text:list-item>
                            <text:list-item>
                              <text:p text:style-name="P313"><text:span text:style-name="T118">對於</text:span><text:span text:style-name="T122"> 其他個體</text:span><text:span text:style-name="T118"> 來說，是 </text:span><text:span text:style-name="T119">新事。</text:span></text:p>
                              <text:list>
                                <text:list-item>
                                  <text:p text:style-name="P397">原因很明顯，情報差、黑箱化、黑體化、情報封鎖、情報壟斷、情報獨裁。</text:p>
                                  <text:list>
                                    <text:list-item>
                                      <text:p text:style-name="P397">事情 已經、正在 發生。</text:p>
                                      <text:list>
                                        <text:list-item>
                                          <text:p text:style-name="P314"><text:span text:style-name="T119">（</text:span><text:span text:style-name="T140">以西結</text:span><text:span text:style-name="T120">書</text:span><text:span text:style-name="T119">的 </text:span><text:span text:style-name="T127">第</text:span><text:span text:style-name="T187">3</text:span><text:span text:style-name="T189">3</text:span><text:span text:style-name="T119">章的 </text:span><text:span text:style-name="T188">第30節</text:span><text:span text:style-name="T119">的）</text:span><text:span text:style-name="T122">弟兄 </text:span><text:span text:style-name="T118">已經、正在 </text:span><text:span text:style-name="T120">見證</text:span><text:span text:style-name="T119">（以賽亞書</text:span><text:span text:style-name="T120"> </text:span><text:span text:style-name="T119">認定的）新事</text:span><text:span text:style-name="T120">。</text:span></text:p>
                                          <text:list>
                                            <text:list-item>
                                              <text:p text:style-name="P315"><text:span text:style-name="T120">對於 其他個體 來說，該</text:span><text:span text:style-name="T119">新事 是 </text:span><text:span text:style-name="T120">尚未得知、還未知曉 是 </text:span><text:span text:style-name="T119">新事</text:span><text:span text:style-name="T120">。</text:span></text:p>
                                            </text:list-item>
                                            <text:list-item>
                                              <text:p text:style-name="P315"><text:span text:style-name="T120">對於 其他個體 來說，該</text:span><text:span text:style-name="T119">新事 是 預言、還沒發生的預言</text:span><text:span text:style-name="T120">。</text:span></text:p>
                                            </text:list-item>
                                            <text:list-item>
                                              <text:p text:style-name="P315"><text:span text:style-name="T120">對於 該</text:span><text:span text:style-name="T122">弟兄</text:span><text:span text:style-name="T120"> 來說，該</text:span><text:span text:style-name="T119">新事 是 </text:span><text:span text:style-name="T118">已經、正在 發生的 歷史、事實</text:span><text:span text:style-name="T120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13"><text:span text:style-name="T122">其他個體</text:span><text:span text:style-name="T118"> 還不知情。</text:span></text:p>
                                          <text:list>
                                            <text:list-item>
                                              <text:p text:style-name="P397">明顯例子，照樣吃喝嫁娶（諾亞方舟）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1"><text:span text:style-name="T120">指示</text:span><text:span text:style-name="T119"> </text:span><text:span text:style-name="T212">↔</text:span><text:span text:style-name="T119">（基督教 認定的）</text:span><text:span text:style-name="T120">創世紀。</text:span></text:p>
                    </text:list-item>
                    <text:list-item>
                      <text:p text:style-name="P271"><text:span text:style-name="T119">拯救 </text:span><text:span text:style-name="T212">↔</text:span><text:span text:style-name="T119">（基督教 認定的）出埃及記</text:span><text:span text:style-name="T120">。</text:span></text:p>
                    </text:list-item>
                    <text:list-item>
                      <text:p text:style-name="P271"><text:span text:style-name="T119">說明 </text:span><text:span text:style-name="T212">↔</text:span><text:span text:style-name="T119">（基督教 認定的）啟示錄</text:span><text:span text:style-name="T120">。</text:span></text:p>
                    </text:list-item>
                    <text:list-item>
                      <text:p text:style-name="P272"><text:span text:style-name="T120">你</text:span><text:span text:style-name="T119">們 </text:span><text:span text:style-name="T212">↔</text:span><text:span text:style-name="T122">（生存、生活 在 人類文明的）國民群、領導層、所有個體</text:span><text:span text:style-name="T120">。</text:span></text:p>
                    </text:list-item>
                    <text:list-item>
                      <text:p text:style-name="P273"><text:span text:style-name="T120">見證</text:span><text:span text:style-name="T119"> </text:span><text:span text:style-name="T212">↔</text:span><text:span text:style-name="T120"> 見證</text:span><text:span text:style-name="T119">（以賽亞書</text:span><text:span text:style-name="T122"> </text:span><text:span text:style-name="T119">認定的）新事 </text:span><text:span text:style-name="T118">的 </text:span><text:span text:style-name="T146">人、</text:span><text:span text:style-name="T122">個體</text:span><text:span text:style-name="T118">。</text:span></text:p>
                      <text:list>
                        <text:list-item>
                          <text:p text:style-name="P273"><text:span text:style-name="T119">該新事 不是（</text:span><text:span text:style-name="T140">以西結</text:span><text:span text:style-name="T120">書</text:span><text:span text:style-name="T119">的 </text:span><text:span text:style-name="T127">第</text:span><text:span text:style-name="T187">3</text:span><text:span text:style-name="T189">3</text:span><text:span text:style-name="T119">章的 </text:span><text:span text:style-name="T188">第30節</text:span><text:span text:style-name="T119">的）</text:span><text:span text:style-name="T122">弟兄 獨自</text:span><text:span text:style-name="T120">見證 </text:span><text:span text:style-name="T122">的 </text:span><text:span text:style-name="T119">新事。</text:span></text:p>
                        </text:list-item>
                        <text:list-item>
                          <text:p text:style-name="P273"><text:span text:style-name="T119">該新事 是 </text:span><text:span text:style-name="T122">所有個體 一同見證的 </text:span><text:span text:style-name="T119">新事。</text:span></text:p>
                        </text:list-item>
                        <text:list-item>
                          <text:p text:style-name="P273"><text:span text:style-name="T119">該新事 是 </text:span><text:span text:style-name="T122">所有個體 一同見證的，</text:span><text:span text:style-name="T118">已經、正在 發生的（近期、最新）歷史、事實</text:span><text:span text:style-name="T119">。</text:span></text:p>
                        </text:list-item>
                      </text:list>
                    </text:list-item>
                    <text:list-item>
                      <text:p text:style-name="P274"><text:span text:style-name="T118">耶和華你們的救贖主，以色列的聖者如此說：『</text:span><text:span text:style-name="T237">因你們的緣故，我已經打發人到</text:span><text:span text:style-name="T236">巴比倫</text:span><text:span text:style-name="T237">去；並且我要使迦勒底人如逃民，都坐自己喜樂的船下來。</text:span><text:span text:style-name="T118">』。</text:span></text:p>
                      <text:list>
                        <text:list-item>
                          <text:p text:style-name="P398">耶和華 <text:span text:style-name="T254">↔</text:span>（人類 認定的）神。</text:p>
                        </text:list-item>
                        <text:list-item>
                          <text:p text:style-name="P275"><text:span text:style-name="T118">你們的救贖主、</text:span><text:span text:style-name="T179">以色列</text:span><text:span text:style-name="T119">的</text:span><text:span text:style-name="T118">聖者</text:span><text:span text:style-name="T119"> </text:span><text:span text:style-name="T212">↔</text:span><text:span text:style-name="T120">（人類 認定的）神</text:span><text:span text:style-name="T119">、</text:span><text:span text:style-name="T118">（基督教 認定的）耶和華。</text:span></text:p>
                        </text:list-item>
                        <text:list-item>
                          <text:p text:style-name="P275"><text:span text:style-name="T120">你們</text:span><text:span text:style-name="T119"> </text:span><text:span text:style-name="T212">↔</text:span><text:span text:style-name="T119">（</text:span><text:span text:style-name="T183">以賽亞</text:span><text:span text:style-name="T120">書</text:span><text:span text:style-name="T119"> 認定的）</text:span><text:span text:style-name="T120">稱為 我名下 的人。</text:span></text:p>
                        </text:list-item>
                        <text:list-item>
                          <text:p text:style-name="P275"><text:span text:style-name="T120">巴比倫</text:span><text:span text:style-name="T119"> </text:span><text:span text:style-name="T212">↔</text:span><text:span text:style-name="T120"> </text:span><text:span text:style-name="T119">人類文明的 物質文明、科學、科技</text:span><text:span text:style-name="T120">。</text:span></text:p>
                        </text:list-item>
                        <text:list-item>
                          <text:p text:style-name="P276"><text:span text:style-name="T118">迦勒底人</text:span><text:span text:style-name="T119"> </text:span><text:span text:style-name="T212">↔</text:span><text:span text:style-name="T118">（人類 認定的）</text:span><text:span text:style-name="T143">蜥蜴人。</text:span></text:p>
                        </text:list-item>
                        <text:list-item>
                          <text:p text:style-name="P276"><text:span text:style-name="T118">船</text:span><text:span text:style-name="T119"> </text:span><text:span text:style-name="T212">↔</text:span><text:span text:style-name="T118">（人類 認定的</text:span><text:span text:style-name="T186">）UFO</text:span><text:span text:style-name="T118">。</text:span></text:p>
                        </text:list-item>
                      </text:list>
                    </text:list-item>
                    <text:list-item>
                      <text:p text:style-name="P399">耶和華如此說：『<text:span text:style-name="T235">你們不要記念從前的事，也不要思想古時的事。看哪，我要做一件新事；如今要發現，你們豈不知道嗎？我必在曠野開道路，在沙漠開江河。野地的走獸必尊重我；野狗和鴕鳥也必如此。因我使曠野有水，使沙漠有河，好賜給我的百姓，我的選民喝。這百姓是我為自己所造的，好述說我的美德。</text:span>』。</text:p>
                      <text:list>
                        <text:list-item>
                          <text:p text:style-name="P400">耶和華 <text:span text:style-name="T254">↔</text:span>（人類 認定的）神。</text:p>
                        </text:list-item>
                        <text:list-item>
                          <text:p text:style-name="P277"><text:span text:style-name="T120">你們</text:span><text:span text:style-name="T119"> </text:span><text:span text:style-name="T212">↔</text:span><text:span text:style-name="T122">（生存、生活 在 人類文明的）國民群、領導層、所有個體</text:span><text:span text:style-name="T118">。</text:span></text:p>
                        </text:list-item>
                        <text:list-item>
                          <text:p text:style-name="P278"><text:span text:style-name="T118">從前的事</text:span><text:span text:style-name="T119"> </text:span><text:span text:style-name="T212">↔</text:span><text:span text:style-name="T119">（基督教 認定的）聖經（已經 發生的）預言。</text:span></text:p>
                          <text:list>
                            <text:list-item>
                              <text:p text:style-name="P345">明顯例子，創世紀、出埃及記。</text:p>
                            </text:list-item>
                          </text:list>
                        </text:list-item>
                        <text:list-item>
                          <text:p text:style-name="P279"><text:span text:style-name="T118">古時的事</text:span><text:span text:style-name="T119"> </text:span><text:span text:style-name="T212">↔</text:span><text:span text:style-name="T118">（人類 認定的）歷史。</text:span></text:p>
                        </text:list-item>
                        <text:list-item>
                          <text:p text:style-name="P280"><text:span text:style-name="T120">新事</text:span><text:span text:style-name="T119"> </text:span><text:span text:style-name="T212">↔</text:span><text:span text:style-name="T119">（基督教 認定的）聖經（即將 發生的）預言。</text:span></text:p>
                          <text:list>
                            <text:list-item>
                              <text:p text:style-name="P346">明顯例子，創世紀、出埃及記、啟示錄。</text:p>
                              <text:list>
                                <text:list-item>
                                  <text:p text:style-name="P281"><text:span text:style-name="T119">創世紀、出埃及記 同時 紀載、紀錄</text:span><text:span text:style-name="T120">（</text:span><text:span text:style-name="T183">以賽亞</text:span><text:span text:style-name="T120">書 認定的</text:span><text:span text:style-name="T118">）從前的事、</text:span><text:span text:style-name="T120">新事</text:span><text:span text:style-name="T119">。</text:span></text:p>
                                  <text:list>
                                    <text:list-item>
                                      <text:p text:style-name="P282"><text:span text:style-name="T119">抽象例子，（基督教 認定的）雙重應驗</text:span><text:span text:style-name="T190">、三</text:span><text:span text:style-name="T119">重應驗、多重應驗。</text:span></text:p>
                                    </text:list-item>
                                    <text:list-item>
                                      <text:p text:style-name="P283"><text:span text:style-name="T119">抽象例子，</text:span><text:span text:style-name="T148">馬甲、匿蹤、反射式裝甲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84"><text:span text:style-name="T119">發現 </text:span><text:span text:style-name="T212">↔</text:span><text:span text:style-name="T120">（</text:span><text:span text:style-name="T183">以賽亞</text:span><text:span text:style-name="T120">書 認定的</text:span><text:span text:style-name="T118">）</text:span><text:span text:style-name="T120">見證。</text:span></text:p>
                        </text:list-item>
                        <text:list-item>
                          <text:p text:style-name="P285"><text:span text:style-name="T118">曠野</text:span><text:span text:style-name="T119"> </text:span><text:span text:style-name="T212">↔</text:span><text:span text:style-name="T149">（對於 </text:span><text:span text:style-name="T207">人類</text:span><text:span text:style-name="T208">文明 來說</text:span><text:span text:style-name="T149">）</text:span><text:span text:style-name="T120">全新的、從未出現過的 精神文明 本身、學門、一切。</text:span></text:p>
                        </text:list-item>
                        <text:list-item>
                          <text:p text:style-name="P286"><text:span text:style-name="T120">道路</text:span><text:span text:style-name="T119"> </text:span><text:span text:style-name="T212">↔</text:span><text:span text:style-name="T118">（人類 認定的）神 透過、使用</text:span><text:span text:style-name="T120">（</text:span><text:span text:style-name="T183">以賽亞</text:span><text:span text:style-name="T120">書 認定的</text:span><text:span text:style-name="T118">）</text:span><text:span text:style-name="T119">雅各 傳遞的、傳達的 訊息</text:span><text:span text:style-name="T120">。</text:span></text:p>
                        </text:list-item>
                        <text:list-item>
                          <text:p text:style-name="P287"><text:span text:style-name="T118">沙漠</text:span><text:span text:style-name="T119"> </text:span><text:span text:style-name="T212">↔</text:span><text:span text:style-name="T118"> 人類</text:span><text:span text:style-name="T120">文明 既有的、</text:span><text:span text:style-name="T133">沙漠化</text:span><text:span text:style-name="T120">的、早已存在的 精神文明 本身、學門、一切。</text:span></text:p>
                        </text:list-item>
                        <text:list-item>
                          <text:p text:style-name="P286"><text:span text:style-name="T120">江河</text:span><text:span text:style-name="T119"> </text:span><text:span text:style-name="T212">↔</text:span><text:span text:style-name="T118">（人類</text:span><text:span text:style-name="T120">文明 </text:span><text:span text:style-name="T118">的）</text:span><text:span text:style-name="T120">物質文明、精神文明 均衡發展、同時發展、並行發展。</text:span></text:p>
                          <text:list>
                            <text:list-item>
                              <text:p text:style-name="P294"><text:span text:style-name="T118">（人類</text:span><text:span text:style-name="T120">文明 </text:span><text:span text:style-name="T118">的）</text:span><text:span text:style-name="T131">道</text:span><text:span text:style-name="T120">、</text:span><text:span text:style-name="T118">德</text:span><text:span text:style-name="T120">、個體 均衡發展、同時發展、並行發展。</text:span></text:p>
                            </text:list-item>
                            <text:list-item>
                              <text:p text:style-name="P413"><text:span text:style-name="T132">（相關內容在 </text:span><text:span text:style-name="T153">_</text:span><text:span text:style-name="T132"> 文件群的 </text:span><text:span text:style-name="T153">文明</text:span><text:span text:style-name="T132"> 的 </text:span><text:span text:style-name="T153">新生文明</text:span><text:span text:style-name="T132">）</text:span><text:span text:style-name="T120">。</text:span></text:p>
                            </text:list-item>
                          </text:list>
                        </text:list-item>
                        <text:list-item>
                          <text:p text:style-name="P316"><text:span text:style-name="T120">野狗</text:span><text:span text:style-name="T119"> </text:span><text:span text:style-name="T212">↔</text:span><text:span text:style-name="T119">（基督教 認定的）山羊。</text:span></text:p>
                        </text:list-item>
                        <text:list-item>
                          <text:p text:style-name="P317"><text:span text:style-name="T120">鴕鳥</text:span><text:span text:style-name="T119"> </text:span><text:span text:style-name="T212">↔</text:span><text:span text:style-name="T120"> 不願意留心去看 預言、神蹟 的 個體。</text:span></text:p>
                        </text:list-item>
                        <text:list-item>
                          <text:p text:style-name="P318"><text:span text:style-name="T120">水</text:span><text:span text:style-name="T119"> </text:span><text:span text:style-name="T212">↔</text:span><text:span text:style-name="T120"> 個體。</text:span></text:p>
                          <text:list>
                            <text:list-item>
                              <text:p text:style-name="P288"><text:span text:style-name="T120">個體 是 </text:span><text:span text:style-name="T131">道、</text:span><text:span text:style-name="T118">德</text:span><text:span text:style-name="T120">、個體 </text:span><text:span text:style-name="T118">的 </text:span><text:span text:style-name="T120">個體。</text:span></text:p>
                              <text:list>
                                <text:list-item>
                                  <text:p text:style-name="P288"><text:span text:style-name="T120">明顯例子，</text:span><text:span text:style-name="T118">人類</text:span><text:span text:style-name="T120">個體、勞動力、創造力、工具、資源、原物料、提升、昇華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89"><text:span text:style-name="T118">河</text:span><text:span text:style-name="T119"> </text:span><text:span text:style-name="T212">↔</text:span><text:span text:style-name="T120"> </text:span><text:span text:style-name="T144">流向</text:span><text:span text:style-name="T120">（</text:span><text:span text:style-name="T183">以賽亞</text:span><text:span text:style-name="T120">書 認定的</text:span><text:span text:style-name="T118">）沙漠 的 道路</text:span><text:span text:style-name="T120">。</text:span></text:p>
                          <text:list>
                            <text:list-item>
                              <text:p text:style-name="P374">抽象例子，熱平衡、熱對流、熱循環。</text:p>
                            </text:list-item>
                          </text:list>
                        </text:list-item>
                        <text:list-item>
                          <text:p text:style-name="P290"><text:span text:style-name="T118">我的百姓</text:span><text:span text:style-name="T119"> </text:span><text:span text:style-name="T212">↔</text:span><text:span text:style-name="T120">（</text:span><text:span text:style-name="T140">以西結</text:span><text:span text:style-name="T120">書 認定的</text:span><text:span text:style-name="T118">）</text:span><text:span text:style-name="T145">公綿羊、</text:span><text:span text:style-name="T118">瘦羊</text:span><text:span text:style-name="T120">。</text:span></text:p>
                          <text:list>
                            <text:list-item>
                              <text:p text:style-name="P290"><text:span text:style-name="T118">我的百姓</text:span><text:span text:style-name="T119"> </text:span><text:span text:style-name="T212">↔</text:span><text:span text:style-name="T120"> 名字有在</text:span><text:span text:style-name="T119">（啟示錄 認定的）生命冊，並且 名字沒有被塗抹掉，</text:span><text:span text:style-name="T120">的人。</text:span></text:p>
                            </text:list-item>
                          </text:list>
                        </text:list-item>
                        <text:list-item>
                          <text:p text:style-name="P290"><text:span text:style-name="T118">我的選民</text:span><text:span text:style-name="T119"> </text:span><text:span text:style-name="T212">↔</text:span><text:span text:style-name="T120">（</text:span><text:span text:style-name="T140">以西結</text:span><text:span text:style-name="T120">書 認定的</text:span><text:span text:style-name="T118">）</text:span><text:span text:style-name="T145">我的羊、公綿羊、</text:span><text:span text:style-name="T118">瘦羊、</text:span><text:span text:style-name="T145">公山羊、</text:span><text:span text:style-name="T118">肥羊。</text:span></text:p>
                          <text:list>
                            <text:list-item>
                              <text:p text:style-name="P290"><text:span text:style-name="T118">我的選民</text:span><text:span text:style-name="T119"> </text:span><text:span text:style-name="T212">↔</text:span><text:span text:style-name="T120"> 名字有在</text:span><text:span text:style-name="T119">（啟示錄 認定的）生命冊 </text:span><text:span text:style-name="T120">的人。</text:span></text:p>
                            </text:list-item>
                          </text:list>
                        </text:list-item>
                        <text:list-item>
                          <text:p text:style-name="P290"><text:span text:style-name="T118">這百姓</text:span><text:span text:style-name="T119"> </text:span><text:span text:style-name="T212">↔</text:span><text:span text:style-name="T120">（</text:span><text:span text:style-name="T140">以西結</text:span><text:span text:style-name="T120">書 認定的</text:span><text:span text:style-name="T118">）</text:span><text:span text:style-name="T145">公綿羊、</text:span><text:span text:style-name="T118">瘦羊</text:span><text:span text:style-name="T120">。</text:span></text:p>
                        </text:list-item>
                        <text:list-item>
                          <text:p text:style-name="P291"><text:span text:style-name="T120">述說</text:span><text:span text:style-name="T119"> </text:span><text:span text:style-name="T212">↔</text:span><text:span text:style-name="T120"> 傳頌、歌頌、記載、紀錄、傳承。</text:span></text:p>
                        </text:list-item>
                      </text:list>
                    </text:list-item>
                    <text:list-item>
                      <text:p text:style-name="P375">你<text:span text:style-name="T232"> </text:span><text:span text:style-name="T254">↔</text:span> <text:span text:style-name="T233">人類、人類</text:span>文明。</text:p>
                    </text:list-item>
                    <text:list-item>
                      <text:p text:style-name="P376">燔祭、祭物、供物、乳香、菖蒲、脂油<text:span text:style-name="T238"> </text:span><text:span text:style-name="T283">↔</text:span><text:span text:style-name="T238"> 舊約時代，租借、定期付款。</text:span></text:p>
                      <text:list>
                        <text:list-item>
                          <text:p text:style-name="P417">（相關<text:span text:style-name="T19">內容在 </text:span><text:span text:style-name="T2">神、預言 (出埃及記)</text:span><text:span text:style-name="T19"> </text:span><text:span text:style-name="T50">文件群的 </text:span><text:span text:style-name="T70">出埃及記</text:span><text:span text:style-name="T239"> </text:span><text:span text:style-name="T50">的 </text:span><text:span text:style-name="T71">第</text:span><text:span text:style-name="T7">29</text:span><text:span text:style-name="T71">章</text:span>）</text:p>
                        </text:list-item>
                      </text:list>
                    </text:list-item>
                    <text:list-item>
                      <text:p text:style-name="P377">罪惡<text:span text:style-name="T232"> </text:span><text:span text:style-name="T254">↔</text:span> 傷害 生態圈、地球個體、太陽系個體。</text:p>
                      <text:list>
                        <text:list-item>
                          <text:p text:style-name="P377">以色列阿，你倒厭煩我。</text:p>
                          <text:list>
                            <text:list-item>
                              <text:p text:style-name="P378"><text:span text:style-name="T61">以色列</text:span><text:span text:style-name="T232"> </text:span><text:span text:style-name="T254">↔</text:span> <text:span text:style-name="T232">人類、人類文明。</text:span></text:p>
                            </text:list-item>
                          </text:list>
                        </text:list-item>
                        <text:list-item>
                          <text:p text:style-name="P377">我沒有因供物使你服勞，也沒有因乳香使你厭煩。</text:p>
                          <text:list>
                            <text:list-item>
                              <text:p text:style-name="P401">（基督教 認定的）耶和華 沒有要求（為了 準備）供物（，導致 人類 勞累）。</text:p>
                            </text:list-item>
                            <text:list-item>
                              <text:p text:style-name="P379"><text:span text:style-name="T233">（基督教 認定的）耶和華 沒有要求（為了 準備）</text:span>乳香<text:span text:style-name="T233">（，導致 人類 </text:span>厭煩<text:span text:style-name="T233">）。</text:span></text:p>
                            </text:list-item>
                            <text:list-item>
                              <text:p text:style-name="P404">耶穌 犧牲自己 <text:span text:style-name="T254">↔</text:span> 新約時代，買斷、一次付清。</text:p>
                              <text:list>
                                <text:list-item>
                                  <text:p text:style-name="P405"><text:span text:style-name="T233">（基督教 認定的）耶和華 沒有要求</text:span> <text:span text:style-name="T234">燔祭、祭物、供物、乳香、菖蒲、脂油</text:span>。</text:p>
                                </text:list-item>
                                <text:list-item>
                                  <text:p text:style-name="P418"><text:span text:style-name="T234">（相關</text:span><text:span text:style-name="T59">內容在 </text:span><text:span text:style-name="T8">神、預言 (出埃及記)</text:span><text:span text:style-name="T59"> </text:span><text:span text:style-name="T58">文件群的 </text:span><text:span text:style-name="T70">出埃及記</text:span><text:span text:style-name="T239"> </text:span><text:span text:style-name="T58">的 </text:span><text:span text:style-name="T71">第</text:span><text:span text:style-name="T7">29</text:span><text:span text:style-name="T71">章</text:span><text:span text:style-name="T234">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77">倒使我因你的罪惡服勞，使我因你的罪孽厭煩。</text:p>
                        </text:list-item>
                      </text:list>
                    </text:list-item>
                    <text:list-item>
                      <text:p text:style-name="P377">罪孽<text:span text:style-name="T232"> </text:span><text:span text:style-name="T254">↔</text:span>（佛家 認定的）業力。</text:p>
                    </text:list-item>
                    <text:list-item>
                      <text:p text:style-name="P380">過犯<text:span text:style-name="T232"> </text:span><text:span text:style-name="T254">↔</text:span>（<text:span text:style-name="T60">以賽亞</text:span>書 認定的<text:span text:style-name="T233">）</text:span>罪惡、罪孽。</text:p>
                    </text:list-item>
                    <text:list-item>
                      <text:p text:style-name="P381">你的始祖<text:span text:style-name="T232"> </text:span><text:span text:style-name="T254">↔</text:span><text:span text:style-name="T233">（基督教 認定的）巴比倫</text:span>。</text:p>
                    </text:list-item>
                    <text:list-item>
                      <text:p text:style-name="P382">你的師傅<text:span text:style-name="T232"> </text:span><text:span text:style-name="T254">↔</text:span><text:span text:style-name="T62">（以諾書 認定的）</text:span><text:span text:style-name="T63">Watchers</text:span>。</text:p>
                    </text:list-item>
                    <text:list-item>
                      <text:p text:style-name="P383">聖所<text:span text:style-name="T232"> </text:span><text:span text:style-name="T254">↔</text:span> <text:span text:style-name="T232">梵諦岡</text:span>。</text:p>
                    </text:list-item>
                    <text:list-item>
                      <text:p text:style-name="P383">聖所的首領<text:span text:style-name="T232"> </text:span><text:span text:style-name="T254">↔</text:span> <text:span text:style-name="T232">天主教教宗</text:span>。</text:p>
                    </text:list-item>
                    <text:list-item>
                      <text:p text:style-name="P384">咒詛<text:span text:style-name="T232"> </text:span><text:span text:style-name="T254">↔</text:span>（<text:span text:style-name="T233">人類</text:span> 認定的）<text:span text:style-name="T64">教宗預言。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11:01:44.662000000</dc:date>
    <meta:editing-duration>P12DT12H23M24S</meta:editing-duration>
    <meta:editing-cycles>8157</meta:editing-cycles>
    <meta:document-statistic meta:table-count="0" meta:image-count="0" meta:object-count="0" meta:page-count="1" meta:paragraph-count="561" meta:word-count="11727" meta:character-count="14070" meta:non-whitespace-character-count="12556"/>
  </office:meta>
</office:document-meta>
</file>